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思源黑體 TW" svg:font-family="'思源黑體 TW'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co1" style:family="table-column">
      <style:table-column-properties fo:break-before="auto" style:column-width="11.285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2.739cm"/>
    </style:style>
    <style:style style:name="co7" style:family="table-column">
      <style:table-column-properties fo:break-before="auto" style:column-width="5.006cm"/>
    </style:style>
    <style:style style:name="co8" style:family="table-column">
      <style:table-column-properties fo:break-before="auto" style:column-width="1.767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1.667cm" fo:break-before="auto" style:use-optimal-row-height="false"/>
    </style:style>
    <style:style style:name="ro8" style:family="table-row">
      <style:table-row-properties style:row-height="1.111cm" fo:break-before="page" style:use-optimal-row-height="false"/>
    </style:style>
    <style:style style:name="ro9" style:family="table-row">
      <style:table-row-properties style:row-height="2.223cm" fo:break-before="auto" style:use-optimal-row-height="false"/>
    </style:style>
    <style:style style:name="ro10" style:family="table-row">
      <style:table-row-properties style:row-height="3.334cm" fo:break-before="auto" style:use-optimal-row-height="false"/>
    </style:style>
    <style:style style:name="ro11" style:family="table-row">
      <style:table-row-properties style:row-height="4.445cm" fo:break-before="auto" style:use-optimal-row-height="fals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0.827c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一般_5f_102年度考核報表-空白表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一般_5f_102年度考核報表-空白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distribute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_24__24__24__24_97_7e_98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102年度考核報表-空白表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5f_BuiltIn_5f_Comma" style:data-style-name="N16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102年度考核報表-空白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102年度考核報表-空白表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102年度考核報表-空白表">
      <style:table-cell-properties style:glyph-orientation-vertical="0" fo:background-color="#ffff0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marker-start="線條箭頭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83cm" fo:min-width="0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思源黑體 T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線條箭頭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829cm" fo:min-width="0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思源黑體 T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線條箭頭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88cm" fo:min-width="0.7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思源黑體 T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線條箭頭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833cm" fo:min-width="0.22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思源黑體 T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思源黑體 T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思源黑體 T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新細明體" fo:font-size="9pt" fo:font-style="normal" fo:text-shadow="none" style:text-underline-style="none" fo:font-weight="bold" style:font-name-asian="新細明體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議員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49" table:default-cell-style-name="ce7"/>
        <table:table-column table:style-name="co8" table:number-columns-repeated="1612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臺南市政府102年度對議員所提地方建設建議事項處理明細表</text:p>
            </table:table-cell>
            <table:covered-table-cell table:number-columns-repeated="7" table:style-name="ce8"/>
            <table:table-cell table:number-columns-repeated="16376"/>
          </table:table-row>
          <table:table-row table:style-name="ro2">
            <table:table-cell table:style-name="ce1" office:value-type="string" calcext:value-type="string" table:number-columns-spanned="8" table:number-rows-spanned="1">
              <text:p>至102年12月止</text:p>
            </table:table-cell>
            <table:covered-table-cell table:number-columns-repeated="7" table:style-name="ce8"/>
            <table:table-cell table:number-columns-repeated="16376"/>
          </table:table-row>
          <table:table-row table:style-name="ro2">
            <table:table-cell table:style-name="ce2" office:value-type="string" calcext:value-type="string" table:number-columns-spanned="7" table:number-rows-spanned="1">
              <text:p><text:s text:c="18"/>(本表為半年報)</text:p>
            </table:table-cell>
            <table:covered-table-cell table:number-columns-repeated="6" table:style-name="ce2"/>
            <table:table-cell table:style-name="ce14" office:value-type="string" calcext:value-type="string">
              <text:p>單位：千元</text:p>
            </table:table-cell>
            <table:table-cell table:number-columns-repeated="16376"/>
          </table:table-row>
          <table:table-row table:style-name="ro3"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</text:p>
              <text:p>地點</text:p>
            </table:table-cell>
            <table:table-cell table:style-name="ce3" office:value-type="string" calcext:value-type="string" table:number-columns-spanned="1" table:number-rows-spanned="2">
              <text:p>建議</text:p>
              <text:p>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12"/>
            <table:covered-table-cell table:style-name="ce15"/>
            <table:table-cell table:number-columns-repeated="16376"/>
          </table:table-row>
          <table:table-row table:style-name="ro4">
            <table:covered-table-cell table:number-columns-repeated="3" table:style-name="ce4"/>
            <table:table-cell table:style-name="ce11" office:value-type="string" calcext:value-type="string">
              <text:p>核定</text:p>
              <text:p>金額</text:p>
            </table:table-cell>
            <table:table-cell table:style-name="ce11" office:value-type="string" calcext:value-type="string">
              <text:p>經費支用科目</text:p>
            </table:table-cell>
            <table:table-cell table:style-name="ce11" office:value-type="string" calcext:value-type="string">
              <text:p>主辦機關</text:p>
            </table:table-cell>
            <table:table-cell table:style-name="ce11" office:value-type="string" calcext:value-type="string">
              <text:p>招標方式</text:p>
            </table:table-cell>
            <table:table-cell table:style-name="ce11" office:value-type="string" calcext:value-type="string">
              <text:p>得標廠商</text:p>
            </table:table-cell>
            <table:table-cell table:number-columns-repeated="16376"/>
          </table:table-row>
        </table:table-header-rows>
        <table:table-row table:style-name="ro5">
          <table:table-cell table:style-name="ce5" office:value-type="string" calcext:value-type="string">
            <text:p>新達里倒芳橋以南漁塭道路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1561" calcext:value-type="float">
            <text:p>1,561 </text:p>
          </table:table-cell>
          <table:table-cell table:style-name="ce10" office:value-type="float" office:value="294" calcext:value-type="float">
            <text:p>294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樞地區中安橋南下產業道路路面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style-name="ce10" office:value-type="float" office:value="980" calcext:value-type="float">
            <text:p>980 </text:p>
          </table:table-cell>
          <table:table-cell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寮里紅蝦港產業道路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581" calcext:value-type="float">
            <text:p>581 </text:p>
          </table:table-cell>
          <table:table-cell table:style-name="ce10" office:value-type="float" office:value="416" calcext:value-type="float">
            <text:p>416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三股里六孔碼頭南側產業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594" calcext:value-type="float">
            <text:p>594 </text:p>
          </table:table-cell>
          <table:table-cell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港尾里客子寮太子宮後方魚塭道路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627" calcext:value-type="float">
            <text:p>627 </text:p>
          </table:table-cell>
          <table:table-cell table:style-name="ce10" office:value-type="float" office:value="372" calcext:value-type="float">
            <text:p>372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金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光華里171線北側漁塭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630" calcext:value-type="float">
            <text:p>630 </text:p>
          </table:table-cell>
          <table:table-cell table:style-name="ce10" office:value-type="float" office:value="252" calcext:value-type="float">
            <text:p>252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平和里倒芳橋西側漁塭道路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600" calcext:value-type="float">
            <text:p>600 </text:p>
          </table:table-cell>
          <table:table-cell table:style-name="ce10" office:value-type="float" office:value="315" calcext:value-type="float">
            <text:p>315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豐和里營後排水西側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440" calcext:value-type="float">
            <text:p>440 </text:p>
          </table:table-cell>
          <table:table-cell table:style-name="ce10" office:value-type="float" office:value="262.5" calcext:value-type="float">
            <text:p>263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正元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豐和里瓦寮南側漁塭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500" calcext:value-type="float">
            <text:p>500 </text:p>
          </table:table-cell>
          <table:table-cell table:style-name="ce10" office:value-type="float" office:value="210" calcext:value-type="float">
            <text:p>210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正元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圍地區漁塭道路路面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style-name="ce10" office:value-type="float" office:value="273" calcext:value-type="float">
            <text:p>273 </text:p>
          </table:table-cell>
          <table:table-cell table:style-name="ce10" office:value-type="float" office:value="147" calcext:value-type="float">
            <text:p>147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緯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大屯里漁路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style-name="ce10" office:value-type="float" office:value="770" calcext:value-type="float">
            <text:p>770 </text:p>
          </table:table-cell>
          <table:table-cell table:style-name="ce10" office:value-type="float" office:value="560" calcext:value-type="float">
            <text:p>560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雙春地區排水擋土牆掏空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style-name="ce10" office:value-type="float" office:value="448" calcext:value-type="float">
            <text:p>448 </text:p>
          </table:table-cell>
          <table:table-cell table:style-name="ce10" office:value-type="float" office:value="172.8" calcext:value-type="float">
            <text:p>173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世全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將軍區長沙里漁塭排水後續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style-name="ce10" office:value-type="float" office:value="730" calcext:value-type="float">
            <text:p>730 </text:p>
          </table:table-cell>
          <table:table-cell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山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豐和里營後排水旁漁塭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1300" calcext:value-type="float">
            <text:p>1,300 </text:p>
          </table:table-cell>
          <table:table-cell table:style-name="ce10" office:value-type="float" office:value="315" calcext:value-type="float">
            <text:p>315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林安里開門橋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960" calcext:value-type="float">
            <text:p>960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茂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東原里頂崎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益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門區玉港地區產業道路路面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style-name="ce10" office:value-type="float" office:value="1500" calcext:value-type="float">
            <text:p>1,500 </text:p>
          </table:table-cell>
          <table:table-cell table:style-name="ce10" office:value-type="float" office:value="875" calcext:value-type="float">
            <text:p>87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新榮里新二港仔南邊產業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1148" calcext:value-type="float">
            <text:p>1,148 </text:p>
          </table:table-cell>
          <table:table-cell table:style-name="ce10" office:value-type="float" office:value="735" calcext:value-type="float">
            <text:p>73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正元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六安里糖廠邊農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1482" calcext:value-type="float">
            <text:p>1,482 </text:p>
          </table:table-cell>
          <table:table-cell table:style-name="ce10" office:value-type="float" office:value="1480" calcext:value-type="float">
            <text:p>1,4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健曜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曲溪里蘆芝坑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842" calcext:value-type="float">
            <text:p>84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內郭洗仔尾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642" calcext:value-type="float">
            <text:p>64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頂大坪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955" calcext:value-type="float">
            <text:p>95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頭社里掩埋場旁農路排水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648" calcext:value-type="float">
            <text:p>64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里過溪農路維護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730" calcext:value-type="float">
            <text:p>73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恆昌土木包工程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蓮花埤農路及中路坑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144" calcext:value-type="float">
            <text:p>144 </text:p>
          </table:table-cell>
          <table:table-cell table:style-name="ce10" office:value-type="float" office:value="150" calcext:value-type="float">
            <text:p>1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凌陽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過溪農路改善工程 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344" calcext:value-type="float">
            <text:p>34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納骨堂往廟後山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632" calcext:value-type="float">
            <text:p>63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潭頂段1086等地號農路施設擋土牆及柏油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1641" calcext:value-type="float">
            <text:p>1,641 </text:p>
          </table:table-cell>
          <table:table-cell table:style-name="ce10" office:value-type="float" office:value="1435" calcext:value-type="float">
            <text:p>1,43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誠達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高原里茶園(2)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2415" calcext:value-type="float">
            <text:p>2,415 </text:p>
          </table:table-cell>
          <table:table-cell table:style-name="ce10" office:value-type="float" office:value="630" calcext:value-type="float">
            <text:p>63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益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曲溪蘆芝坑橋旁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1175" calcext:value-type="float">
            <text:p>1,17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頂廍里農路改善延續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鎮山里農水路道路鋪面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950" calcext:value-type="float">
            <text:p>9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門區二重港地區產業道路後續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743" calcext:value-type="float">
            <text:p>74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世全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新榮里新二港仔社區旁產業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1192" calcext:value-type="float">
            <text:p>1,19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堯壹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門區玉港產業道路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style-name="ce10" office:value-type="float" office:value="1868" calcext:value-type="float">
            <text:p>1,868 </text:p>
          </table:table-cell>
          <table:table-cell table:style-name="ce10" office:value-type="float" office:value="1482" calcext:value-type="float">
            <text:p>1,48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戴竹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潭頂段1022-1等地號農路施設擋土牆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3133" calcext:value-type="float">
            <text:p>3,133 </text:p>
          </table:table-cell>
          <table:table-cell table:style-name="ce10" office:value-type="float" office:value="1658" calcext:value-type="float">
            <text:p>1,65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弘岱營造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澄山里風空農路支線路面改善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number-columns-repeated="2" table:style-name="ce10" office:value-type="float" office:value="1300" calcext:value-type="float">
            <text:p>1,3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西庄AC產業道路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style-name="ce10" office:value-type="float" office:value="1068" calcext:value-type="float">
            <text:p>1,068 </text:p>
          </table:table-cell>
          <table:table-cell table:style-name="ce10" office:value-type="float" office:value="910" calcext:value-type="float">
            <text:p>91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溪里柴牛欄一號橋旁擋土牆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528" calcext:value-type="float">
            <text:p>52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駿霖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虎山里(木屐寮268-1地號旁)農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447" calcext:value-type="float">
            <text:p>447 </text:p>
          </table:table-cell>
          <table:table-cell table:style-name="ce10" office:value-type="float" office:value="226" calcext:value-type="float">
            <text:p>22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駿霖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嶺里(關子嶺段86-10地號)農路改善工程 <text:s/>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駿霖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仙草里(關子嶺段374-7地號旁)農路改善工程 <text:s/>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680" calcext:value-type="float">
            <text:p>6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駿霖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小崙里鏡面往牛港嶺農路改善工程 <text:s/>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879" calcext:value-type="float">
            <text:p>1,879 </text:p>
          </table:table-cell>
          <table:table-cell table:style-name="ce10" office:value-type="float" office:value="710" calcext:value-type="float">
            <text:p>71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水旺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照興海豬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957" calcext:value-type="float">
            <text:p>957 </text:p>
          </table:table-cell>
          <table:table-cell table:style-name="ce10" office:value-type="float" office:value="424" calcext:value-type="float">
            <text:p>42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長青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龜丹少奎口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625" calcext:value-type="float">
            <text:p>625 </text:p>
          </table:table-cell>
          <table:table-cell table:style-name="ce10" office:value-type="float" office:value="586" calcext:value-type="float">
            <text:p>58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龜丹埔頭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235" calcext:value-type="float">
            <text:p>1,235 </text:p>
          </table:table-cell>
          <table:table-cell table:style-name="ce10" office:value-type="float" office:value="606" calcext:value-type="float">
            <text:p>60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林里大坪頂農路改善工程 <text:s text:c="3"/>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446" calcext:value-type="float">
            <text:p>446 </text:p>
          </table:table-cell>
          <table:table-cell table:style-name="ce10" office:value-type="float" office:value="445" calcext:value-type="float">
            <text:p>44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大州里大州排水旁農路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400" calcext:value-type="float">
            <text:p>400 </text:p>
          </table:table-cell>
          <table:table-cell table:style-name="ce10" office:value-type="float" office:value="336" calcext:value-type="float">
            <text:p>33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英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山腳里五甲勢部落農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style-name="ce10" office:value-type="float" office:value="500" calcext:value-type="float">
            <text:p>500 </text:p>
          </table:table-cell>
          <table:table-cell table:style-name="ce10" office:value-type="float" office:value="457" calcext:value-type="float">
            <text:p>457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金拓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坑里紅嘴仔農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style-name="ce10" office:value-type="float" office:value="750" calcext:value-type="float">
            <text:p>750 </text:p>
          </table:table-cell>
          <table:table-cell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綠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寮廍里農路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191" calcext:value-type="float">
            <text:p>191 </text:p>
          </table:table-cell>
          <table:table-cell table:style-name="ce10" office:value-type="float" office:value="86" calcext:value-type="float">
            <text:p>8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菁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寮廍里配合農地重劃區旁農地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594" calcext:value-type="float">
            <text:p>594 </text:p>
          </table:table-cell>
          <table:table-cell table:style-name="ce10" office:value-type="float" office:value="448" calcext:value-type="float">
            <text:p>44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中民里紀安宮旁謝厝寮段農路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777" calcext:value-type="float">
            <text:p>777 </text:p>
          </table:table-cell>
          <table:table-cell table:style-name="ce10" office:value-type="float" office:value="252" calcext:value-type="float">
            <text:p>25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興南口山頂段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466" calcext:value-type="float">
            <text:p>466 </text:p>
          </table:table-cell>
          <table:table-cell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興北王萊園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120" calcext:value-type="float">
            <text:p>1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井仔湖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205" calcext:value-type="float">
            <text:p>1,205 </text:p>
          </table:table-cell>
          <table:table-cell table:style-name="ce10" office:value-type="float" office:value="790" calcext:value-type="float">
            <text:p>79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密枝茄拔頭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440" calcext:value-type="float">
            <text:p>440 </text:p>
          </table:table-cell>
          <table:table-cell table:style-name="ce10" office:value-type="float" office:value="283" calcext:value-type="float">
            <text:p>28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振忠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密枝山頂路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250" calcext:value-type="float">
            <text:p>2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長青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密枝里風窗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218" calcext:value-type="float">
            <text:p>21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密枝檨仔坑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389" calcext:value-type="float">
            <text:p>389 </text:p>
          </table:table-cell>
          <table:table-cell table:style-name="ce10" office:value-type="float" office:value="360" calcext:value-type="float">
            <text:p>36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灣丘香蕉坑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265" calcext:value-type="float">
            <text:p>26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振忠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灣丘新寮支線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943" calcext:value-type="float">
            <text:p>94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長青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大潭里長榮路一段70巷內前段排水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style-name="ce10" office:value-type="float" office:value="700" calcext:value-type="float">
            <text:p>700 </text:p>
          </table:table-cell>
          <table:table-cell table:style-name="ce10" office:value-type="float" office:value="562" calcext:value-type="float">
            <text:p>56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昱發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沙崙里杞舍農田排水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483" calcext:value-type="float">
            <text:p>48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文建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墨林里產業道路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203" calcext:value-type="float">
            <text:p>203 </text:p>
          </table:table-cell>
          <table:table-cell table:style-name="ce10" office:value-type="float" office:value="245" calcext:value-type="float">
            <text:p>24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億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北寮里四埔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300" calcext:value-type="float">
            <text:p>300 </text:p>
          </table:table-cell>
          <table:table-cell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允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東和里石松仔第8鄰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460" calcext:value-type="float">
            <text:p>460 </text:p>
          </table:table-cell>
          <table:table-cell table:style-name="ce10" office:value-type="float" office:value="146" calcext:value-type="float">
            <text:p>14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允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北平里十一區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744" calcext:value-type="float">
            <text:p>744 </text:p>
          </table:table-cell>
          <table:table-cell table:style-name="ce10" office:value-type="float" office:value="925" calcext:value-type="float">
            <text:p>92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允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西埔社區及神農殿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984" calcext:value-type="float">
            <text:p>984 </text:p>
          </table:table-cell>
          <table:table-cell table:style-name="ce10" office:value-type="float" office:value="864" calcext:value-type="float">
            <text:p>86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允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豐里里灣潭農路支線(王國龍田邊)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480" calcext:value-type="float">
            <text:p>480 </text:p>
          </table:table-cell>
          <table:table-cell table:style-name="ce10" office:value-type="float" office:value="365" calcext:value-type="float">
            <text:p>36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層林里內層林農路支線(統樂高分10電桿旁)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825" calcext:value-type="float">
            <text:p>82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兆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沙田里坑內(坑內高分96)農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050" calcext:value-type="float">
            <text:p>1,050 </text:p>
          </table:table-cell>
          <table:table-cell table:style-name="ce10" office:value-type="float" office:value="526" calcext:value-type="float">
            <text:p>52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進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豐里里山腳(內豐高分44左15)農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200" calcext:value-type="float">
            <text:p>200 </text:p>
          </table:table-cell>
          <table:table-cell table:style-name="ce10" office:value-type="float" office:value="240" calcext:value-type="float">
            <text:p>24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頂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沙田里番仔碑產業道路支線崩塌復建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278" calcext:value-type="float">
            <text:p>1,278 </text:p>
          </table:table-cell>
          <table:table-cell table:style-name="ce10" office:value-type="float" office:value="90" calcext:value-type="float">
            <text:p>9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進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大坑里大坑尾旁農路延續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style-name="ce10" office:value-type="float" office:value="600" calcext:value-type="float">
            <text:p>600 </text:p>
          </table:table-cell>
          <table:table-cell table:style-name="ce10" office:value-type="float" office:value="560" calcext:value-type="float">
            <text:p>56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招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成功里農路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style-name="ce10" office:value-type="float" office:value="3480" calcext:value-type="float">
            <text:p>3,480 </text:p>
          </table:table-cell>
          <table:table-cell table:style-name="ce10" office:value-type="float" office:value="1205" calcext:value-type="float">
            <text:p>1,20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泰鈞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沙田里大坑農路(玉仙高枝13左1電桿旁)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進元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豐里里番仔埔農路排水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1185" calcext:value-type="float">
            <text:p>1,18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聖勳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老藤湖農路改善二期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312" calcext:value-type="float">
            <text:p>312 </text:p>
          </table:table-cell>
          <table:table-cell table:style-name="ce10" office:value-type="float" office:value="301" calcext:value-type="float">
            <text:p>30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其仔瓦產業道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650" calcext:value-type="float">
            <text:p>650 </text:p>
          </table:table-cell>
          <table:table-cell table:style-name="ce10" office:value-type="float" office:value="628" calcext:value-type="float">
            <text:p>62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奕晨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三崁高幹43右2旁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84" calcext:value-type="float">
            <text:p>8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溪洲仔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84" calcext:value-type="float">
            <text:p>8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頭社里大內公園後方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牛稠埔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舊社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245" calcext:value-type="float">
            <text:p>24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其瓦高幹74左7旁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456" calcext:value-type="float">
            <text:p>45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頭社里湖仔內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頭社里竹宅農路改善工程(1)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525" calcext:value-type="float">
            <text:p>52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頭社里竹宅農路改善工程(2)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其仔瓦赤崙仔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800" calcext:value-type="float">
            <text:p>800 </text:p>
          </table:table-cell>
          <table:table-cell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宅里番子寮至堤防農路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style-name="ce10" office:value-type="float" office:value="924" calcext:value-type="float">
            <text:p>924 </text:p>
          </table:table-cell>
          <table:table-cell table:style-name="ce10" office:value-type="float" office:value="588" calcext:value-type="float">
            <text:p>58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舊社山尾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960" calcext:value-type="float">
            <text:p>96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里許厝湖農路排水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311" calcext:value-type="float">
            <text:p>311 </text:p>
          </table:table-cell>
          <table:table-cell table:style-name="ce10" office:value-type="float" office:value="260" calcext:value-type="float">
            <text:p>26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恆昌土木包工程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里嶺後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1260" calcext:value-type="float">
            <text:p>1,26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公館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1144" calcext:value-type="float">
            <text:p>1,14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凌陽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烏樹林金菊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186" calcext:value-type="float">
            <text:p>186 </text:p>
          </table:table-cell>
          <table:table-cell table:style-name="ce10" office:value-type="float" office:value="123" calcext:value-type="float">
            <text:p>12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崩山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712" calcext:value-type="float">
            <text:p>712 </text:p>
          </table:table-cell>
          <table:table-cell table:style-name="ce10" office:value-type="float" office:value="492" calcext:value-type="float">
            <text:p>49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坑里三塊厝風櫃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326" calcext:value-type="float">
            <text:p>326 </text:p>
          </table:table-cell>
          <table:table-cell table:style-name="ce10" office:value-type="float" office:value="165" calcext:value-type="float">
            <text:p>16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坑里馬鞍農路支線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438" calcext:value-type="float">
            <text:p>438 </text:p>
          </table:table-cell>
          <table:table-cell table:style-name="ce10" office:value-type="float" office:value="363" calcext:value-type="float">
            <text:p>36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正里(後旦高分11)擋土牆及路面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302" calcext:value-type="float">
            <text:p>302 </text:p>
          </table:table-cell>
          <table:table-cell table:style-name="ce10" office:value-type="float" office:value="345" calcext:value-type="float">
            <text:p>34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宇成室內裝修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三和里下溝農路(明林高分56右64電桿旁)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960" calcext:value-type="float">
            <text:p>960 </text:p>
          </table:table-cell>
          <table:table-cell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望明里拔仔崙農路(梅干高分24右8電桿旁)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746" calcext:value-type="float">
            <text:p>1,746 </text:p>
          </table:table-cell>
          <table:table-cell table:style-name="ce10" office:value-type="float" office:value="248" calcext:value-type="float">
            <text:p>24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豐里里灣潭農路支線(王清海田邊)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層林里莿桐腳農路擋土牆(山玉高幹244右15電桿旁)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313" calcext:value-type="float">
            <text:p>31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層林里下芋匏二處農路排水(芋匏高分46電桿旁)修復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466" calcext:value-type="float">
            <text:p>466 </text:p>
          </table:table-cell>
          <table:table-cell table:style-name="ce10" office:value-type="float" office:value="12" calcext:value-type="float">
            <text:p>1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兆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坑里馬鞍大潭高枝39段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660" calcext:value-type="float">
            <text:p>660 </text:p>
          </table:table-cell>
          <table:table-cell table:style-name="ce10" office:value-type="float" office:value="618" calcext:value-type="float">
            <text:p>61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豐里里灣潭橋邊(灣潭高分32左1)農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200" calcext:value-type="float">
            <text:p>200 </text:p>
          </table:table-cell>
          <table:table-cell table:style-name="ce10" office:value-type="float" office:value="140" calcext:value-type="float">
            <text:p>14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坑里十門平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420" calcext:value-type="float">
            <text:p>420 </text:p>
          </table:table-cell>
          <table:table-cell table:style-name="ce10" office:value-type="float" office:value="103" calcext:value-type="float">
            <text:p>10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城內里(水師寮)產業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362" calcext:value-type="float">
            <text:p>362 </text:p>
          </table:table-cell>
          <table:table-cell table:style-name="ce10" office:value-type="float" office:value="401" calcext:value-type="float">
            <text:p>40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百利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大丘園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910" calcext:value-type="float">
            <text:p>910 </text:p>
          </table:table-cell>
          <table:table-cell table:style-name="ce10" office:value-type="float" office:value="120" calcext:value-type="float">
            <text:p>1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烏樹林(尖峰高幹304左6)永章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600" calcext:value-type="float">
            <text:p>600 </text:p>
          </table:table-cell>
          <table:table-cell table:style-name="ce10" office:value-type="float" office:value="120" calcext:value-type="float">
            <text:p>1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冷水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1067" calcext:value-type="float">
            <text:p>1,067 </text:p>
          </table:table-cell>
          <table:table-cell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崎頂里南162線土崎高分74側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530" calcext:value-type="float">
            <text:p>530 </text:p>
          </table:table-cell>
          <table:table-cell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芳年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石嘈里過嶺(過嶺幹52右分11旁)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351" calcext:value-type="float">
            <text:p>35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71線旁產業道路AC鋪設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style-name="ce10" office:value-type="float" office:value="278" calcext:value-type="float">
            <text:p>278 </text:p>
          </table:table-cell>
          <table:table-cell table:style-name="ce10" office:value-type="float" office:value="275" calcext:value-type="float">
            <text:p>27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志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崎里產業道路擋土牆復建後續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久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118線旁產業道路續建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style-name="ce10" office:value-type="float" office:value="1119" calcext:value-type="float">
            <text:p>1,119 </text:p>
          </table:table-cell>
          <table:table-cell table:style-name="ce10" office:value-type="float" office:value="925" calcext:value-type="float">
            <text:p>92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峰里虎山農路</text:p>
          </table:table-cell>
          <table:table-cell table:style-name="ce9" office:value-type="string" office:string-value="山上區" calcext:value-type="string">
            <text:p><text:s/>山上區 </text:p>
          </table:table-cell>
          <table:table-cell table:style-name="ce10" office:value-type="float" office:value="520" calcext:value-type="float">
            <text:p>520 </text:p>
          </table:table-cell>
          <table:table-cell table:style-name="ce10" office:value-type="float" office:value="630" calcext:value-type="float">
            <text:p>63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三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雙春及新厝地區漁塭道路路面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style-name="ce10" office:value-type="float" office:value="980" calcext:value-type="float">
            <text:p>980 </text:p>
          </table:table-cell>
          <table:table-cell table:style-name="ce10" office:value-type="float" office:value="560" calcext:value-type="float">
            <text:p>560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嶺里(六重溪段62-2地號)農路改善工程 <text:s/>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中正西路1334巷農路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style-name="ce10" office:value-type="float" office:value="700" calcext:value-type="float">
            <text:p>700 </text:p>
          </table:table-cell>
          <table:table-cell table:style-name="ce10" office:value-type="float" office:value="94.5" calcext:value-type="float">
            <text:p>9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景皇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三股里(九股仔)漁產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840" calcext:value-type="float">
            <text:p>840 </text:p>
          </table:table-cell>
          <table:table-cell table:style-name="ce10" office:value-type="float" office:value="367.5" calcext:value-type="float">
            <text:p>368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保吉地區漁塭道路路面擋土牆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380" calcext:value-type="float">
            <text:p>380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世全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城子段漁塭道路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97" calcext:value-type="float">
            <text:p>97 </text:p>
          </table:table-cell>
          <table:table-cell table:style-name="ce10" office:value-type="float" office:value="96.6" calcext:value-type="float">
            <text:p>97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大承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三股里美國漁塭產業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397" calcext:value-type="float">
            <text:p>397 </text:p>
          </table:table-cell>
          <table:table-cell table:style-name="ce10" office:value-type="float" office:value="178.5" calcext:value-type="float">
            <text:p>179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大潭里林仔邊朱信農路前段路面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543" calcext:value-type="float">
            <text:p>54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昱發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北寮里四埔二坎仔擋土牆興建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05" calcext:value-type="float">
            <text:p>105 </text:p>
          </table:table-cell>
          <table:table-cell table:style-name="ce10" office:value-type="float" office:value="112" calcext:value-type="float">
            <text:p>11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水旺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左鎮區二寮里草坔農路(草坔高分7)下邊坡擋土牆新設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style-name="ce10" office:value-type="float" office:value="1230" calcext:value-type="float">
            <text:p>1,230 </text:p>
          </table:table-cell>
          <table:table-cell table:style-name="ce10" office:value-type="float" office:value="793.65" calcext:value-type="float">
            <text:p>79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鍵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小崙里牛埔坑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282" calcext:value-type="float">
            <text:p>282 </text:p>
          </table:table-cell>
          <table:table-cell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水旺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玉山里羌黃農路旁護坡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number-columns-repeated="2" table:style-name="ce10" office:value-type="float" office:value="356" calcext:value-type="float">
            <text:p>35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水旺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社子里產業道路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style-name="ce10" office:value-type="float" office:value="263" calcext:value-type="float">
            <text:p>263 </text:p>
          </table:table-cell>
          <table:table-cell table:style-name="ce10" office:value-type="float" office:value="262.5" calcext:value-type="float">
            <text:p>26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志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王爺里柴坑農路下邊坡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style-name="ce10" office:value-type="float" office:value="674" calcext:value-type="float">
            <text:p>674 </text:p>
          </table:table-cell>
          <table:table-cell table:style-name="ce10" office:value-type="float" office:value="570" calcext:value-type="float">
            <text:p>57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照興牛朝湖等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833" calcext:value-type="float">
            <text:p>833 </text:p>
          </table:table-cell>
          <table:table-cell table:style-name="ce10" office:value-type="float" office:value="591" calcext:value-type="float">
            <text:p>59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振忠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照興里灣潭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584" calcext:value-type="float">
            <text:p>584 </text:p>
          </table:table-cell>
          <table:table-cell table:style-name="ce10" office:value-type="float" office:value="430.8" calcext:value-type="float">
            <text:p>43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長青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洲里309-37號旁農路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style-name="ce10" office:value-type="float" office:value="1268" calcext:value-type="float">
            <text:p>1,268 </text:p>
          </table:table-cell>
          <table:table-cell table:style-name="ce10" office:value-type="float" office:value="620" calcext:value-type="float">
            <text:p>6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曲溪里頭前園農路排水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615" calcext:value-type="float">
            <text:p>615 </text:p>
          </table:table-cell>
          <table:table-cell table:style-name="ce10" office:value-type="float" office:value="555" calcext:value-type="float">
            <text:p>55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平陽里過溪農路墊高工程</text:p>
          </table:table-cell>
          <table:table-cell table:style-name="ce9" office:value-type="string" office:string-value="山上區" calcext:value-type="string">
            <text:p><text:s/>山上區 </text:p>
          </table:table-cell>
          <table:table-cell table:style-name="ce10" office:value-type="float" office:value="1404" calcext:value-type="float">
            <text:p>1,404 </text:p>
          </table:table-cell>
          <table:table-cell table:style-name="ce10" office:value-type="float" office:value="1206" calcext:value-type="float">
            <text:p>1,20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裕軒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龜丹嚴仔頂農路改善工程二期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1750" calcext:value-type="float">
            <text:p>1,7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小崙里北庄仔牛稠坑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380" calcext:value-type="float">
            <text:p>1,380 </text:p>
          </table:table-cell>
          <table:table-cell table:style-name="ce10" office:value-type="float" office:value="1080" calcext:value-type="float">
            <text:p>1,0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水旺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社內段596地號旁農路擋土牆及柏油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1310" calcext:value-type="float">
            <text:p>1,310 </text:p>
          </table:table-cell>
          <table:table-cell table:style-name="ce10" office:value-type="float" office:value="1090" calcext:value-type="float">
            <text:p>1,09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豐土木包工業</text:p>
          </table:table-cell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新市區番子寮段1572地號旁農路擋土牆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555" calcext:value-type="float">
            <text:p>555 </text:p>
          </table:table-cell>
          <table:table-cell table:style-name="ce10" office:value-type="float" office:value="407" calcext:value-type="float">
            <text:p>407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密枝風窗仔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855" calcext:value-type="float">
            <text:p>85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福興宮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600" calcext:value-type="float">
            <text:p>600 </text:p>
          </table:table-cell>
          <table:table-cell table:style-name="ce10" office:value-type="float" office:value="541" calcext:value-type="float">
            <text:p>54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汴頭里五汴頭小段556地號農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220" calcext:value-type="float">
            <text:p>2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打鹿洲支線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布袋草埤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394" calcext:value-type="float">
            <text:p>39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南勢埔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1282" calcext:value-type="float">
            <text:p>1,282 </text:p>
          </table:table-cell>
          <table:table-cell table:style-name="ce10" office:value-type="float" office:value="1042" calcext:value-type="float">
            <text:p>1,04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瑞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豐里里內豐高分72旁農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384" calcext:value-type="float">
            <text:p>384 </text:p>
          </table:table-cell>
          <table:table-cell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龍山里排水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7025" calcext:value-type="float">
            <text:p>7,025 </text:p>
          </table:table-cell>
          <table:table-cell table:style-name="ce10" office:value-type="float" office:value="1401" calcext:value-type="float">
            <text:p>1,40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山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安西里東溪州農路舖面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525" calcext:value-type="float">
            <text:p>525 </text:p>
          </table:table-cell>
          <table:table-cell table:style-name="ce10" office:value-type="float" office:value="613" calcext:value-type="float">
            <text:p>61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勢愛文口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256" calcext:value-type="float">
            <text:p>256 </text:p>
          </table:table-cell>
          <table:table-cell table:style-name="ce10" office:value-type="float" office:value="231" calcext:value-type="float">
            <text:p>23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長青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麻竹湖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465" calcext:value-type="float">
            <text:p>465 </text:p>
          </table:table-cell>
          <table:table-cell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灣丘山後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400" calcext:value-type="float">
            <text:p>1,400 </text:p>
          </table:table-cell>
          <table:table-cell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崎內里(竹子門段26-290)擋土牆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03" calcext:value-type="float">
            <text:p>10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海澄里連接南19線農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570" calcext:value-type="float">
            <text:p>1,57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戴竹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建南里連接市道176線農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1410" calcext:value-type="float">
            <text:p>1,410 </text:p>
          </table:table-cell>
          <table:table-cell table:style-name="ce10" office:value-type="float" office:value="1094" calcext:value-type="float">
            <text:p>1,09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戴竹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鹿田里埔頭仔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436" calcext:value-type="float">
            <text:p>43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豐里里灣潭農路支線(王國龍果園旁)修繕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52" calcext:value-type="float">
            <text:p>152 </text:p>
          </table:table-cell>
          <table:table-cell table:style-name="ce10" office:value-type="float" office:value="140" calcext:value-type="float">
            <text:p>14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布袋打鹿洲等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749" calcext:value-type="float">
            <text:p>749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東和里桶頭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number-columns-repeated="2" table:style-name="ce10" office:value-type="float" office:value="1890" calcext:value-type="float">
            <text:p>1,89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渡頭里171線旁產業道路及擋土牆續建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style-name="ce10" office:value-type="float" office:value="200" calcext:value-type="float">
            <text:p>200 </text:p>
          </table:table-cell>
          <table:table-cell table:style-name="ce10" office:value-type="float" office:value="184.8" calcext:value-type="float">
            <text:p>18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國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拔林農路排水溝第三期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364" calcext:value-type="float">
            <text:p>36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菁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嶺里關子嶺段196-9地號旁農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414" calcext:value-type="float">
            <text:p>41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中坑里山尾寮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894" calcext:value-type="float">
            <text:p>894 </text:p>
          </table:table-cell>
          <table:table-cell table:style-name="ce10" office:value-type="float" office:value="638" calcext:value-type="float">
            <text:p>63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中坑里山尾寮支線旁農路基礎淘空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641" calcext:value-type="float">
            <text:p>1,641 </text:p>
          </table:table-cell>
          <table:table-cell table:style-name="ce10" office:value-type="float" office:value="1295" calcext:value-type="float">
            <text:p>1,29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槺榔里第8鄰產業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987" calcext:value-type="float">
            <text:p>987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義合里產業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1095" calcext:value-type="float">
            <text:p>1,09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百利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三股南側產業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225" calcext:value-type="float">
            <text:p>225 </text:p>
          </table:table-cell>
          <table:table-cell table:style-name="ce10" office:value-type="float" office:value="223" calcext:value-type="float">
            <text:p>22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科里里木瓜(2)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274" calcext:value-type="float">
            <text:p>274 </text:p>
          </table:table-cell>
          <table:table-cell table:style-name="ce10" office:value-type="float" office:value="555" calcext:value-type="float">
            <text:p>55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鑫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竹圍里鹿陶段農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406" calcext:value-type="float">
            <text:p>406 </text:p>
          </table:table-cell>
          <table:table-cell table:style-name="ce10" office:value-type="float" office:value="379" calcext:value-type="float">
            <text:p>379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林里關子嶺段373-9地號農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854" calcext:value-type="float">
            <text:p>854 </text:p>
          </table:table-cell>
          <table:table-cell table:style-name="ce10" office:value-type="float" office:value="480" calcext:value-type="float">
            <text:p>4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林里糞箕湖小段226-2地號農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314" calcext:value-type="float">
            <text:p>31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歸仁區沙崙里成功三街與凱旋路一段路口至101巷路口農路路面及排水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2763" calcext:value-type="float">
            <text:p>2,76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昱發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高原里北寮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651" calcext:value-type="float">
            <text:p>651 </text:p>
          </table:table-cell>
          <table:table-cell table:style-name="ce10" office:value-type="float" office:value="681" calcext:value-type="float">
            <text:p>68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鑫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高原里水湖(2)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413" calcext:value-type="float">
            <text:p>41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宏益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密枝竹坑橋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425" calcext:value-type="float">
            <text:p>425 </text:p>
          </table:table-cell>
          <table:table-cell table:style-name="ce10" office:value-type="float" office:value="84" calcext:value-type="float">
            <text:p>8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長青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南化里竹圍仔農路排水溝崩塌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445" calcext:value-type="float">
            <text:p>445 </text:p>
          </table:table-cell>
          <table:table-cell table:style-name="ce10" office:value-type="float" office:value="347" calcext:value-type="float">
            <text:p>347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宅港里德安寮漁塭產業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1300" calcext:value-type="float">
            <text:p>1,300 </text:p>
          </table:table-cell>
          <table:table-cell table:style-name="ce10" office:value-type="float" office:value="336" calcext:value-type="float">
            <text:p>336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看坪里(十一份)排水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815" calcext:value-type="float">
            <text:p>815 </text:p>
          </table:table-cell>
          <table:table-cell table:style-name="ce10" office:value-type="float" office:value="528" calcext:value-type="float">
            <text:p>528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百利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十份里東漁塭6號版橋附近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1799" calcext:value-type="float">
            <text:p>1,799 </text:p>
          </table:table-cell>
          <table:table-cell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新欣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門區錦湖段產業道路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36" calcext:value-type="float">
            <text:p>36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東保交通企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02年度臺南市安南區漁路等十件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5000" calcext:value-type="float">
            <text:p>5,000 </text:p>
          </table:table-cell>
          <table:table-cell table:style-name="ce10" office:value-type="float" office:value="3600" calcext:value-type="float">
            <text:p>3,600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道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玉山里隘寮腳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846" calcext:value-type="float">
            <text:p>846 </text:p>
          </table:table-cell>
          <table:table-cell table:style-name="ce10" office:value-type="float" office:value="564" calcext:value-type="float">
            <text:p>56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上展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過山農路排水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837.15" calcext:value-type="float">
            <text:p>837 </text:p>
          </table:table-cell>
          <table:table-cell table:style-name="ce10" office:value-type="float" office:value="563" calcext:value-type="float">
            <text:p>56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孤山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1251.25" calcext:value-type="float">
            <text:p>1,251 </text:p>
          </table:table-cell>
          <table:table-cell table:style-name="ce10" office:value-type="float" office:value="805" calcext:value-type="float">
            <text:p>80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龜丹埔頭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694" calcext:value-type="float">
            <text:p>694 </text:p>
          </table:table-cell>
          <table:table-cell table:style-name="ce10" office:value-type="float" office:value="539.5" calcext:value-type="float">
            <text:p>54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龜丹里坑仔內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260" calcext:value-type="float">
            <text:p>26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南化里水口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900" calcext:value-type="float">
            <text:p>900 </text:p>
          </table:table-cell>
          <table:table-cell table:style-name="ce10" office:value-type="float" office:value="640" calcext:value-type="float">
            <text:p>64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上展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層林里後壁坑(玉山高幹262左6電桿旁)農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299" calcext:value-type="float">
            <text:p>299 </text:p>
          </table:table-cell>
          <table:table-cell table:style-name="ce10" office:value-type="float" office:value="242" calcext:value-type="float">
            <text:p>24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寮里土地公潭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215" calcext:value-type="float">
            <text:p>1,215 </text:p>
          </table:table-cell>
          <table:table-cell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上展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灣丘灣丘段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412.8" calcext:value-type="float">
            <text:p>413 </text:p>
          </table:table-cell>
          <table:table-cell table:style-name="ce10" office:value-type="float" office:value="375" calcext:value-type="float">
            <text:p>37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布袋南邊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1300" calcext:value-type="float">
            <text:p>1,300 </text:p>
          </table:table-cell>
          <table:table-cell table:style-name="ce10" office:value-type="float" office:value="1150" calcext:value-type="float">
            <text:p>1,1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布袋尾農路擋土牆排水路面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2023.8" calcext:value-type="float">
            <text:p>2,024 </text:p>
          </table:table-cell>
          <table:table-cell table:style-name="ce10" office:value-type="float" office:value="140" calcext:value-type="float">
            <text:p>14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內郭里內山頂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700.4" calcext:value-type="float">
            <text:p>700 </text:p>
          </table:table-cell>
          <table:table-cell table:style-name="ce10" office:value-type="float" office:value="470" calcext:value-type="float">
            <text:p>47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其子瓦山尾埔仔園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958.4" calcext:value-type="float">
            <text:p>958 </text:p>
          </table:table-cell>
          <table:table-cell table:style-name="ce10" office:value-type="float" office:value="561" calcext:value-type="float">
            <text:p>56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內郭里埤仔底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803" calcext:value-type="float">
            <text:p>803 </text:p>
          </table:table-cell>
          <table:table-cell table:style-name="ce10" office:value-type="float" office:value="665" calcext:value-type="float">
            <text:p>66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坑里臭頭崎農路擋土牆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style-name="ce10" office:value-type="float" office:value="300" calcext:value-type="float">
            <text:p>300 </text:p>
          </table:table-cell>
          <table:table-cell table:style-name="ce10" office:value-type="float" office:value="375" calcext:value-type="float">
            <text:p>37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誠達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大坑里大坑尾233號旁農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style-name="ce10" office:value-type="float" office:value="300" calcext:value-type="float">
            <text:p>300 </text:p>
          </table:table-cell>
          <table:table-cell table:style-name="ce10" office:value-type="float" office:value="380" calcext:value-type="float">
            <text:p>3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弘岱營造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那拔里北勢尾農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style-name="ce10" office:value-type="float" office:value="453" calcext:value-type="float">
            <text:p>453 </text:p>
          </table:table-cell>
          <table:table-cell table:style-name="ce10" office:value-type="float" office:value="336" calcext:value-type="float">
            <text:p>33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弘岱營造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礁坑里松崙橋前道路旁崩塌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1085" calcext:value-type="float">
            <text:p>1,08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誠達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環湖里南管田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石仔瀨吊角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235" calcext:value-type="float">
            <text:p>235 </text:p>
          </table:table-cell>
          <table:table-cell table:style-name="ce10" office:value-type="float" office:value="130" calcext:value-type="float">
            <text:p>13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環湖里燒灰坑農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694" calcext:value-type="float">
            <text:p>69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秀昌里南山寮小排7旁農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320" calcext:value-type="float">
            <text:p>320 </text:p>
          </table:table-cell>
          <table:table-cell table:style-name="ce10" office:value-type="float" office:value="363" calcext:value-type="float">
            <text:p>36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金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關嶺里12鄰六重溪段147-1地號旁產業道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314.25" calcext:value-type="float">
            <text:p>314 </text:p>
          </table:table-cell>
          <table:table-cell table:style-name="ce10" office:value-type="float" office:value="306" calcext:value-type="float">
            <text:p>30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外角產業道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1237" calcext:value-type="float">
            <text:p>1,237 </text:p>
          </table:table-cell>
          <table:table-cell table:style-name="ce10" office:value-type="float" office:value="120" calcext:value-type="float">
            <text:p>1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東原里大公坑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577.9" calcext:value-type="float">
            <text:p>578 </text:p>
          </table:table-cell>
          <table:table-cell table:style-name="ce10" office:value-type="float" office:value="578" calcext:value-type="float">
            <text:p>57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鼎泰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東原里大公坑(2)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340" calcext:value-type="float">
            <text:p>34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鼎泰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高原里崩寮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益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坑里可果美產業道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600" calcext:value-type="float">
            <text:p>600 </text:p>
          </table:table-cell>
          <table:table-cell table:style-name="ce10" office:value-type="float" office:value="396" calcext:value-type="float">
            <text:p>39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獅野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431" calcext:value-type="float">
            <text:p>431 </text:p>
          </table:table-cell>
          <table:table-cell table:style-name="ce10" office:value-type="float" office:value="375" calcext:value-type="float">
            <text:p>37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牛寮農路及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1309.2" calcext:value-type="float">
            <text:p>1,309 </text:p>
          </table:table-cell>
          <table:table-cell table:style-name="ce10" office:value-type="float" office:value="790" calcext:value-type="float">
            <text:p>79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里大轎山農路排水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150" calcext:value-type="float">
            <text:p>1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南雄橋前東側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900.3" calcext:value-type="float">
            <text:p>900 </text:p>
          </table:table-cell>
          <table:table-cell table:style-name="ce10" office:value-type="float" office:value="231" calcext:value-type="float">
            <text:p>23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定區管寮段農路修繕工程</text:p>
          </table:table-cell>
          <table:table-cell table:style-name="ce9" office:value-type="string" office:string-value="安定區" calcext:value-type="string">
            <text:p><text:s/>安定區 </text:p>
          </table:table-cell>
          <table:table-cell table:number-columns-repeated="2" table:style-name="ce10" office:value-type="float" office:value="798" calcext:value-type="float">
            <text:p>79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小埤里里內農路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聯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119線旁產業道路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style-name="ce10" office:value-type="float" office:value="384" calcext:value-type="float">
            <text:p>384 </text:p>
          </table:table-cell>
          <table:table-cell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湖山里產業道路(PC)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style-name="ce10" office:value-type="float" office:value="405" calcext:value-type="float">
            <text:p>405 </text:p>
          </table:table-cell>
          <table:table-cell table:style-name="ce10" office:value-type="float" office:value="360" calcext:value-type="float">
            <text:p>36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田中大丘田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472.5" calcext:value-type="float">
            <text:p>473 </text:p>
          </table:table-cell>
          <table:table-cell table:style-name="ce10" office:value-type="float" office:value="473" calcext:value-type="float">
            <text:p>47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礁坑里九層嶺農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style-name="ce10" office:value-type="float" office:value="780" calcext:value-type="float">
            <text:p>780 </text:p>
          </table:table-cell>
          <table:table-cell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招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崙頂里凱旋路一段601巷內農路排水改善工程(第二期)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style-name="ce10" office:value-type="float" office:value="1808" calcext:value-type="float">
            <text:p>1,808 </text:p>
          </table:table-cell>
          <table:table-cell table:style-name="ce10" office:value-type="float" office:value="1343" calcext:value-type="float">
            <text:p>1,34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愈達土木包工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石嘈里石仔坑農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600" calcext:value-type="float">
            <text:p>600 </text:p>
          </table:table-cell>
          <table:table-cell table:style-name="ce10" office:value-type="float" office:value="370" calcext:value-type="float">
            <text:p>37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照興頂湖等農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855" calcext:value-type="float">
            <text:p>855 </text:p>
          </table:table-cell>
          <table:table-cell table:style-name="ce10" office:value-type="float" office:value="315" calcext:value-type="float">
            <text:p>31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振忠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南化里大草崙農路崩塌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960" calcext:value-type="float">
            <text:p>960 </text:p>
          </table:table-cell>
          <table:table-cell table:style-name="ce10" office:value-type="float" office:value="260" calcext:value-type="float">
            <text:p>26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上展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廍里產業道路及擋土牆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style-name="ce10" office:value-type="float" office:value="538.2" calcext:value-type="float">
            <text:p>538 </text:p>
          </table:table-cell>
          <table:table-cell table:style-name="ce10" office:value-type="float" office:value="331.2" calcext:value-type="float">
            <text:p>331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崁頂里(四安段384～387地號)產業農路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2353.592" calcext:value-type="float">
            <text:p>2,354 </text:p>
          </table:table-cell>
          <table:table-cell table:style-name="ce10" office:value-type="float" office:value="1880" calcext:value-type="float">
            <text:p>1,88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巨曜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嘉民里潭底湖產業農路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283.5" calcext:value-type="float">
            <text:p>284 </text:p>
          </table:table-cell>
          <table:table-cell table:style-name="ce10" office:value-type="float" office:value="284" calcext:value-type="float">
            <text:p>28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原宏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南勢里後坑尾農路(1)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617.5" calcext:value-type="float">
            <text:p>618 </text:p>
          </table:table-cell>
          <table:table-cell table:style-name="ce10" office:value-type="float" office:value="620" calcext:value-type="float">
            <text:p>6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益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地崎農路及護坡改善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style-name="ce10" office:value-type="float" office:value="896" calcext:value-type="float">
            <text:p>896 </text:p>
          </table:table-cell>
          <table:table-cell table:style-name="ce10" office:value-type="float" office:value="276" calcext:value-type="float">
            <text:p>27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玖郁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慈福里東側大圳西邊產業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啟發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新榮里大灣中排旁農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281.24" calcext:value-type="float">
            <text:p>281 </text:p>
          </table:table-cell>
          <table:table-cell table:style-name="ce10" office:value-type="float" office:value="210" calcext:value-type="float">
            <text:p>21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明宜里夢公園加油站旁產業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701.66" calcext:value-type="float">
            <text:p>702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龍山里溪頂橋護欄修復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98" calcext:value-type="float">
            <text:p>98 </text:p>
          </table:table-cell>
          <table:table-cell table:style-name="ce10" office:value-type="float" office:value="97.65" calcext:value-type="float">
            <text:p>98 </text:p>
          </table:table-cell>
          <table:table-cell table:style-name="ce5" office:value-type="string" calcext:value-type="string">
            <text:p>漁業建設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龍藝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望明里(梅干高分22左3右13電桿旁)農路邊坡及護欄改善工程</text:p>
          </table:table-cell>
          <table:table-cell table:style-name="ce9" office:value-type="string" office:string-value="玉井區  " calcext:value-type="string">
            <text:p><text:s/>玉井區 <text:s text:c="2"/></text:p>
          </table:table-cell>
          <table:table-cell table:style-name="ce10" office:value-type="float" office:value="240" calcext:value-type="float">
            <text:p>240 </text:p>
          </table:table-cell>
          <table:table-cell table:style-name="ce10" office:value-type="float" office:value="287" calcext:value-type="float">
            <text:p>287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關山里雙瑞橋(北關高分530左6)護欄改善工程</text:p>
          </table:table-cell>
          <table:table-cell table:style-name="ce9" office:value-type="string" office:string-value="南化區  " calcext:value-type="string">
            <text:p><text:s/>南化區 <text:s text:c="2"/></text:p>
          </table:table-cell>
          <table:table-cell table:number-columns-repeated="2" table:style-name="ce10" office:value-type="float" office:value="198" calcext:value-type="float">
            <text:p>19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北寮里牛港嶺農路改善工程</text:p>
          </table:table-cell>
          <table:table-cell table:style-name="ce9" office:value-type="string" office:string-value="南化區  " calcext:value-type="string">
            <text:p><text:s/>南化區 <text:s text:c="2"/></text:p>
          </table:table-cell>
          <table:table-cell table:style-name="ce10" office:value-type="float" office:value="995.25" calcext:value-type="float">
            <text:p>995 </text:p>
          </table:table-cell>
          <table:table-cell table:style-name="ce10" office:value-type="float" office:value="503" calcext:value-type="float">
            <text:p>50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昌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左鎮區澄山里九福農路(摔猿高分121至摔猿高分121右19)路面改善及擋土牆新設工程</text:p>
          </table:table-cell>
          <table:table-cell table:style-name="ce9" office:value-type="string" office:string-value="左鎮區  " calcext:value-type="string">
            <text:p><text:s/>左鎮區 <text:s text:c="2"/></text:p>
          </table:table-cell>
          <table:table-cell table:style-name="ce10" office:value-type="float" office:value="1400" calcext:value-type="float">
            <text:p>1,400 </text:p>
          </table:table-cell>
          <table:table-cell table:style-name="ce10" office:value-type="float" office:value="279" calcext:value-type="float">
            <text:p>279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二察里草坔農路(草坔高分16)下邊坡擋土牆新建工程</text:p>
          </table:table-cell>
          <table:table-cell table:style-name="ce9" office:value-type="string" office:string-value="左鎮區  " calcext:value-type="string">
            <text:p><text:s/>左鎮區 <text:s text:c="2"/></text:p>
          </table:table-cell>
          <table:table-cell table:number-columns-repeated="2" table:style-name="ce10" office:value-type="float" office:value="247" calcext:value-type="float">
            <text:p>247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密枝里雙溪改善工程</text:p>
          </table:table-cell>
          <table:table-cell table:style-name="ce9" office:value-type="string" office:string-value="楠西區  " calcext:value-type="string">
            <text:p><text:s/>楠西區 <text:s text:c="2"/></text:p>
          </table:table-cell>
          <table:table-cell table:style-name="ce10" office:value-type="float" office:value="541.2" calcext:value-type="float">
            <text:p>541 </text:p>
          </table:table-cell>
          <table:table-cell table:style-name="ce10" office:value-type="float" office:value="540" calcext:value-type="float">
            <text:p>54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上崙里崑崙路1389號旁農路新建工程</text:p>
          </table:table-cell>
          <table:table-cell table:style-name="ce9" office:value-type="string" office:string-value="仁德區  " calcext:value-type="string">
            <text:p><text:s/>仁德區 <text:s text:c="2"/></text:p>
          </table:table-cell>
          <table:table-cell table:style-name="ce10" office:value-type="float" office:value="690" calcext:value-type="float">
            <text:p>690 </text:p>
          </table:table-cell>
          <table:table-cell table:style-name="ce10" office:value-type="float" office:value="307" calcext:value-type="float">
            <text:p>307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長鈺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小崙里埤頭農路崩塌改善工程</text:p>
          </table:table-cell>
          <table:table-cell table:style-name="ce9" office:value-type="string" office:string-value="南化區  " calcext:value-type="string">
            <text:p><text:s/>南化區 <text:s text:c="2"/></text:p>
          </table:table-cell>
          <table:table-cell table:style-name="ce10" office:value-type="float" office:value="174.8" calcext:value-type="float">
            <text:p>175 </text:p>
          </table:table-cell>
          <table:table-cell table:style-name="ce10" office:value-type="float" office:value="250" calcext:value-type="float">
            <text:p>25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耀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玉山里大坪頂農路改善工程</text:p>
          </table:table-cell>
          <table:table-cell table:style-name="ce9" office:value-type="string" office:string-value="南化區  " calcext:value-type="string">
            <text:p><text:s/>南化區 <text:s text:c="2"/></text:p>
          </table:table-cell>
          <table:table-cell table:style-name="ce10" office:value-type="float" office:value="1060" calcext:value-type="float">
            <text:p>1,060 </text:p>
          </table:table-cell>
          <table:table-cell table:style-name="ce10" office:value-type="float" office:value="832" calcext:value-type="float">
            <text:p>83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區道176線竹子尖上農路破損改善工程</text:p>
          </table:table-cell>
          <table:table-cell table:style-name="ce9" office:value-type="string" office:string-value="南化區  " calcext:value-type="string">
            <text:p><text:s/>南化區 <text:s text:c="2"/></text:p>
          </table:table-cell>
          <table:table-cell table:style-name="ce10" office:value-type="float" office:value="700" calcext:value-type="float">
            <text:p>700 </text:p>
          </table:table-cell>
          <table:table-cell table:style-name="ce10" office:value-type="float" office:value="140" calcext:value-type="float">
            <text:p>14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耀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崎內里3鄰山豬陷農路改善工程</text:p>
          </table:table-cell>
          <table:table-cell table:style-name="ce9" office:value-type="string" office:string-value="白河區  " calcext:value-type="string">
            <text:p><text:s/>白河區 <text:s text:c="2"/></text:p>
          </table:table-cell>
          <table:table-cell table:number-columns-repeated="2" table:style-name="ce10" office:value-type="float" office:value="128" calcext:value-type="float">
            <text:p>12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億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葫蘆埤往台一線產業道路改善工程</text:p>
          </table:table-cell>
          <table:table-cell table:style-name="ce9" office:value-type="string" office:string-value="官田區  " calcext:value-type="string">
            <text:p><text:s/>官田區 <text:s text:c="2"/></text:p>
          </table:table-cell>
          <table:table-cell table:style-name="ce10" office:value-type="float" office:value="1932" calcext:value-type="float">
            <text:p>1,932 </text:p>
          </table:table-cell>
          <table:table-cell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日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建南里佳南路連接市道176線農路改善工程</text:p>
          </table:table-cell>
          <table:table-cell table:style-name="ce9" office:value-type="string" office:string-value="佳里區  " calcext:value-type="string">
            <text:p><text:s/>佳里區 <text:s text:c="2"/></text:p>
          </table:table-cell>
          <table:table-cell table:style-name="ce10" office:value-type="float" office:value="1050" calcext:value-type="float">
            <text:p>1,050 </text:p>
          </table:table-cell>
          <table:table-cell table:style-name="ce10" office:value-type="float" office:value="630" calcext:value-type="float">
            <text:p>63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港區新復里溪埔寮道路工程</text:p>
          </table:table-cell>
          <table:table-cell table:style-name="ce9" office:value-type="string" office:string-value="西港區  " calcext:value-type="string">
            <text:p><text:s/>西港區 <text:s text:c="2"/></text:p>
          </table:table-cell>
          <table:table-cell table:style-name="ce10" office:value-type="float" office:value="1675.477" calcext:value-type="float">
            <text:p>1,675 </text:p>
          </table:table-cell>
          <table:table-cell table:style-name="ce10" office:value-type="float" office:value="1122" calcext:value-type="float">
            <text:p>1,12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承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海澄里往糖廠邊農路改善工程</text:p>
          </table:table-cell>
          <table:table-cell table:style-name="ce9" office:value-type="string" office:string-value="佳里區  " calcext:value-type="string">
            <text:p><text:s/>佳里區 <text:s text:c="2"/></text:p>
          </table:table-cell>
          <table:table-cell table:style-name="ce10" office:value-type="float" office:value="400" calcext:value-type="float">
            <text:p>400 </text:p>
          </table:table-cell>
          <table:table-cell table:style-name="ce10" office:value-type="float" office:value="354" calcext:value-type="float">
            <text:p>354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六安里糖廠邊農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650" calcext:value-type="float">
            <text:p>650 </text:p>
          </table:table-cell>
          <table:table-cell table:style-name="ce10" office:value-type="float" office:value="585" calcext:value-type="float">
            <text:p>585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育達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科里里鹹水坑(2)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522.5" calcext:value-type="float">
            <text:p>523 </text:p>
          </table:table-cell>
          <table:table-cell table:style-name="ce10" office:value-type="float" office:value="523" calcext:value-type="float">
            <text:p>523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東原里子龍廳(4)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467.5" calcext:value-type="float">
            <text:p>468 </text:p>
          </table:table-cell>
          <table:table-cell table:style-name="ce10" office:value-type="float" office:value="470" calcext:value-type="float">
            <text:p>47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布袋樹尾農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299.5" calcext:value-type="float">
            <text:p>300 </text:p>
          </table:table-cell>
          <table:table-cell table:style-name="ce10" office:value-type="float" office:value="282" calcext:value-type="float">
            <text:p>282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土溝里(南海段37地號)業農路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1282.727" calcext:value-type="float">
            <text:p>1,283 </text:p>
          </table:table-cell>
          <table:table-cell table:style-name="ce10" office:value-type="float" office:value="896" calcext:value-type="float">
            <text:p>89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玖郁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虎山里木屐寮段589-13號旁農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68" calcext:value-type="float">
            <text:p>16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小崙里北庄仔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092" calcext:value-type="float">
            <text:p>1,092 </text:p>
          </table:table-cell>
          <table:table-cell table:style-name="ce10" office:value-type="float" office:value="1058" calcext:value-type="float">
            <text:p>1,05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耀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南化里紫竹寺往烏山登山步道箱涵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216.4" calcext:value-type="float">
            <text:p>216 </text:p>
          </table:table-cell>
          <table:table-cell table:style-name="ce10" office:value-type="float" office:value="196" calcext:value-type="float">
            <text:p>196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耀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崁頂里產業農路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857.85" calcext:value-type="float">
            <text:p>858 </text:p>
          </table:table-cell>
          <table:table-cell table:style-name="ce10" office:value-type="float" office:value="557" calcext:value-type="float">
            <text:p>557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大潭里長榮路二段90巷尾路面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style-name="ce10" office:value-type="float" office:value="845.25" calcext:value-type="float">
            <text:p>845 </text:p>
          </table:table-cell>
          <table:table-cell table:style-name="ce10" office:value-type="float" office:value="630" calcext:value-type="float">
            <text:p>630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招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義合里產業道路改善後續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189" calcext:value-type="float">
            <text:p>189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高原里埤子農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718.4" calcext:value-type="float">
            <text:p>718 </text:p>
          </table:table-cell>
          <table:table-cell table:style-name="ce10" office:value-type="float" office:value="708" calcext:value-type="float">
            <text:p>708 </text:p>
          </table:table-cell>
          <table:table-cell table:style-name="ce5" office:value-type="string" calcext:value-type="string">
            <text:p>農業工程及農路改善</text:p>
          </table:table-cell>
          <table:table-cell table:style-name="ce9" office:value-type="string" office:string-value="農業局" calcext:value-type="string">
            <text:p><text:s/>農業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社內88之9號旁排水溝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2500" calcext:value-type="float">
            <text:p>2,500 </text:p>
          </table:table-cell>
          <table:table-cell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南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社里後店土地公廟旁區域排水蒐集水路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4400" calcext:value-type="float">
            <text:p>4,400 </text:p>
          </table:table-cell>
          <table:table-cell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興忠營造有限公司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潭頂段417-7及414-8地號旁排水溝欄杆增設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910" calcext:value-type="float">
            <text:p>910 </text:p>
          </table:table-cell>
          <table:table-cell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東凱土木營建工程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社內里曾木全厝前大洲排水蒐集水路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理匠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社內里陳宏興厝前大洲排水蒐集水路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南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正里後旦仔五分高分45旁排水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950" calcext:value-type="float">
            <text:p>950 </text:p>
          </table:table-cell>
          <table:table-cell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北勢尾淹水&lt;舊社高枝21電桿旁&gt;排水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287" calcext:value-type="float">
            <text:p>1,287 </text:p>
          </table:table-cell>
          <table:table-cell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德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同里社區排水改善工程</text:p>
          </table:table-cell>
          <table:table-cell table:style-name="ce9" office:value-type="string" office:string-value="安定區" calcext:value-type="string">
            <text:p><text:s/>安定區 </text:p>
          </table:table-cell>
          <table:table-cell table:style-name="ce10" office:value-type="float" office:value="720" calcext:value-type="float">
            <text:p>720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廣元工程興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塊寮排水護岸(大同橋至六嘉橋之間)改善工程</text:p>
          </table:table-cell>
          <table:table-cell table:style-name="ce9" office:value-type="string" office:string-value="安定區" calcext:value-type="string">
            <text:p><text:s/>安定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廣元工程興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定區管寮里社區排水改善工程</text:p>
          </table:table-cell>
          <table:table-cell table:style-name="ce9" office:value-type="string" office:string-value="安定區" calcext:value-type="string">
            <text:p><text:s/>安定區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勝弘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龜丹里豬灶坑排水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656" calcext:value-type="float">
            <text:p>1,656 </text:p>
          </table:table-cell>
          <table:table-cell table:style-name="ce10" office:value-type="float" office:value="1656.101" calcext:value-type="float">
            <text:p>1,656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億益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草潭排水二期整治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振忠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鹿田里油車排水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960" calcext:value-type="float">
            <text:p>960 </text:p>
          </table:table-cell>
          <table:table-cell table:style-name="ce10" office:value-type="float" office:value="1200" calcext:value-type="float">
            <text:p>1,2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長青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二甲排水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style-name="ce10" office:value-type="float" office:value="2500" calcext:value-type="float">
            <text:p>2,500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愈達土木包工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下湖段592第號護岸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1700" calcext:value-type="float">
            <text:p>1,700 </text:p>
          </table:table-cell>
          <table:table-cell table:style-name="ce10" office:value-type="float" office:value="1400" calcext:value-type="float">
            <text:p>1,4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下湖里四分洋第二期排水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那拔里那拔林段359地號排水溝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style-name="ce10" office:value-type="float" office:value="1587" calcext:value-type="float">
            <text:p>1,587 </text:p>
          </table:table-cell>
          <table:table-cell table:style-name="ce10" office:value-type="float" office:value="1200" calcext:value-type="float">
            <text:p>1,2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誠達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大潭社區排水工程設計費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730" calcext:value-type="float">
            <text:p>73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評選" calcext:value-type="string">
            <text:p><text:s/>公開評選 </text:p>
          </table:table-cell>
          <table:table-cell table:style-name="ce5" office:value-type="string" calcext:value-type="string">
            <text:p>緯豐工程顧問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沙崙段1144-3地號排水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維信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坑內高分59附近野溝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300" calcext:value-type="float">
            <text:p>300 </text:p>
          </table:table-cell>
          <table:table-cell table:style-name="ce10" office:value-type="float" office:value="285" calcext:value-type="float">
            <text:p>285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大坪里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540" calcext:value-type="float">
            <text:p>540 </text:p>
          </table:table-cell>
          <table:table-cell table:style-name="ce10" office:value-type="float" office:value="432" calcext:value-type="float">
            <text:p>432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南164-1線旁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532" calcext:value-type="float">
            <text:p>532 </text:p>
          </table:table-cell>
          <table:table-cell table:style-name="ce10" office:value-type="float" office:value="505" calcext:value-type="float">
            <text:p>505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北寮里牛港嶺箱涵及坡地擋土牆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21" calcext:value-type="float">
            <text:p>121 </text:p>
          </table:table-cell>
          <table:table-cell table:style-name="ce10" office:value-type="float" office:value="144" calcext:value-type="float">
            <text:p>144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協興土木包工業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東和里南化段95-8號蝕溝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978" calcext:value-type="float">
            <text:p>1,978 </text:p>
          </table:table-cell>
          <table:table-cell table:style-name="ce10" office:value-type="float" office:value="1002.9" calcext:value-type="float">
            <text:p>1,003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 <text:s/>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北寮里神賜農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500.88" calcext:value-type="float">
            <text:p>1,501 </text:p>
          </table:table-cell>
          <table:table-cell table:style-name="ce10" office:value-type="float" office:value="1137.4" calcext:value-type="float">
            <text:p>1,137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協興土木包工業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龜丹里埔頭仔野溪整治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200" calcext:value-type="float">
            <text:p>1,200 </text:p>
          </table:table-cell>
          <table:table-cell table:style-name="ce10" office:value-type="float" office:value="880" calcext:value-type="float">
            <text:p>88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龜丹頂右支線橋野溪整治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510" calcext:value-type="float">
            <text:p>51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振忠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灣丘竹仔圾野溪整治延續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800" calcext:value-type="float">
            <text:p>1,800 </text:p>
          </table:table-cell>
          <table:table-cell table:style-name="ce10" office:value-type="float" office:value="880" calcext:value-type="float">
            <text:p>88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豐里里內豐高分51左15旁水井溝野溪治理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572" calcext:value-type="float">
            <text:p>1,572 </text:p>
          </table:table-cell>
          <table:table-cell table:style-name="ce10" office:value-type="float" office:value="940" calcext:value-type="float">
            <text:p>94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聖勳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山腳(口宵里段48、49號旁)野溪排水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704" calcext:value-type="float">
            <text:p>704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晉旺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斗六高分28左3左4旁野溪護岸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784" calcext:value-type="float">
            <text:p>784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望明里拔仔崙野溪護岸(梅干高分24右8旁)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200" calcext:value-type="float">
            <text:p>1,200 </text:p>
          </table:table-cell>
          <table:table-cell table:style-name="ce10" office:value-type="float" office:value="893" calcext:value-type="float">
            <text:p>893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北勢尾(舊社高枝27電桿旁)坑溝排水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2395" calcext:value-type="float">
            <text:p>2,395 </text:p>
          </table:table-cell>
          <table:table-cell table:style-name="ce10" office:value-type="float" office:value="982.2" calcext:value-type="float">
            <text:p>982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新社高分19右5旁野溪整治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800" calcext:value-type="float">
            <text:p>800 </text:p>
          </table:table-cell>
          <table:table-cell table:style-name="ce10" office:value-type="float" office:value="610.5" calcext:value-type="float">
            <text:p>611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寮仔野溪延續整治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700" calcext:value-type="float">
            <text:p>700 </text:p>
          </table:table-cell>
          <table:table-cell table:style-name="ce10" office:value-type="float" office:value="482" calcext:value-type="float">
            <text:p>482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進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層林里芋匏農路排水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250" calcext:value-type="float">
            <text:p>250 </text:p>
          </table:table-cell>
          <table:table-cell table:style-name="ce10" office:value-type="float" office:value="152.22" calcext:value-type="float">
            <text:p>152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南億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竹圍里佛聖段117、142、144地號旁排水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500" calcext:value-type="float">
            <text:p>500 </text:p>
          </table:table-cell>
          <table:table-cell table:style-name="ce10" office:value-type="float" office:value="394" calcext:value-type="float">
            <text:p>394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三埔里道路礦場高分27旁排水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800" calcext:value-type="float">
            <text:p>800 </text:p>
          </table:table-cell>
          <table:table-cell table:style-name="ce10" office:value-type="float" office:value="553" calcext:value-type="float">
            <text:p>553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治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沙田里坑內野溪延續整治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2967" calcext:value-type="float">
            <text:p>2,967 </text:p>
          </table:table-cell>
          <table:table-cell table:style-name="ce10" office:value-type="float" office:value="1866" calcext:value-type="float">
            <text:p>1,866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南億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吳府志士廟後野溪整治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996" calcext:value-type="float">
            <text:p>996 </text:p>
          </table:table-cell>
          <table:table-cell table:style-name="ce10" office:value-type="float" office:value="866" calcext:value-type="float">
            <text:p>866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密枝社區上方崩塌處理四期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800" calcext:value-type="float">
            <text:p>1,800 </text:p>
          </table:table-cell>
          <table:table-cell table:style-name="ce10" office:value-type="float" office:value="968" calcext:value-type="float">
            <text:p>968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億益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玉山里公園仔箱涵排水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520" calcext:value-type="float">
            <text:p>520 </text:p>
          </table:table-cell>
          <table:table-cell table:style-name="ce10" office:value-type="float" office:value="398.75" calcext:value-type="float">
            <text:p>399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耀土木包工業 <text:s text:c="2"/>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沙田里坑內高分52左6旁野溪護岸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10" office:value-type="float" office:value="1428" calcext:value-type="float">
            <text:p>1,428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進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崎頂里1鄰崩塌地處理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330" calcext:value-type="float">
            <text:p>330 </text:p>
          </table:table-cell>
          <table:table-cell table:style-name="ce10" office:value-type="float" office:value="225" calcext:value-type="float">
            <text:p>225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環湖溪前尾野溪支流整治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2304" calcext:value-type="float">
            <text:p>2,304 </text:p>
          </table:table-cell>
          <table:table-cell table:style-name="ce10" office:value-type="float" office:value="1800" calcext:value-type="float">
            <text:p>1,8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久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灣仔坑野溝整治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900" calcext:value-type="float">
            <text:p>900 </text:p>
          </table:table-cell>
          <table:table-cell table:style-name="ce10" office:value-type="float" office:value="936" calcext:value-type="float">
            <text:p>936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山上區玉峰里蘆芝坑野溪整治工程</text:p>
          </table:table-cell>
          <table:table-cell table:style-name="ce9" office:value-type="string" office:string-value="山上區" calcext:value-type="string">
            <text:p><text:s/>山上區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左鎮區光和段530地號旁野溪整治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number-columns-repeated="2" table:style-name="ce10" office:value-type="float" office:value="1752" calcext:value-type="float">
            <text:p>1,752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建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崎內里險潭(白水溪段348)野溪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1266" calcext:value-type="float">
            <text:p>1,266 </text:p>
          </table:table-cell>
          <table:table-cell table:style-name="ce10" office:value-type="float" office:value="1208.6" calcext:value-type="float">
            <text:p>1,209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南勢里鳥取坑野溪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4740" calcext:value-type="float">
            <text:p>4,740 </text:p>
          </table:table-cell>
          <table:table-cell table:style-name="ce10" office:value-type="float" office:value="805" calcext:value-type="float">
            <text:p>805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土崎里深堀尾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825" calcext:value-type="float">
            <text:p>825 </text:p>
          </table:table-cell>
          <table:table-cell table:style-name="ce10" office:value-type="float" office:value="579.15" calcext:value-type="float">
            <text:p>579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蜈蜞埔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360" calcext:value-type="float">
            <text:p>360 </text:p>
          </table:table-cell>
          <table:table-cell table:style-name="ce10" office:value-type="float" office:value="317.7" calcext:value-type="float">
            <text:p>318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北花里五甲段2349地號崩塌地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562.5" calcext:value-type="float">
            <text:p>563 </text:p>
          </table:table-cell>
          <table:table-cell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里涼溪護岸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1100" calcext:value-type="float">
            <text:p>1,100 </text:p>
          </table:table-cell>
          <table:table-cell table:style-name="ce10" office:value-type="float" office:value="570" calcext:value-type="float">
            <text:p>57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舊社高分6右5旁野溪護岸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285" calcext:value-type="float">
            <text:p>285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崎內里7鄰妙德禪寺旁崩塌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2916" calcext:value-type="float">
            <text:p>2,916 </text:p>
          </table:table-cell>
          <table:table-cell table:style-name="ce10" office:value-type="float" office:value="1680" calcext:value-type="float">
            <text:p>1,68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南164-1號柑仔園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1446.1" calcext:value-type="float">
            <text:p>1,446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中坑里水樓野溝整治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10" office:value-type="float" office:value="1269.6" calcext:value-type="float">
            <text:p>1,27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龍船里埤仔石柱崩塌地處理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龍船里苦苓湖崩塌地處理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300" calcext:value-type="float">
            <text:p>300 </text:p>
          </table:table-cell>
          <table:table-cell table:style-name="ce10" office:value-type="float" office:value="285" calcext:value-type="float">
            <text:p>285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檳榔宅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560" calcext:value-type="float">
            <text:p>560 </text:p>
          </table:table-cell>
          <table:table-cell table:style-name="ce10" office:value-type="float" office:value="471.2" calcext:value-type="float">
            <text:p>471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牛埔里烏山腳崩塌地處理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320.875" calcext:value-type="float">
            <text:p>321 </text:p>
          </table:table-cell>
          <table:table-cell table:style-name="ce10" office:value-type="float" office:value="164.5" calcext:value-type="float">
            <text:p>165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南勢里中旬野溪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450" calcext:value-type="float">
            <text:p>450 </text:p>
          </table:table-cell>
          <table:table-cell table:style-name="ce10" office:value-type="float" office:value="382.5" calcext:value-type="float">
            <text:p>383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南勢里崁頭山野溪(2)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1975" calcext:value-type="float">
            <text:p>1,975 </text:p>
          </table:table-cell>
          <table:table-cell table:style-name="ce10" office:value-type="float" office:value="1620" calcext:value-type="float">
            <text:p>1,62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環湖里燒灰崩塌地治理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1550" calcext:value-type="float">
            <text:p>1,550 </text:p>
          </table:table-cell>
          <table:table-cell table:style-name="ce10" office:value-type="float" office:value="1038.5" calcext:value-type="float">
            <text:p>1,039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密枝里密枝店仔排水設施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210" calcext:value-type="float">
            <text:p>210 </text:p>
          </table:table-cell>
          <table:table-cell table:style-name="ce10" office:value-type="float" office:value="260.4" calcext:value-type="float">
            <text:p>26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內埔底野溪護岸基礎補強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35" calcext:value-type="float">
            <text:p>135 </text:p>
          </table:table-cell>
          <table:table-cell table:style-name="ce10" office:value-type="float" office:value="156" calcext:value-type="float">
            <text:p>156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三和里農地排水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700" calcext:value-type="float">
            <text:p>700 </text:p>
          </table:table-cell>
          <table:table-cell table:style-name="ce10" office:value-type="float" office:value="576" calcext:value-type="float">
            <text:p>576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斗六高分22-1旁野溪護岸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500" calcext:value-type="float">
            <text:p>1,500 </text:p>
          </table:table-cell>
          <table:table-cell table:style-name="ce10" office:value-type="float" office:value="974.4" calcext:value-type="float">
            <text:p>974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東和里石松野溪延續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350" calcext:value-type="float">
            <text:p>350 </text:p>
          </table:table-cell>
          <table:table-cell table:style-name="ce10" office:value-type="float" office:value="336" calcext:value-type="float">
            <text:p>336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耀土木包工業 <text:s/>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東和里菁埔寮段地號17-50號護岸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240" calcext:value-type="float">
            <text:p>240 </text:p>
          </table:table-cell>
          <table:table-cell table:style-name="ce10" office:value-type="float" office:value="285" calcext:value-type="float">
            <text:p>285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耀土木包工業 <text:s text:c="2"/>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里新埔段607-8地號排水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510" calcext:value-type="float">
            <text:p>510 </text:p>
          </table:table-cell>
          <table:table-cell table:style-name="ce10" office:value-type="float" office:value="450.45" calcext:value-type="float">
            <text:p>45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崎頂里新市子225-2號屋旁邊坡崩塌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172" calcext:value-type="float">
            <text:p>172 </text:p>
          </table:table-cell>
          <table:table-cell table:style-name="ce10" office:value-type="float" office:value="151.5" calcext:value-type="float">
            <text:p>152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中坑馬鞍農路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1900" calcext:value-type="float">
            <text:p>1,900 </text:p>
          </table:table-cell>
          <table:table-cell table:style-name="ce10" office:value-type="float" office:value="935.55" calcext:value-type="float">
            <text:p>936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左鎮區草山里草山溪旁(草山段22-1及24-1地號)護岸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number-columns-repeated="2" table:style-name="ce10" office:value-type="float" office:value="224" calcext:value-type="float">
            <text:p>224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古都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六溪里六重溪8號防砂壩上游護岸崩塌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昇億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牛埔里牛埔崩塌地處理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225" calcext:value-type="float">
            <text:p>225 </text:p>
          </table:table-cell>
          <table:table-cell table:style-name="ce10" office:value-type="float" office:value="597.5" calcext:value-type="float">
            <text:p>598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順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龍船里龍船窩野溪改善二期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719" calcext:value-type="float">
            <text:p>719 </text:p>
          </table:table-cell>
          <table:table-cell table:style-name="ce10" office:value-type="float" office:value="504.4" calcext:value-type="float">
            <text:p>504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南化里176-2區道往龍湖寺旁排水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814" calcext:value-type="float">
            <text:p>814 </text:p>
          </table:table-cell>
          <table:table-cell table:style-name="ce10" office:value-type="float" office:value="692.5" calcext:value-type="float">
            <text:p>693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佳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西埔里水溝改善二期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number-columns-repeated="2" table:style-name="ce10" office:value-type="float" office:value="353" calcext:value-type="float">
            <text:p>353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明耀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內湖野溪整治延續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1200" calcext:value-type="float">
            <text:p>1,200 </text:p>
          </table:table-cell>
          <table:table-cell table:style-name="ce10" office:value-type="float" office:value="719.5" calcext:value-type="float">
            <text:p>72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大匏崙廟附近野溝整治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style-name="ce10" office:value-type="float" office:value="1300" calcext:value-type="float">
            <text:p>1,300 </text:p>
          </table:table-cell>
          <table:table-cell table:style-name="ce10" office:value-type="float" office:value="1302" calcext:value-type="float">
            <text:p>1,302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龜子港排水支流流末護岸(右岸)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瑝雄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南廍排水護岸興建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金鴻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麻寮中排二護岸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菁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甲東里牛坔支流上游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1200" calcext:value-type="float">
            <text:p>1,2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岸內排水(南榮技術學院)排水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2500" calcext:value-type="float">
            <text:p>2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顏格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坔頭港急水溪舊堤防道鋪設柏油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禹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科里排水(科里145號旁)設置欄杆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270" calcext:value-type="float">
            <text:p>270 </text:p>
          </table:table-cell>
          <table:table-cell table:style-name="ce10" office:value-type="float" office:value="250" calcext:value-type="float">
            <text:p>25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柳營區大腳腿排水(五軍營西側)改善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巨曜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將軍區北嘉中排一排水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style-name="ce10" office:value-type="float" office:value="11800" calcext:value-type="float">
            <text:p>11,800 </text:p>
          </table:table-cell>
          <table:table-cell table:style-name="ce10" office:value-type="float" office:value="1000" calcext:value-type="float">
            <office:annotation draw:style-name="gr1" draw:text-style-name="P2" svg:width="0.004cm" svg:height="2.09cm" svg:x="17.433cm" svg:y="217.994cm" draw:caption-point-x="-0.011cm" draw:caption-point-y="-7.796cm">
              <dc:date>2025-01-02T00:00:00</dc:date>
              <text:p text:style-name="P1"><text:span text:style-name="T1">user:</text:span></text:p>
              <text:p text:style-name="P1"><text:span text:style-name="T2">扣除非發包金額，未超過</text:span><text:span text:style-name="T2">100</text:span><text:span text:style-name="T2">萬元</text:span></text:p>
            </office:annotation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岦珅營造有限公司</text:p>
          </table:table-cell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北門區頭港排水下游段右岸護岸加高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世全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福安段1252地號排水溝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奕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玉豐里南89線旁(近蓮花公園入口處)排水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670" calcext:value-type="float">
            <text:p>67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外角里雨水下水道出口處排水溝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汴頭里洪厝溪洲10、11鄰排水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坤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秀祐里頂秀祐段628-1及636-1地號排水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1500" calcext:value-type="float">
            <text:p>1,500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坤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謝安里謝厝寮排水護岸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健曜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南勢里二處倒洪吸工間排水溝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健曜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龜子港下游(火燒珠橋上游左岸)護岸基礎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瑝雄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龍湖里248巷道路排水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1600" calcext:value-type="float">
            <text:p>1,6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久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大丘里南勢坑碧蓮邊坡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久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嘉南里南藝大前官田溪支流上游改善工程(第二期)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3000" calcext:value-type="float">
            <text:p>3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鼎泰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海澄里番仔寮中排二下游段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下營小排1-1下游護岸復原後續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2600" calcext:value-type="float">
            <text:p>2,600 </text:p>
          </table:table-cell>
          <table:table-cell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將軍區三吉中排一排水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style-name="ce10" office:value-type="float" office:value="9000" calcext:value-type="float">
            <text:p>9,000 </text:p>
          </table:table-cell>
          <table:table-cell table:style-name="ce10" office:value-type="float" office:value="1000" calcext:value-type="float">
            <office:annotation draw:style-name="gr2" draw:text-style-name="P2" svg:width="0.004cm" svg:height="2.089cm" svg:x="17.433cm" svg:y="226.726cm" draw:caption-point-x="-0.011cm" draw:caption-point-y="-7.797cm">
              <dc:date>2025-01-02T00:00:00</dc:date>
              <text:p text:style-name="P1"><text:span text:style-name="T1">user:</text:span></text:p>
              <text:p text:style-name="P1"><text:span text:style-name="T2">扣除非發包金額，未超過</text:span><text:span text:style-name="T2">100</text:span><text:span text:style-name="T2">萬元</text:span></text:p>
            </office:annotation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岦珅營造有限公司</text:p>
          </table:table-cell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將軍區山子腳排水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style-name="ce10" office:value-type="float" office:value="2600" calcext:value-type="float">
            <text:p>2,600 </text:p>
          </table:table-cell>
          <table:table-cell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金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將軍區頂寮中排一排水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10" office:value-type="float" office:value="1000" calcext:value-type="float">
            <office:annotation draw:style-name="gr2" draw:text-style-name="P2" svg:width="0.004cm" svg:height="2.089cm" svg:x="17.433cm" svg:y="227.89cm" draw:caption-point-x="-0.011cm" draw:caption-point-y="-7.797cm">
              <dc:date>2025-01-02T00:00:00</dc:date>
              <text:p text:style-name="P1"><text:span text:style-name="T1">user:</text:span></text:p>
              <text:p text:style-name="P1"><text:span text:style-name="T2">扣除非發包金額，未超過</text:span><text:span text:style-name="T2">100</text:span><text:span text:style-name="T2">萬元</text:span></text:p>
            </office:annotation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堯壹土木包工業</text:p>
          </table:table-cell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下營區連表中排二中游段改善工程(第二期)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巨曜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鹽水南線高速公路西側1K+405排水護岸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style-name="ce10" office:value-type="float" office:value="2240" calcext:value-type="float">
            <text:p>2,240 </text:p>
          </table:table-cell>
          <table:table-cell table:style-name="ce10" office:value-type="float" office:value="2200" calcext:value-type="float">
            <text:p>2,2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偉順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月津港排水護岸改善工程(第二期)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3110" calcext:value-type="float">
            <text:p>3,11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仕強營造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子龍里學甲分線排水護欄延續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880" calcext:value-type="float">
            <text:p>880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子龍里子良廟中排三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6440" calcext:value-type="float">
            <text:p>6,440 </text:p>
          </table:table-cell>
          <table:table-cell table:style-name="ce10" office:value-type="float" office:value="1000" calcext:value-type="float">
            <office:annotation draw:style-name="gr1" draw:text-style-name="P2" svg:width="0.004cm" svg:height="2.09cm" svg:x="17.433cm" svg:y="230.8cm" draw:caption-point-x="-0.011cm" draw:caption-point-y="-7.796cm">
              <dc:date>2025-01-02T00:00:00</dc:date>
              <text:p text:style-name="P1"><text:span text:style-name="T1">user:</text:span></text:p>
              <text:p text:style-name="P1"><text:span text:style-name="T2">扣除非發包金額，未超過</text:span><text:span text:style-name="T2">100</text:span><text:span text:style-name="T2">萬元</text:span></text:p>
            </office:annotation>
            <text:p>1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大承土木包工業</text:p>
          </table:table-cell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七股區義合中排排水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東拓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大寮排水佳龍橋旁防汛道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大承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嘉福里社區連接後港中排水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550" calcext:value-type="float">
            <text:p>550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大潭里南邊排水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百利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菁寮大排長短樹護岸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3000" calcext:value-type="float">
            <text:p>3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瓏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三榮里木柵排水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松右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埤寮天鵝湖園區截水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秦佑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頭港排水防汛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990" calcext:value-type="float">
            <text:p>990 </text:p>
          </table:table-cell>
          <table:table-cell table:style-name="ce10" office:value-type="float" office:value="850" calcext:value-type="float">
            <text:p>85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新達里頂山寮部落排水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佳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東豐中排一上游段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興忠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下林里下林段338地號排水溝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三塊厝渡頭溪上游排水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1200" calcext:value-type="float">
            <text:p>1,2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新東里部落排水溝護岸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玖郁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嘉田里部落排水溝護岸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巨曜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牛坔大排上游段後續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位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北二鎮排水護岸續建工程(第二期)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豐土木包工業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河東段385地號旁崁仔頭部落排水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三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竹門大排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岦珅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天鵝湖既有設施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2500" calcext:value-type="float">
            <text:p>2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盈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平和里宅仔港排水護岸改善工程(第二期)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2500" calcext:value-type="float">
            <text:p>2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東拓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將軍區西和里排水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number-columns-repeated="2" table:style-name="ce10" office:value-type="float" office:value="250" calcext:value-type="float">
            <text:p>25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金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門區頭港排水鄰近蚵寮抽水站防汛缺口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世全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新達里南山寮小排1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3250" calcext:value-type="float">
            <text:p>3,25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岦珅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大灣小排2排水箱涵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佳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豐和里必應公北側草坔小排8防汛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340" calcext:value-type="float">
            <text:p>34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堆高營造工程有限公司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田寮排水津港橋下游左岸排水護岸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泰豐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中民里謝厝寮中排二下游護岸新建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竹埔里1鄰至竹子腳橋段右側護堤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南65線旁拔子林排水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1800" calcext:value-type="float">
            <text:p>1,8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國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北勢里排水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山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麻豆寮排水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二鎮曬糞場旁排水改善工程(第二期)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牛坔排水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171甲線旁溝仔墘排水溝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內郭里蘆芝溝溪上游支流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進佶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社子里六雙部落官田小排支線排水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九銘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湖山排水支流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880" calcext:value-type="float">
            <text:p>88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良威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海澄里番仔寮中排二護岸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岦珅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嘉福里社區連接後港中排水路改善工程(第二期)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400" calcext:value-type="float">
            <text:p>1,4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岦珅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南下營中排二上游段後續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大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看坪里北塭中排後續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1800" calcext:value-type="float">
            <text:p>1,8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安西里文化西路社區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240" calcext:value-type="float">
            <text:p>24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同安中排2-4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竹港中排支線排水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1200" calcext:value-type="float">
            <text:p>1,2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西港區旱田排水第二期改善工程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number-columns-repeated="2" table:style-name="ce10" office:value-type="float" office:value="1635" calcext:value-type="float">
            <text:p>1,635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志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蚶寮里連接塭內中排之主要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五塊寮小排3-1下游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大埕里鹽埕地壘球場前排水溝加蓋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柳營區山子腳排延續改善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松右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月津港排水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3000" calcext:value-type="float">
            <text:p>3,0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日新營區前排水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上仁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八老爺排防汛道路(柳營路旁)AC改善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水利工程</text:p>
          </table:table-cell>
          <table:table-cell table:style-name="ce9" office:value-type="string" office:string-value="水利局" calcext:value-type="string">
            <text:p><text:s/>水利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日新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金華路1段352巷口埋管搶修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style-name="ce10" office:value-type="float" office:value="78" calcext:value-type="float">
            <text:p>78 </text:p>
          </table:table-cell>
          <table:table-cell table:style-name="ce10" office:value-type="float" office:value="78.383" calcext:value-type="float">
            <text:p>7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>
            <office:annotation draw:style-name="gr3" draw:text-style-name="P2" svg:width="1.22cm" svg:height="2.14cm" svg:x="32.299cm" svg:y="0.767cm" draw:caption-point-x="-0.558cm" draw:caption-point-y="253.087cm">
              <dc:date>2025-01-02T00:00:00</dc:date>
              <text:p text:style-name="P1"><text:span text:style-name="T1">user:</text:span></text:p>
              <text:p text:style-name="P1"><text:span text:style-name="T2">與養護二股玟炘確認為配合供料</text:span></text:p>
              <text:p text:style-name="P1"><text:span text:style-name="T2"/></text:p>
            </office:annotation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海佃路一段158巷口水溝排水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43" calcext:value-type="float">
            <text:p>43 </text:p>
          </table:table-cell>
          <table:table-cell table:style-name="ce10" office:value-type="float" office:value="43.841" calcext:value-type="float">
            <text:p>4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府安路六段45巷31號前水溝排水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43" calcext:value-type="float">
            <text:p>43 </text:p>
          </table:table-cell>
          <table:table-cell table:style-name="ce10" office:value-type="float" office:value="43.841" calcext:value-type="float">
            <text:p>4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溪洲里南23區道道路路面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24" calcext:value-type="float">
            <text:p>12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潭洲里番子寮道路鋪面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968" calcext:value-type="float">
            <text:p>96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永安橋混凝土護欄破損剝落搶修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45" calcext:value-type="float">
            <text:p>45 </text:p>
          </table:table-cell>
          <table:table-cell table:style-name="ce10" office:value-type="float" office:value="45.1" calcext:value-type="float">
            <text:p>45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南港里67線高樹公路下道路加封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333" calcext:value-type="float">
            <text:p>333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南74線與台1線交叉口路面加封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明和公園增設體健設施及石桌椅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49.282" calcext:value-type="float">
            <text:p>4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穎程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增加和意公園入口意象工程</text:p>
          </table:table-cell>
          <table:table-cell table:style-name="ce9" office:value-type="string" office:string-value="中西區" calcext:value-type="string">
            <text:p><text:s/>中西區 </text:p>
          </table:table-cell>
          <table:table-cell table:number-columns-repeated="2" table:style-name="ce10" office:value-type="float" office:value="96.028" calcext:value-type="float">
            <text:p>9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開山公園遊樂設施增設遮陽網工程</text:p>
          </table:table-cell>
          <table:table-cell table:style-name="ce9" office:value-type="string" office:string-value="中西區" calcext:value-type="string">
            <text:p><text:s/>中西區 </text:p>
          </table:table-cell>
          <table:table-cell table:number-columns-repeated="2" table:style-name="ce10" office:value-type="float" office:value="99.732" calcext:value-type="float">
            <text:p>1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麥國際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都里樹木移植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4.705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平路新種植小葉辦理移植工程</text:p>
          </table:table-cell>
          <table:table-cell table:style-name="ce9" office:value-type="string" office:string-value="安平區" calcext:value-type="string">
            <text:p><text:s/>安平區 </text:p>
          </table:table-cell>
          <table:table-cell table:number-columns-repeated="2" table:style-name="ce10" office:value-type="float" office:value="9" calcext:value-type="float">
            <text:p>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省躬三街91號至灣裡路88巷口路面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576" calcext:value-type="float">
            <text:p>57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觀光城158號路口交通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228" calcext:value-type="float">
            <text:p>22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安中路三段與智安一街道路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952" calcext:value-type="float">
            <text:p>95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臺南公園增設石桌椅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85.907" calcext:value-type="float">
            <text:p>8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永華等六行政區路燈增設及汰換工程(增設路燈1組，汰換老舊燈具7組)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5" calcext:value-type="float">
            <text:p>1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開元振興公園體健設施損壞維修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20.816" calcext:value-type="float">
            <text:p>2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連雅堂紀念公園體健設施損壞維修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28.875" calcext:value-type="float">
            <text:p>2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南區安中路一段698巷前黑板樹竄根移植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44.321" calcext:value-type="float">
            <text:p>4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州北運動公園網球場地下塌修復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37.595" calcext:value-type="float">
            <text:p>3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金三角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文成三路890號對面路燈調整方向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1.653" calcext:value-type="float">
            <text:p>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府安路3段290-295號前南側溝蓋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6.373" calcext:value-type="float">
            <text:p>9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長和路二段101號邊溝蓋增設工程(中國安南分院對面)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6.288" calcext:value-type="float">
            <text:p>9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福安里公71公園增設木板牆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99.11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水萍塭公園改善樹根裸露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4.815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小西里公園花架增設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99.313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水萍塭公園增設石桌椅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79.27" calcext:value-type="float">
            <text:p>7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綠也景觀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文聖公園改善樹木竄根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56.669" calcext:value-type="float">
            <text:p>5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綠也景觀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竹溪寺外改善行道樹竄根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77.506" calcext:value-type="float">
            <text:p>7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次郎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國平路192號.216號汰換鈉光燈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11.612" calcext:value-type="float">
            <text:p>1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正興街61巷7號旁路燈拔除附掛電桿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10.5" calcext:value-type="float">
            <text:p>1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崑山里國光五街等道路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1560" calcext:value-type="float">
            <text:p>1,560 </text:p>
          </table:table-cell>
          <table:table-cell table:style-name="ce10" office:value-type="float" office:value="1450" calcext:value-type="float">
            <text:p>1,4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代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公學路一段124巷旁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80" calcext:value-type="float">
            <text:p>8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改善海安路、郡安路等人行道樹穴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95.146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竹茂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改善萬年公園水池護坡坍塌及土壤惡臭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89.303" calcext:value-type="float">
            <text:p>8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明和公園增設花架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8.84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偉銓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開元振興公園樹圍石座椅搶修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3.514" calcext:value-type="float">
            <text:p>9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宜華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和緯路三段路樹竄根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6.469" calcext:value-type="float">
            <text:p>9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環館路、安和路等三處行道樹移植及補植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86.877" calcext:value-type="float">
            <text:p>8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育德一街、北成路、立賢路等竄根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8.784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元等二處公園鋪設草皮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8.894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20公園整地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49.657" calcext:value-type="float">
            <text:p>5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明和公園增設座椅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9.887" calcext:value-type="float">
            <text:p>1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改善南聖公園花架底層鋪面過低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8.74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千禧公園、大福公園及文華公園等三處公園增設體健設施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5.34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山南路467巷等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690" calcext:value-type="float">
            <text:p>69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162-1線區(水廠高分7)AC路面修復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1240" calcext:value-type="float">
            <text:p>1,2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改善東寧公園排水不良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7.792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裕敬公園、裕華公園、裕聖公園等三處公園增設體健設施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2.4" calcext:value-type="float">
            <text:p>9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明和公園增設簡易涼亭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6.978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宜華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智公園增設體健器材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8.123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改善東寧公園溜冰場土壤流失導致積水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75.521" calcext:value-type="float">
            <text:p>7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湧基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明興路619巷499弄120號增設路燈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6.5" calcext:value-type="float">
            <text:p>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州北運動公園增鋪紅土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9.75" calcext:value-type="float">
            <text:p>1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台新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安豐六街25巷1號至29號間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媽祖宮二街126巷路面AC加封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大眾路300號南側積水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8.408" calcext:value-type="float">
            <text:p>9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怡安路2段(北安路口至怡安路61號)對面及安中路三段(海佃路2段至置安一街口)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3074" calcext:value-type="float">
            <text:p>3,07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海佃路二段(海佃路二段31號至同安路)南下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512" calcext:value-type="float">
            <text:p>2,51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南灣里ˋ北灣里ˋ東灣里道路加封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6105" calcext:value-type="float">
            <text:p>6,105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內角里內角部落路面加封工程</text:p>
          </table:table-cell>
          <table:table-cell table:style-name="ce9" office:value-type="string" office:string-value="白河區 " calcext:value-type="string">
            <text:p><text:s/>白河區 <text:s/></text:p>
          </table:table-cell>
          <table:table-cell table:number-columns-repeated="2" table:style-name="ce10" office:value-type="float" office:value="318" calcext:value-type="float">
            <text:p>31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廣安里1鄰路面加封工程</text:p>
          </table:table-cell>
          <table:table-cell table:style-name="ce9" office:value-type="string" office:string-value="白河區 " calcext:value-type="string">
            <text:p><text:s/>白河區 <text:s/></text:p>
          </table:table-cell>
          <table:table-cell table:number-columns-repeated="2" table:style-name="ce10" office:value-type="float" office:value="183" calcext:value-type="float">
            <text:p>183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東勢里路面加封工程</text:p>
          </table:table-cell>
          <table:table-cell table:style-name="ce9" office:value-type="string" office:string-value="東山區 " calcext:value-type="string">
            <text:p><text:s/>東山區 <text:s/></text:p>
          </table:table-cell>
          <table:table-cell table:number-columns-repeated="2" table:style-name="ce10" office:value-type="float" office:value="297" calcext:value-type="float">
            <text:p>297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東勢二街及東仁街81巷路面加封工程</text:p>
          </table:table-cell>
          <table:table-cell table:style-name="ce9" office:value-type="string" office:string-value="東山區 " calcext:value-type="string">
            <text:p><text:s/>東山區 <text:s/></text:p>
          </table:table-cell>
          <table:table-cell table:number-columns-repeated="2" table:style-name="ce10" office:value-type="float" office:value="156" calcext:value-type="float">
            <text:p>15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大社里西與角內2條部落道路加封工程</text:p>
          </table:table-cell>
          <table:table-cell table:style-name="ce9" office:value-type="string" office:string-value="新市區 " calcext:value-type="string">
            <text:p><text:s/>新市區 <text:s/></text:p>
          </table:table-cell>
          <table:table-cell table:number-columns-repeated="2" table:style-name="ce10" office:value-type="float" office:value="429" calcext:value-type="float">
            <text:p>42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大社里與角道路建請加封工程</text:p>
          </table:table-cell>
          <table:table-cell table:style-name="ce9" office:value-type="string" office:string-value="新市區 " calcext:value-type="string">
            <text:p><text:s/>新市區 <text:s/></text:p>
          </table:table-cell>
          <table:table-cell table:number-columns-repeated="2" table:style-name="ce10" office:value-type="float" office:value="1020" calcext:value-type="float">
            <text:p>1,02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崇德21接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623.08" calcext:value-type="float">
            <text:p>623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東寧路至大學路路面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232" calcext:value-type="float">
            <text:p>1,23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崇善13街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469.66" calcext:value-type="float">
            <text:p>47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柳營區舊台一線(南95線旁)拆除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number-columns-repeated="2"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成峰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蘭花展會場聯外道路加封工程</text:p>
          </table:table-cell>
          <table:table-cell table:style-name="ce9" office:value-type="string" office:string-value="後壁區 " calcext:value-type="string">
            <text:p><text:s/>後壁區 <text:s/></text:p>
          </table:table-cell>
          <table:table-cell table:number-columns-repeated="2" table:style-name="ce10" office:value-type="float" office:value="819" calcext:value-type="float">
            <text:p>81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南181線及新中營區前道路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8040" calcext:value-type="float">
            <text:p>8,0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中山南路467巷等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035" calcext:value-type="float">
            <text:p>1,03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臺南公園北門段地勢低漥填平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6.194" calcext:value-type="float">
            <text:p>9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竹茂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生公園增設座椅與修復連鎖步道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76.624" calcext:value-type="float">
            <text:p>7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宜華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改善東寧公園木製椅子腐朽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0.24" calcext:value-type="float">
            <text:p>9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佛壇里公園增設拉筋台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31.421" calcext:value-type="float">
            <text:p>3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麥國際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再興里二號公園增設體健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32.524" calcext:value-type="float">
            <text:p>3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順公園增設體健設施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7.02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溪東水岸公園棚架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4.98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小東公園集水井鍍鋅蓋及烤漆錏管檔車阻增設搶修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7.351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湧基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育安、高興等公園增設燈具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61.382" calcext:value-type="float">
            <text:p>6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金三角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振興里公兒10設施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39.635" calcext:value-type="float">
            <text:p>4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安昌街220巷口至環福街口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66" calcext:value-type="float">
            <text:p>16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林森路一段(崇明路至崇德路)自行車道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39" calcext:value-type="float">
            <text:p>3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本原街一段97巷163-232號間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530" calcext:value-type="float">
            <text:p>53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明興路1425巷14弄28號旁巷道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06" calcext:value-type="float">
            <text:p>10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文東街AC路面重鋪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34" calcext:value-type="float">
            <text:p>93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農漁路修繕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南華街41號旁巷道路登配合台電遷桿，辦理接電點改接及遷移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4.56" calcext:value-type="float">
            <text:p>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長東街103巷7號對面加掛一路燈組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5.725" calcext:value-type="float">
            <text:p>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開山里公園增設花架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99.49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灣裡公園及舊美食廣場綠美化工程規劃設計及監造費</text:p>
          </table:table-cell>
          <table:table-cell table:style-name="ce9" office:value-type="string" office:string-value="善化區 " calcext:value-type="string">
            <text:p><text:s/>善化區 <text:s/></text:p>
          </table:table-cell>
          <table:table-cell table:number-columns-repeated="2" table:style-name="ce10" office:value-type="float" office:value="825" calcext:value-type="float">
            <text:p>82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李凱傑建築師事務所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舊新化分局前空地改善工程</text:p>
          </table:table-cell>
          <table:table-cell table:style-name="ce9" office:value-type="string" office:string-value="新化區 " calcext:value-type="string">
            <text:p><text:s/>新化區 <text:s/></text:p>
          </table:table-cell>
          <table:table-cell table:number-columns-repeated="2" table:style-name="ce10" office:value-type="float" office:value="1080" calcext:value-type="float">
            <text:p>1,08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招標中" calcext:value-type="string">
            <text:p><text:s/>辦理招標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山上區北勢洲曾文溪山上堤防道路旁鈉氣燈增設工程</text:p>
          </table:table-cell>
          <table:table-cell table:style-name="ce9" office:value-type="string" office:string-value="山上區 " calcext:value-type="string">
            <text:p><text:s/>山上區 <text:s/>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駿宏水電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老街照明改善工程</text:p>
          </table:table-cell>
          <table:table-cell table:style-name="ce9" office:value-type="string" office:string-value="新化區 " calcext:value-type="string">
            <text:p><text:s/>新化區 <text:s/>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上青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石湖里日光路燈更換水銀路燈工程</text:p>
          </table:table-cell>
          <table:table-cell table:style-name="ce9" office:value-type="string" office:string-value="大內區 " calcext:value-type="string">
            <text:p><text:s/>大內區 <text:s/></text:p>
          </table:table-cell>
          <table:table-cell table:number-columns-repeated="2" table:style-name="ce10" office:value-type="float" office:value="534.5" calcext:value-type="float">
            <text:p>53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水電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港區竹林里等轄區內路燈裝設工程</text:p>
          </table:table-cell>
          <table:table-cell table:style-name="ce9" office:value-type="string" office:string-value="西港區 " calcext:value-type="string">
            <text:p><text:s/>西港區 <text:s/></text:p>
          </table:table-cell>
          <table:table-cell table:number-columns-repeated="2" table:style-name="ce10" office:value-type="float" office:value="352" calcext:value-type="float">
            <text:p>35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駿宏水電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東里公53花架彈性鋪面工程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56.4" calcext:value-type="float">
            <text:p>5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和晟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中民、謝安里路燈照明工程</text:p>
          </table:table-cell>
          <table:table-cell table:style-name="ce9" office:value-type="string" office:string-value="麻豆區 " calcext:value-type="string">
            <text:p><text:s/>麻豆區 <text:s/>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16" office:value-type="string" calcext:value-type="string">
            <text:p>上青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光明里綠地設置石桌椅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41.785" calcext:value-type="float">
            <text:p>4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二也景觀設計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連雅堂公園設施增設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32.524" calcext:value-type="float">
            <text:p>3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湧基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埤頭里都市計畫道路永安宮後柏油路面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山上區道路老舊破損協助鋪設AC封面</text:p>
          </table:table-cell>
          <table:table-cell table:style-name="ce9" office:value-type="string" office:string-value="山上區" calcext:value-type="string">
            <text:p><text:s/>山上區 </text:p>
          </table:table-cell>
          <table:table-cell table:number-columns-repeated="2" table:style-name="ce10" office:value-type="float" office:value="1920" calcext:value-type="float">
            <text:p>1,9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安中路一段699巷及703巷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718" calcext:value-type="float">
            <text:p>71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公園北路路面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498" calcext:value-type="float">
            <text:p>49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忠華東路一段80巷AC路面重鋪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246" calcext:value-type="float">
            <text:p>24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東愛路道路加封工程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339" calcext:value-type="float">
            <text:p>33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殯葬所前道路加封工程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501" calcext:value-type="float">
            <text:p>501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角帶里道路加封工程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198" calcext:value-type="float">
            <text:p>19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清潔隊內停車場加封工程</text:p>
          </table:table-cell>
          <table:table-cell table:style-name="ce9" office:value-type="string" office:string-value="鹽水區 " calcext:value-type="string">
            <text:p><text:s/>鹽水區 <text:s/></text:p>
          </table:table-cell>
          <table:table-cell table:number-columns-repeated="2" table:style-name="ce10" office:value-type="float" office:value="390" calcext:value-type="float">
            <text:p>39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水交社61圍籬損壞搶修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38.918" calcext:value-type="float">
            <text:p>3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億載公園設置休憩活動設施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8.453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田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再興里公園設置休憩活動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0.074" calcext:value-type="float">
            <text:p>9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凱德公園增社安全地墊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65.378" calcext:value-type="float">
            <text:p>6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城北路等路樹移植及竄根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80.593" calcext:value-type="float">
            <text:p>8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福路一段等樹木修剪及移植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49.502" calcext:value-type="float">
            <text:p>5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金華路一段410號(湯姆熊)對面增設路燈照明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7.616" calcext:value-type="float">
            <text:p>1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平安里5鄰57號宅旁巷道與側溝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義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南勢里崁頭山往冷水坑(仙公高幹78左17)道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1200" calcext:value-type="float">
            <text:p>1,2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奕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蓮潭里舊中山堂往大山宮巷道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250" calcext:value-type="float">
            <text:p>2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志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福安里南76線4K+035~435路面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850" calcext:value-type="float">
            <text:p>8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東河里(白六高幹192A1)道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奕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科里里嶺腳往山腳部落道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315" calcext:value-type="float">
            <text:p>31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奕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東中里勝利街道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奕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仙草里7鄰往86~87道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780" calcext:value-type="float">
            <text:p>7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六溪里檨子坑王爺廟旁巷道排水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257" calcext:value-type="float">
            <text:p>257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駿霖營造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新營區埤寮里轄內主要道路南側排水溝(埤寮15-3號前)排水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泰元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埤寮里轄內巷道路面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694" calcext:value-type="float">
            <text:p>69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金定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柳營區太康里庄內排水改善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number-columns-repeated="2"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巨耀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民榮里裕民路多處巷道等AC路面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1925" calcext:value-type="float">
            <text:p>1,92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柳營區旭山里庄內排水改善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number-columns-repeated="2" table:style-name="ce10" office:value-type="float" office:value="230" calcext:value-type="float">
            <text:p>2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松佑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門區蘆竹溝社區道路路面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750" calcext:value-type="float">
            <text:p>7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門區錦湖里道路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1600" calcext:value-type="float">
            <text:p>1,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將軍區嘉昌里社區巷道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堯壹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慈福里民族路33巷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623" calcext:value-type="float">
            <text:p>623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佳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安西里東溪洲道路側溝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820" calcext:value-type="float">
            <text:p>8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謝安里44-1號前巷道排水溝新建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佳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油車里自強街道路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官田區渡頭里道路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560" calcext:value-type="float">
            <text:p>5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龍湖里中華路248巷排水溝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790" calcext:value-type="float">
            <text:p>79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久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甲東里四維街2巷道路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240" calcext:value-type="float">
            <text:p>2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位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甲東里裕農街89巷道路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位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甲東裕農街264巷道路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254" calcext:value-type="float">
            <text:p>25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位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小埤里普天宮前至麻學路口段道路側溝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465" calcext:value-type="float">
            <text:p>46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雄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六甲中社里巷道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華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營和段584地號(義興堂旁)道路側溝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連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大山里南49線道路拓寬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1014" calcext:value-type="float">
            <text:p>1,01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堯壹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埤頭里柏油封面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682" calcext:value-type="float">
            <text:p>68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小埤里內道路鋪面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342" calcext:value-type="float">
            <text:p>34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中山路西側側溝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861" calcext:value-type="float">
            <text:p>1,861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承土木包工業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溪州里社區道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義合里第二鄰道路排水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1371" calcext:value-type="float">
            <text:p>1,371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朝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港區檨林里太西社區道路側溝改善工程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number-columns-repeated="2" table:style-name="ce10" office:value-type="float" office:value="730" calcext:value-type="float">
            <text:p>7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百村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定區港口里道路柏油改善工程</text:p>
          </table:table-cell>
          <table:table-cell table:style-name="ce9" office:value-type="string" office:string-value="安定區" calcext:value-type="string">
            <text:p><text:s/>安定區 </text:p>
          </table:table-cell>
          <table:table-cell table:number-columns-repeated="2" table:style-name="ce10" office:value-type="float" office:value="1800" calcext:value-type="float">
            <text:p>1,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景黃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胡厝里安定排水與南128-1線橋面拓寬改善工程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480" calcext:value-type="float">
            <text:p>4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國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田寮里巷道排水溝改善工程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784" calcext:value-type="float">
            <text:p>78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勝弘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定區大同里新設箱涵工程</text:p>
          </table:table-cell>
          <table:table-cell table:style-name="ce9" office:value-type="string" office:string-value="安定區" calcext:value-type="string">
            <text:p><text:s/>安定區 </text:p>
          </table:table-cell>
          <table:table-cell table:number-columns-repeated="2" table:style-name="ce10" office:value-type="float" office:value="724" calcext:value-type="float">
            <text:p>72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廣園工程興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曲溪社區巷道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衛生一號排水旁道路路面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575" calcext:value-type="float">
            <text:p>57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招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太平里轄內道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招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太平里民生路234巷等道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220" calcext:value-type="float">
            <text:p>2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招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內江里土管聯外道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144" calcext:value-type="float">
            <text:p>14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店仔街及福德街道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後旦街及前園街道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458" calcext:value-type="float">
            <text:p>45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龜丹鹽水坑仔南186-2區道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990" calcext:value-type="float">
            <text:p>99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竹圍里中正路292巷及鹿陶社區道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750" calcext:value-type="float">
            <text:p>7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南台街等處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中正南路與小北路路口涵管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040" calcext:value-type="float">
            <text:p>1,0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英宏土木包工業</text:p>
          </table:table-cell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永康區中正南路592巷等處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 " calcext:value-type="string">
            <text:p><text:s/>公開取得 <text:s/></text:p>
          </table:table-cell>
          <table:table-cell table:style-name="ce5" office:value-type="string" calcext:value-type="string">
            <text:p>廣岦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忠孝路76巷道路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禹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三村一街(仁愛街至三村一街218號段)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428" calcext:value-type="float">
            <text:p>42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廣盛街153巷等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宇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南175線虎山道路路基崩塌修復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538" calcext:value-type="float">
            <text:p>53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志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大社里59號道路及十九元帥府前道路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1400" calcext:value-type="float">
            <text:p>1,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蔦松一街188到236號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中山北路385巷等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宇成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永康區永康里永福街11巷前及永大一路11號及埔園里八德街356巷及中山路101巷等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444" calcext:value-type="float">
            <text:p>1,44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宇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轄內各道路AC刨舖工程開口契約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1950" calcext:value-type="float">
            <text:p>1,9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翔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大營里豐榮社區巷道排水溝老舊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廣園工程興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北灣里文賢街等道路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富強路二段398巷30巷等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380" calcext:value-type="float">
            <text:p>3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宇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南163線大溪高分18道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田草埔里道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530" calcext:value-type="float">
            <text:p>5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蜈蜞埔巷道及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220" calcext:value-type="float">
            <text:p>2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檳榔宅里道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崎頂里水坑村道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南保里文化街三段18巷等路面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960" calcext:value-type="float">
            <text:p>9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國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和平北街路面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980" calcext:value-type="float">
            <text:p>9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景皇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文化北二街路面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975" calcext:value-type="float">
            <text:p>97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仁義里側溝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1400" calcext:value-type="float">
            <text:p>1,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維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大坪里南165線(大坪路口)路面箱涵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1540" calcext:value-type="float">
            <text:p>1,5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永順土木包工業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龍船里南167線區道及南167-1線區道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1537" calcext:value-type="float">
            <text:p>1,537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聖勳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土崎里162-1區道路面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1450" calcext:value-type="float">
            <text:p>1,4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欣壯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忠孝路195巷道路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禹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六安里村里聯絡道路連接市道176線道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008" calcext:value-type="float">
            <text:p>1,00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嘉民里10鄰11鄰12鄰往台一線巷道路面修復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保安路一段路旁填築級配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849" calcext:value-type="float">
            <text:p>849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 " calcext:value-type="string">
            <text:p><text:s/>公開取得 <text:s/></text:p>
          </table:table-cell>
          <table:table-cell table:style-name="ce5" office:value-type="string" calcext:value-type="string">
            <text:p>維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三甲里中正路往三甲排水道路側溝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1950" calcext:value-type="float">
            <text:p>1,9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泰鈞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中洲里中農橋改建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1800" calcext:value-type="float">
            <text:p>1,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泰鈞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豐里里觀光道路分隔島打除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488" calcext:value-type="float">
            <text:p>48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 " calcext:value-type="string">
            <text:p><text:s/>公開取得 <text:s/></text:p>
          </table:table-cell>
          <table:table-cell table:style-name="ce5" office:value-type="string" calcext:value-type="string">
            <text:p>堆高營造工程有限公司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灣丘里南192線往南188線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中坑里南174-1線山尾寮道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金泰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武東里窩仔底公有綠地溜滑梯遊具採購</text:p>
          </table:table-cell>
          <table:table-cell table:style-name="ce9" office:value-type="string" office:string-value="歸仁區 " calcext:value-type="string">
            <text:p><text:s/>歸仁區 <text:s/></text:p>
          </table:table-cell>
          <table:table-cell table:number-columns-repeated="2" table:style-name="ce10" office:value-type="float" office:value="96" calcext:value-type="float">
            <text:p>9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民安里小公園高燈修復工程</text:p>
          </table:table-cell>
          <table:table-cell table:style-name="ce9" office:value-type="string" office:string-value="佳里區 " calcext:value-type="string">
            <text:p><text:s/>佳里區 <text:s/>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駿宏水電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園改善設施公共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探索教育公園增設花架涼亭設施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98.387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東里公48園區燈具及步道改善工程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盈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園路二段綠帶休閒遊憩設施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1580" calcext:value-type="float">
            <text:p>1,58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盈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港西線中山路至新興街區段(綠川廊道)綠美化一案</text:p>
          </table:table-cell>
          <table:table-cell table:style-name="ce9" office:value-type="string" office:string-value="西港區 " calcext:value-type="string">
            <text:p><text:s/>西港區 <text:s/>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綠原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重興宮廟後綠美化工程</text:p>
          </table:table-cell>
          <table:table-cell table:style-name="ce9" office:value-type="string" office:string-value="後壁區 " calcext:value-type="string">
            <text:p><text:s/>後壁區 <text:s/></text:p>
          </table:table-cell>
          <table:table-cell table:number-columns-repeated="2" table:style-name="ce10" office:value-type="float" office:value="1980" calcext:value-type="float">
            <text:p>1,98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士益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康里公1公園增設戶外健身器材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康里公2公園增設戶外健身器材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福麥國際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里嗊哩公園涼亭改善工程</text:p>
          </table:table-cell>
          <table:table-cell table:style-name="ce9" office:value-type="string" office:string-value="關廟區 " calcext:value-type="string">
            <text:p><text:s/>關廟區 <text:s/></text:p>
          </table:table-cell>
          <table:table-cell table:number-columns-repeated="2" table:style-name="ce10" office:value-type="float" office:value="690" calcext:value-type="float">
            <text:p>69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恆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廣安里日光燈更換鈉氣燈及照明設施增設工程</text:p>
          </table:table-cell>
          <table:table-cell table:style-name="ce9" office:value-type="string" office:string-value="白河區 " calcext:value-type="string">
            <text:p><text:s/>白河區 <text:s/>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水電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大坪里路燈新設及改善工程</text:p>
          </table:table-cell>
          <table:table-cell table:style-name="ce9" office:value-type="string" office:string-value="龍崎區 " calcext:value-type="string">
            <text:p><text:s/>龍崎區 <text:s/></text:p>
          </table:table-cell>
          <table:table-cell table:number-columns-repeated="2" table:style-name="ce10" office:value-type="float" office:value="132" calcext:value-type="float">
            <text:p>13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慶宏水電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竹南街56巷附近水銀燈增設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370" calcext:value-type="float">
            <text:p>37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立業實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油車里自強街等項道路燈照明及電力改善一案</text:p>
          </table:table-cell>
          <table:table-cell table:style-name="ce9" office:value-type="string" office:string-value="麻豆區 " calcext:value-type="string">
            <text:p><text:s/>麻豆區 <text:s/></text:p>
          </table:table-cell>
          <table:table-cell table:number-columns-repeated="2" table:style-name="ce10" office:value-type="float" office:value="370" calcext:value-type="float">
            <text:p>37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上青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-101年度各里路燈新設工程</text:p>
          </table:table-cell>
          <table:table-cell table:style-name="ce9" office:value-type="string" office:string-value="楠西區 " calcext:value-type="string">
            <text:p><text:s/>楠西區 <text:s/></text:p>
          </table:table-cell>
          <table:table-cell table:number-columns-repeated="2" table:style-name="ce10" office:value-type="float" office:value="250" calcext:value-type="float">
            <text:p>25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水電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南化里南176線道路路燈新設工程</text:p>
          </table:table-cell>
          <table:table-cell table:style-name="ce9" office:value-type="string" office:string-value="南化區        " calcext:value-type="string">
            <text:p><text:s/>南化區 <text:s text:c="8"/></text:p>
          </table:table-cell>
          <table:table-cell table:number-columns-repeated="2" table:style-name="ce10" office:value-type="float" office:value="240" calcext:value-type="float">
            <text:p>24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水電工程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麻豆海埔兒公用地綠美化工程(體健設施)</text:p>
          </table:table-cell>
          <table:table-cell table:style-name="ce9" office:value-type="string" office:string-value="麻豆區 " calcext:value-type="string">
            <text:p><text:s/>麻豆區 <text:s/></text:p>
          </table:table-cell>
          <table:table-cell table:number-columns-repeated="2" table:style-name="ce10" office:value-type="float" office:value="1200" calcext:value-type="float">
            <text:p>1,2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榮成發工程顧問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華里兒9公園改善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泰毅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小南海風景區內興建公共廁所暨週邊景觀設施綠美化改善工程(變更追加)</text:p>
          </table:table-cell>
          <table:table-cell table:style-name="ce9" office:value-type="string" office:string-value="後壁區 " calcext:value-type="string">
            <text:p><text:s/>後壁區 <text:s/></text:p>
          </table:table-cell>
          <table:table-cell table:number-columns-repeated="2" table:style-name="ce10" office:value-type="float" office:value="779.657" calcext:value-type="float">
            <text:p>78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坤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162-1路燈新設改善工程</text:p>
          </table:table-cell>
          <table:table-cell table:style-name="ce9" office:value-type="string" office:string-value="龍崎區 " calcext:value-type="string">
            <text:p><text:s/>龍崎區 <text:s/></text:p>
          </table:table-cell>
          <table:table-cell table:number-columns-repeated="2" table:style-name="ce10" office:value-type="float" office:value="150" calcext:value-type="float">
            <text:p>15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泰毅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中路一段等處移、除、植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7.461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竹茂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二府口公園等二處增設認養告示牌及樹木移植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76.293" calcext:value-type="float">
            <text:p>7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大武街525巷1弄尾道路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大同路二段750巷48處溝蓋提升齊平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8.885" calcext:value-type="float">
            <text:p>9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台南市綜合農產品批發市場道路鋪設瀝青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920" calcext:value-type="float">
            <text:p>2,92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金華路二段345巷連接管埋設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89.903" calcext:value-type="float">
            <text:p>9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富農街二段79巷增設照明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2" calcext:value-type="float">
            <text:p>1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光州公園增設景石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7.13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金三角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改善四季公園及木棧步道平台翹曲損壞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4.705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成德里公兒七靠背木座椅安裝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7.351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宜華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102年度道路路面刨除工程開口契約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320" calcext:value-type="float">
            <text:p>3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水萍塭公園步道凹陷搶修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3.327" calcext:value-type="float">
            <text:p>9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麥國際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文元公園增設景石及告示牌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8.894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立源之森園藝事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港公園牆柱和牆面局部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39.9" calcext:value-type="float">
            <text:p>4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光明公園增設體健爬價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79.049" calcext:value-type="float">
            <text:p>7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區公20增設體健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9.22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健康街道路加封工程</text:p>
          </table:table-cell>
          <table:table-cell table:style-name="ce9" office:value-type="string" office:string-value="玉井區 " calcext:value-type="string">
            <text:p><text:s/>玉井區 <text:s/></text:p>
          </table:table-cell>
          <table:table-cell table:number-columns-repeated="2" table:style-name="ce10" office:value-type="float" office:value="216" calcext:value-type="float">
            <text:p>21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睦光里道路加封工程</text:p>
          </table:table-cell>
          <table:table-cell table:style-name="ce9" office:value-type="string" office:string-value="左鎮區        " calcext:value-type="string">
            <text:p><text:s/>左鎮區 <text:s text:c="8"/></text:p>
          </table:table-cell>
          <table:table-cell table:number-columns-repeated="2" table:style-name="ce10" office:value-type="float" office:value="258" calcext:value-type="float">
            <text:p>25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忠孝街道路加封工程</text:p>
          </table:table-cell>
          <table:table-cell table:style-name="ce9" office:value-type="string" office:string-value="玉井區 " calcext:value-type="string">
            <text:p><text:s/>玉井區 <text:s/></text:p>
          </table:table-cell>
          <table:table-cell table:number-columns-repeated="2" table:style-name="ce10" office:value-type="float" office:value="333" calcext:value-type="float">
            <text:p>333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東門路一段156巷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70" calcext:value-type="float">
            <text:p>17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永華二段與安億路口地磚地磚下陷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432" calcext:value-type="float">
            <text:p>43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民族路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3690" calcext:value-type="float">
            <text:p>3,69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弘鋅營造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府安路七段410之10號(海聖宮)前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3" calcext:value-type="float">
            <text:p>93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淵南段615號產業道路改善工程(刨除料)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35" calcext:value-type="float">
            <text:p>35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北寮里162-2號道路加封工程(刨除料)</text:p>
          </table:table-cell>
          <table:table-cell table:style-name="ce9" office:value-type="string" office:string-value="南化區        " calcext:value-type="string">
            <text:p><text:s/>南化區 <text:s text:c="8"/></text:p>
          </table:table-cell>
          <table:table-cell table:number-columns-repeated="2" table:style-name="ce10" office:value-type="float" office:value="315" calcext:value-type="float">
            <text:p>315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角帶里72線道路加封工程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942" calcext:value-type="float">
            <text:p>94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永安里國泰路137巷等6處路段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2239" calcext:value-type="float">
            <text:p>2,239 </text:p>
          </table:table-cell>
          <table:table-cell table:style-name="ce10" office:value-type="float" office:value="2239.05" calcext:value-type="float">
            <text:p>2,239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田寮里鹽水農地重劃區東路6-4農路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432" calcext:value-type="float">
            <text:p>43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明和公園移置石桌椅及增設體健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66.15" calcext:value-type="float">
            <text:p>6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開山公園部分低漥填土及增設座椅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41.179" calcext:value-type="float">
            <text:p>4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田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長和路四段347巷349號斜對面公兒3增設花架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8.509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海安路一段72號等3處行道樹竄根改善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93.272" calcext:value-type="float">
            <text:p>9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國勝路125巷15弄口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7.024" calcext:value-type="float">
            <text:p>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本淵寮公園設施增設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73.71" calcext:value-type="float">
            <text:p>7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20公園增設石桌椅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6.635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順二公園增設花台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62.832" calcext:value-type="float">
            <text:p>6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竹茂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改善親水、馬雅各、長榮公園雜草太長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9.22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成大公園內，連鎖磚鋪面竄根凸起整修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41.013" calcext:value-type="float">
            <text:p>4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新建路(中華西路一段2巷口至新建路53巷口)路面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652" calcext:value-type="float">
            <text:p>65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山西宮前廣場AC路面改善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1113" calcext:value-type="float">
            <text:p>1,113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海澄里番子寮社區道路鋪面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266" calcext:value-type="float">
            <text:p>1,26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灣裡路62巷等路面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230" calcext:value-type="float">
            <text:p>23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灣裡路62巷(灣裡路至明興路口)路面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252" calcext:value-type="float">
            <text:p>25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興農路171號旁道路加封工程</text:p>
          </table:table-cell>
          <table:table-cell table:style-name="ce9" office:value-type="string" office:string-value="善化區 " calcext:value-type="string">
            <text:p><text:s/>善化區 <text:s/></text:p>
          </table:table-cell>
          <table:table-cell table:number-columns-repeated="2" table:style-name="ce10" office:value-type="float" office:value="237" calcext:value-type="float">
            <text:p>237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興農路69巷道路加封工程</text:p>
          </table:table-cell>
          <table:table-cell table:style-name="ce9" office:value-type="string" office:string-value="善化區 " calcext:value-type="string">
            <text:p><text:s/>善化區 <text:s/></text:p>
          </table:table-cell>
          <table:table-cell table:number-columns-repeated="2" table:style-name="ce10" office:value-type="float" office:value="258" calcext:value-type="float">
            <text:p>25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大同路二段750巷道路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180" calcext:value-type="float">
            <text:p>1,18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崁頭里聯外道路改善工程</text:p>
          </table:table-cell>
          <table:table-cell table:style-name="ce9" office:value-type="string" office:string-value="白河區 " calcext:value-type="string">
            <text:p><text:s/>白河區 <text:s/></text:p>
          </table:table-cell>
          <table:table-cell table:number-columns-repeated="2" table:style-name="ce10" office:value-type="float" office:value="621" calcext:value-type="float">
            <text:p>621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廣安里小南海旁道路改善工程</text:p>
          </table:table-cell>
          <table:table-cell table:style-name="ce9" office:value-type="string" office:string-value="白河區 " calcext:value-type="string">
            <text:p><text:s/>白河區 <text:s/></text:p>
          </table:table-cell>
          <table:table-cell table:number-columns-repeated="2" table:style-name="ce10" office:value-type="float" office:value="405" calcext:value-type="float">
            <text:p>405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民安里小公園高燈修復工程</text:p>
          </table:table-cell>
          <table:table-cell table:style-name="ce9" office:value-type="string" office:string-value="佳里區 " calcext:value-type="string">
            <text:p><text:s/>佳里區 <text:s/></text:p>
          </table:table-cell>
          <table:table-cell table:number-columns-repeated="2" table:style-name="ce10" office:value-type="float" office:value="96" calcext:value-type="float">
            <text:p>9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園改善設施公共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探索教育公園增設花架涼亭設施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東里公48園區燈具及步道改善工程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98.387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園路二段綠帶休閒遊憩設施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盈大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港西線中山路至新興街區段(綠川廊道)綠美化一案</text:p>
          </table:table-cell>
          <table:table-cell table:style-name="ce9" office:value-type="string" office:string-value="西港區 " calcext:value-type="string">
            <text:p><text:s/>西港區 <text:s/></text:p>
          </table:table-cell>
          <table:table-cell table:number-columns-repeated="2" table:style-name="ce10" office:value-type="float" office:value="1580" calcext:value-type="float">
            <text:p>1,58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綠原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重興宮廟後綠美化工程</text:p>
          </table:table-cell>
          <table:table-cell table:style-name="ce9" office:value-type="string" office:string-value="後壁區 " calcext:value-type="string">
            <text:p><text:s/>後壁區 <text:s/>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士益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康里公1公園增設戶外健身器材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1980" calcext:value-type="float">
            <text:p>1,98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士益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康里公2公園增設戶外健身器材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里嗊哩公園涼亭改善工程</text:p>
          </table:table-cell>
          <table:table-cell table:style-name="ce9" office:value-type="string" office:string-value="關廟區 " calcext:value-type="string">
            <text:p><text:s/>關廟區 <text:s/></text:p>
          </table:table-cell>
          <table:table-cell table:number-columns-repeated="2"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麥國際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廣安里日光燈更換鈉氣燈及照明設施增設工程</text:p>
          </table:table-cell>
          <table:table-cell table:style-name="ce9" office:value-type="string" office:string-value="白河區 " calcext:value-type="string">
            <text:p><text:s/>白河區 <text:s/></text:p>
          </table:table-cell>
          <table:table-cell table:number-columns-repeated="2" table:style-name="ce10" office:value-type="float" office:value="690" calcext:value-type="float">
            <text:p>69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恆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大坪里路燈新設及改善工程</text:p>
          </table:table-cell>
          <table:table-cell table:style-name="ce9" office:value-type="string" office:string-value="龍崎區 " calcext:value-type="string">
            <text:p><text:s/>龍崎區 <text:s/>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水電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竹南街56巷附近水銀燈增設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132" calcext:value-type="float">
            <text:p>13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立業實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-101年度各里路燈新設工程</text:p>
          </table:table-cell>
          <table:table-cell table:style-name="ce9" office:value-type="string" office:string-value="楠西區 " calcext:value-type="string">
            <text:p><text:s/>楠西區 <text:s/></text:p>
          </table:table-cell>
          <table:table-cell table:number-columns-repeated="2" table:style-name="ce10" office:value-type="float" office:value="370" calcext:value-type="float">
            <text:p>37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立業實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南化里南176線道路路燈新設工程</text:p>
          </table:table-cell>
          <table:table-cell table:style-name="ce9" office:value-type="string" office:string-value="南化區        " calcext:value-type="string">
            <text:p><text:s/>南化區 <text:s text:c="8"/></text:p>
          </table:table-cell>
          <table:table-cell table:number-columns-repeated="2" table:style-name="ce10" office:value-type="float" office:value="370" calcext:value-type="float">
            <text:p>37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水電工程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五甲里、布袋里、龜洞里、路燈新設工程</text:p>
          </table:table-cell>
          <table:table-cell table:style-name="ce9" office:value-type="string" office:string-value="關廟區 " calcext:value-type="string">
            <text:p><text:s/>關廟區 <text:s/></text:p>
          </table:table-cell>
          <table:table-cell table:number-columns-repeated="2" table:style-name="ce10" office:value-type="float" office:value="250" calcext:value-type="float">
            <text:p>25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水電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海埔兒公用地綠美化工程(體健設施)</text:p>
          </table:table-cell>
          <table:table-cell table:style-name="ce9" office:value-type="string" office:string-value="麻豆區 " calcext:value-type="string">
            <text:p><text:s/>麻豆區 <text:s/></text:p>
          </table:table-cell>
          <table:table-cell table:number-columns-repeated="2" table:style-name="ce10" office:value-type="float" office:value="240" calcext:value-type="float">
            <text:p>24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億發營造科技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虎形山公園觀景平台、木棧道修繕維護工程</text:p>
          </table:table-cell>
          <table:table-cell table:style-name="ce9" office:value-type="string" office:string-value="龍崎區 " calcext:value-type="string">
            <text:p><text:s/>龍崎區 <text:s/></text:p>
          </table:table-cell>
          <table:table-cell table:number-columns-repeated="2" table:style-name="ce10" office:value-type="float" office:value="1200" calcext:value-type="float">
            <text:p>1,2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榮成發工程顧問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華里兒9公園改善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192.3" calcext:value-type="float">
            <text:p>19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泰毅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162-1路燈新設改善工程</text:p>
          </table:table-cell>
          <table:table-cell table:style-name="ce9" office:value-type="string" office:string-value="龍崎區 " calcext:value-type="string">
            <text:p><text:s/>龍崎區 <text:s/>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泰毅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灣裡路88巷166之9號附近加裝路燈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779.657" calcext:value-type="float">
            <text:p>78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坤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同里巷道增設路燈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50" calcext:value-type="float">
            <text:p>15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崇德路306巷道路改善工程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number-columns-repeated="2" table:style-name="ce10" office:value-type="float" office:value="9000" calcext:value-type="float">
            <text:p>9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崇德路(生產路至崇道路)路面改善工程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number-columns-repeated="2" table:style-name="ce10" office:value-type="float" office:value="405" calcext:value-type="float">
            <text:p>405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聖賢里路面改善工程</text:p>
          </table:table-cell>
          <table:table-cell table:style-name="ce9" office:value-type="string" office:string-value="白河區 " calcext:value-type="string">
            <text:p><text:s/>白河區 <text:s/></text:p>
          </table:table-cell>
          <table:table-cell table:number-columns-repeated="2" table:style-name="ce10" office:value-type="float" office:value="240" calcext:value-type="float">
            <text:p>24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北安路三段752巷18弄6號至68號間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454" calcext:value-type="float">
            <text:p>2,45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府安路五段223巷24弄及25弄等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02" calcext:value-type="float">
            <text:p>10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大同里鼎財8號附近2條道路及管寮里28-1號旁巷道</text:p>
          </table:table-cell>
          <table:table-cell table:style-name="ce9" office:value-type="string" office:string-value="安定區" calcext:value-type="string">
            <text:p><text:s/>安定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慶平公園石桌移置、填土喊水溝蓋維修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876" calcext:value-type="float">
            <text:p>87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萬年、興農公園籃球框防撞墊損壞、遊具體健器老舊等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460" calcext:value-type="float">
            <text:p>4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港濱公園停車場周邊照明搶修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63.063" calcext:value-type="float">
            <text:p>6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偉銓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生、臺南、石珠、平安等公園體健設施搶修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9.407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宜華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長東街108巷及德東街16巷道路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99.446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府安路五段11巷93弄2至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65.048" calcext:value-type="float">
            <text:p>6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育安一階(146號至培安四街間路段)及安和路三段190巷67號道路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390" calcext:value-type="float">
            <text:p>39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大眾街(北汕尾一路至大眾街尾)道路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140" calcext:value-type="float">
            <text:p>14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溪南段0701-0000第號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海佃路四段388巷道路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1078" calcext:value-type="float">
            <text:p>1,07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東和里五塊寮北柵岸紀念公園及東和里公園設施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3.051" calcext:value-type="float">
            <text:p>9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田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舟賽場地公園步道塌陷搶修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8.343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海佃休閒公園及育安公園增設石桌椅、扭腰器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4.43" calcext:value-type="float">
            <text:p>9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華東路二段96巷30號至62號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9.75" calcext:value-type="float">
            <text:p>1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宇晟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安通路四段道路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1064" calcext:value-type="float">
            <text:p>1,06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長溪路三段至國道8號安吉路路段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70" calcext:value-type="float">
            <text:p>17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安和路一段288巷(寬24.5m)溝蓋提升搶修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930" calcext:value-type="float">
            <text:p>2,93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崇明23街7號路燈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780" calcext:value-type="float">
            <text:p>1,78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光州公園部分照明更新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18" calcext:value-type="float">
            <text:p>1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元寶桂花公園鋪面積水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8.233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宇晟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聖公園多處照明設施損毀修復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37.926" calcext:value-type="float">
            <text:p>3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竹茂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開山公園增設照明管線路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95.477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西灣里永華路362巷、376巷等道路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95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門區保吉里蚵寮社區保安宮王船閣廣場路面破損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2242.5" calcext:value-type="float">
            <text:p>2,243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明興路1181巷口增設路燈照明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368" calcext:value-type="float">
            <text:p>1,36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明和公園增設腳踝伸展器、遷移花崗石座椅和整修園內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興農公園填土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7.5" calcext:value-type="float">
            <text:p>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舟比賽場地公園木棧平台及木欄杆老舊粉刷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25" calcext:value-type="float">
            <text:p>2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明興路公九公園鋪設連鎖磚步道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7.362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田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運河景觀公園高燈損壞不亮搶修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8.58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開元振興公園內樹木竄根地磚損壞搶修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4.043" calcext:value-type="float">
            <text:p>9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華東路二段96巷30號至62號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69.127" calcext:value-type="float">
            <text:p>6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義安街184巷至益安街242巷36號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1.618" calcext:value-type="float">
            <text:p>9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十二佃路45巷及周邊巷弄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70" calcext:value-type="float">
            <text:p>17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安和六段(北安路口至中工二路)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0" calcext:value-type="float">
            <text:p>9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安中路一段622巷42號至88弄道路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1614" calcext:value-type="float">
            <text:p>1,61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公學路6段469巷50弄ˋ52弄路面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90" calcext:value-type="float">
            <text:p>9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下營區轄內公園路道路改善工程</text:p>
          </table:table-cell>
          <table:table-cell table:style-name="ce9" office:value-type="string" office:string-value="下營區 " calcext:value-type="string">
            <text:p><text:s/>下營區 <text:s/>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工業街路面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2484" calcext:value-type="float">
            <text:p>2,48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龍橋街(自強路~中正北路段)道路改善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number-columns-repeated="2" table:style-name="ce10" office:value-type="float" office:value="4000" calcext:value-type="float">
            <text:p>4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山上區102年里長業務聯繫會報建議事項</text:p>
          </table:table-cell>
          <table:table-cell table:style-name="ce9" office:value-type="string" office:string-value="山上區" calcext:value-type="string">
            <text:p><text:s/>山上區 </text:p>
          </table:table-cell>
          <table:table-cell table:number-columns-repeated="2" table:style-name="ce10" office:value-type="float" office:value="2568" calcext:value-type="float">
            <text:p>2,56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歸南里民權南路196巷路面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630" calcext:value-type="float">
            <text:p>6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埤頭里保東路AC鋪設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2108" calcext:value-type="float">
            <text:p>2,10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健康四街公園遊樂設施地坪部分損壞更新墊高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136" calcext:value-type="float">
            <text:p>13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和平里仁和路路燈增設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520" calcext:value-type="float">
            <text:p>1,5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再興二號公園地坪損壞改善工程及新增石桌椅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4.595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富農街二段89號前路燈遷移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89.523" calcext:value-type="float">
            <text:p>9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兒24多處土壤流失、步道塌陷等搶修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4.528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宇晟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遊憩碼頭欄杆損壞搶修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7.5" calcext:value-type="float">
            <text:p>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文聖公園土壤流失，鋪設草皮改善環境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7.5" calcext:value-type="float">
            <text:p>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安南區砂崙、學東、城北、城中、成西、佃西等六里 申請美瀝包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9.22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前鋒路70號至衛民街口側溝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4526" calcext:value-type="float">
            <text:p>4,52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官田里、二鎮里申請美瀝包</text:p>
          </table:table-cell>
          <table:table-cell table:style-name="ce9" office:value-type="string" office:string-value="麻豆區 " calcext:value-type="string">
            <text:p><text:s/>麻豆區 <text:s/></text:p>
          </table:table-cell>
          <table:table-cell table:number-columns-repeated="2" table:style-name="ce10" office:value-type="float" office:value="90" calcext:value-type="float">
            <text:p>9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青砂街一段572巷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.4" calcext:value-type="float">
            <text:p>1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安和路四段537巷31弄及安和路四段533巷37弄等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42" calcext:value-type="float">
            <text:p>4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總安街一段110巷(87號至總安街一段110巷97弄口間路段)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720" calcext:value-type="float">
            <text:p>72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崇善路224號至494號路面凹凸不平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凱旋路340號旁巷道積水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94" calcext:value-type="float">
            <text:p>19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裕農路(後甲圓環自裕義路段)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86" calcext:value-type="float">
            <text:p>8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南雄南路等加鋪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2760" calcext:value-type="float">
            <text:p>2,76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西龜道路加鋪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98.431" calcext:value-type="float">
            <text:p>9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裕永一街、裕農五街及裕農六街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840" calcext:value-type="float">
            <text:p>84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東興路(自東平路至東寧路段)、東興路1~147號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30" calcext:value-type="float">
            <text:p>3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自由路(自由路二段與東門路三段起至自由路一段與崇善路路口改善工程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number-columns-repeated="2" table:style-name="ce10" office:value-type="float" office:value="5080" calcext:value-type="float">
            <text:p>5,08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西港區港東里南44線及44-1線道路改善工程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number-columns-repeated="2" table:style-name="ce10" office:value-type="float" office:value="38.78" calcext:value-type="float">
            <text:p>3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101年六甲區南60線道路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80" calcext:value-type="float">
            <text:p>8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新生路(育德路至三民路)道路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3412" calcext:value-type="float">
            <text:p>3,41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7">
          <table:table-cell table:style-name="ce5" office:value-type="string" calcext:value-type="string">
            <text:p>玉井區中正里、南化區北寮里、左鎮區榮和里等處路面</text:p>
          </table:table-cell>
          <table:table-cell table:style-name="ce9" office:value-type="string" calcext:value-type="string">
            <text:p>玉井區</text:p>
            <text:p> 南化區</text:p>
            <text:p> 左鎮區</text:p>
          </table:table-cell>
          <table:table-cell table:number-columns-repeated="2" table:style-name="ce10" office:value-type="float" office:value="2970" calcext:value-type="float">
            <text:p>2,97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光明里社區公園遊樂設施設置遮陽網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400" calcext:value-type="float">
            <text:p>1,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水景、鹽神等公園木棧道損壞搶修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615" calcext:value-type="float">
            <text:p>61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和緯路三段399號路燈遷移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6.16" calcext:value-type="float">
            <text:p>9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偉銓營造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光明里公園設置石桌椅工程。安億公園廁所積水阻塞搶修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62.622" calcext:value-type="float">
            <text:p>6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崇德公園兒童遊憩器材修復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23.961" calcext:value-type="float">
            <text:p>2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南39線(十份橋旁)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92.522" calcext:value-type="float">
            <text:p>9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金三角營造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佳里區102年安西里光華街、安西路311巷及光明街等巷道刨鋪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89.744" calcext:value-type="float">
            <text:p>9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寰翰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頂山社區休閒育樂設施工程</text:p>
          </table:table-cell>
          <table:table-cell table:style-name="ce9" office:value-type="string" office:string-value="七股區 " calcext:value-type="string">
            <text:p><text:s/>七股區 <text:s/></text:p>
          </table:table-cell>
          <table:table-cell table:number-columns-repeated="2" table:style-name="ce10" office:value-type="float" office:value="930" calcext:value-type="float">
            <text:p>93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德里仁中等四座公園休閒設施改善工程</text:p>
          </table:table-cell>
          <table:table-cell table:style-name="ce9" office:value-type="string" office:string-value="仁德區 " calcext:value-type="string">
            <text:p><text:s/>仁德區 <text:s/></text:p>
          </table:table-cell>
          <table:table-cell table:number-columns-repeated="2" table:style-name="ce10" office:value-type="float" office:value="650" calcext:value-type="float">
            <text:p>65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億發營造科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安西里公園大道綠美化及步道改善工程</text:p>
          </table:table-cell>
          <table:table-cell table:style-name="ce9" office:value-type="string" office:string-value="佳里區 " calcext:value-type="string">
            <text:p><text:s/>佳里區 <text:s/></text:p>
          </table:table-cell>
          <table:table-cell table:number-columns-repeated="2" table:style-name="ce10" office:value-type="float" office:value="1410" calcext:value-type="float">
            <text:p>1,41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一信教育用品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柳營區太康里奇美醫院暨敏惠護校毗鄰巷道路燈增設工程</text:p>
          </table:table-cell>
          <table:table-cell table:style-name="ce9" office:value-type="string" office:string-value="柳營區 " calcext:value-type="string">
            <text:p><text:s/>柳營區 <text:s/></text:p>
          </table:table-cell>
          <table:table-cell table:style-name="ce10" office:value-type="float" office:value="276" calcext:value-type="float">
            <text:p>276 </text:p>
          </table:table-cell>
          <table:table-cell table:style-name="ce10" office:value-type="float" office:value="276.4" calcext:value-type="float">
            <text:p>27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介興水電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牛埔里路燈新設及改善工程</text:p>
          </table:table-cell>
          <table:table-cell table:style-name="ce9" office:value-type="string" office:string-value="龍崎區 " calcext:value-type="string">
            <text:p><text:s/>龍崎區 <text:s/></text:p>
          </table:table-cell>
          <table:table-cell table:number-columns-repeated="2" table:style-name="ce10" office:value-type="float" office:value="240" calcext:value-type="float">
            <text:p>24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楊英弘土木技師事務所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姑爺里代天府東側休憩公園水池整治工程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227" calcext:value-type="float">
            <text:p>22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中陽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富農街2段路燈增設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.2" calcext:value-type="float">
            <text:p>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賢里公兒18鋁合金座椅拆除、增設石椅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82.688" calcext:value-type="float">
            <text:p>8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林二、府平、安億公園遊樂、體健等設施損壞搶修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7.902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水萍塭公園增設體健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4.576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詮翌鋁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華東路三段107巷23號路燈遷移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25" calcext:value-type="float">
            <text:p>2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北安路二段（北安路二段６３巷至府安路五段）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568" calcext:value-type="float">
            <text:p>56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民安里及六安里社區等巷道舖面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062" calcext:value-type="float">
            <text:p>1,06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西寮里西南航道旁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624" calcext:value-type="float">
            <text:p>62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子龍里連接176線社區道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360" calcext:value-type="float">
            <text:p>3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義民街及文化路(52號至延平路口)面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600" calcext:value-type="float">
            <text:p>1,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office:annotation draw:style-name="gr4" draw:text-style-name="P2" svg:width="0.726cm" svg:height="2.093cm" svg:x="26.323cm" svg:y="552.346cm" draw:caption-point-x="0.412cm" draw:caption-point-y="-14.197cm">
              <dc:date>2025-01-02T00:00:00</dc:date>
              <text:p text:style-name="P1"><text:span text:style-name="T1">user:</text:span></text:p>
              <text:p text:style-name="P1"><text:span text:style-name="T2">經詢問惠真，扣除非發包金額小於</text:span><text:span text:style-name="T2">100</text:span><text:span text:style-name="T2">萬元</text:span></text:p>
            </office:annotation>
            <text:p><text:s/>公開取得 </text:p>
          </table:table-cell>
          <table:table-cell table:style-name="ce5" office:value-type="string" calcext:value-type="string">
            <text:p>翔安土木包工業</text:p>
          </table:table-cell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南華公園內2間廢棄變電室拆除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9.22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區公5排水填土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7.02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宜華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西區西賢里C7公園增設遮陽網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92.742" calcext:value-type="float">
            <text:p>9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和路106號遷移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8" calcext:value-type="float">
            <text:p>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建平五街22巷36弄80號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13.244" calcext:value-type="float">
            <text:p>1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39-1線及永吉里內道路改善工程</text:p>
          </table:table-cell>
          <table:table-cell table:style-name="ce9" office:value-type="string" office:string-value="七股區 " calcext:value-type="string">
            <text:p><text:s/>七股區 <text:s/></text:p>
          </table:table-cell>
          <table:table-cell table:number-columns-repeated="2" table:style-name="ce10" office:value-type="float" office:value="3452" calcext:value-type="float">
            <text:p>3,45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三股里庄內路面改善工程</text:p>
          </table:table-cell>
          <table:table-cell table:style-name="ce9" office:value-type="string" office:string-value="七股區 " calcext:value-type="string">
            <text:p><text:s/>七股區 <text:s/></text:p>
          </table:table-cell>
          <table:table-cell table:number-columns-repeated="2" table:style-name="ce10" office:value-type="float" office:value="830" calcext:value-type="float">
            <text:p>8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城內里道路改善工程</text:p>
          </table:table-cell>
          <table:table-cell table:style-name="ce9" office:value-type="string" office:string-value="七股區 " calcext:value-type="string">
            <text:p><text:s/>七股區 <text:s/></text:p>
          </table:table-cell>
          <table:table-cell table:number-columns-repeated="2" table:style-name="ce10" office:value-type="float" office:value="924" calcext:value-type="float">
            <text:p>92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槺榔里道路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912" calcext:value-type="float">
            <text:p>91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十份里(金德興)道路路面改善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178" calcext:value-type="float">
            <text:p>17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102年社區道路暨聯外道路AC路面改善工程開口契約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6000" calcext:value-type="float">
            <text:p>6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南63線道路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1040" calcext:value-type="float">
            <text:p>1,0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南38線(三股里)道路路面改善工程</text:p>
          </table:table-cell>
          <table:table-cell table:style-name="ce9" office:value-type="string" office:string-value="七股區 " calcext:value-type="string">
            <text:p><text:s/>七股區 <text:s/></text:p>
          </table:table-cell>
          <table:table-cell table:number-columns-repeated="2" table:style-name="ce10" office:value-type="float" office:value="3006" calcext:value-type="float">
            <text:p>3,00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十份里道路路面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86" calcext:value-type="float">
            <text:p>8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後港里內道路路面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248" calcext:value-type="float">
            <text:p>24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南28線道路路面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930" calcext:value-type="float">
            <text:p>9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白河區南90線11k+500(仁諄橋)~12k+000(竹門高幹146)AC路面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776.25" calcext:value-type="float">
            <text:p>77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海北段公32等二公園水電設備改善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4.5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祥晶企業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安海里綠帶土地裸露改善綠化工程。彰南里中央綠帶座椅損壞更新。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3.933" calcext:value-type="float">
            <text:p>9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臺南公園木座涼亭遭白蟻蛀蝕補強處理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8.399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新建路23、25巷等行道樹竄根整平工程。水萍塭公園內枯木樹頭挖除工程。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40.958" calcext:value-type="float">
            <text:p>4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次郎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華南路一段97巷8號前增設路燈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0.5" calcext:value-type="float">
            <text:p>1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立德六路路燈增設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2" calcext:value-type="float">
            <text:p>1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鎮安宮周圍廣場鋪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531" calcext:value-type="float">
            <text:p>531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中西區民生公園設製花架式簡易涼亭。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98.509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區公二十公園，設置座椅。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2.39" calcext:value-type="float">
            <text:p>9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濱南路樹木配合86號快速道路開通辦理移植。再興公園低漥處積水需填土。大成公園步道竄根修復。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4.65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開南公園夜間照明燈常跳電不亮搶修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8.938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德泰水電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生產路路燈遷移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8" calcext:value-type="float">
            <text:p>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兒26設施老舊損壞需整修；裸露地請鋪草皮。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5.201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湖美一街86巷9號前路燈遷移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8.5" calcext:value-type="float">
            <text:p>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城西街三段510巷413之211號前產業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30" calcext:value-type="float">
            <text:p>23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興國路61巷鋪面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240" calcext:value-type="float">
            <text:p>2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大竹里12鄰192號宅前部落道路側溝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569" calcext:value-type="float">
            <text:p>569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鑫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侯伯里八鄰巷道路面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日新土木包工業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永安里國泰路137巷等6處路段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506" calcext:value-type="float">
            <text:p>50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 公開取得" calcext:value-type="string">
            <text:p><text:s text:c="2"/>公開取得 </text:p>
          </table:table-cell>
          <table:table-cell table:style-name="ce5" office:value-type="string" calcext:value-type="string">
            <text:p>億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大竹里南89線7鄰102-5號吳勇助宅前側溝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98" calcext:value-type="float">
            <text:p>19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億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河東里11鄰153-3號宅前部落道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265" calcext:value-type="float">
            <text:p>26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秀祐里1鄰合玄宮前巷道路面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億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蓮潭里南89-1線1鄰1-30至三角潭區道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重溪里庄內道路AC改善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number-columns-repeated="2" table:style-name="ce10" office:value-type="float" office:value="1600" calcext:value-type="float">
            <text:p>1,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日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東原里班芝花坑部落(球場高分4右2)道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億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開化里549號及445號厝前道路排水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1860" calcext:value-type="float">
            <text:p>1,8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成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豐里部落道路排水溝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760" calcext:value-type="float">
            <text:p>7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東學路等道路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102年度新北里三興街至周武街等路面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永道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水雲裡鬼仔洞巷道(牛山高幹77左11)道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億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竹埔里4、8鄰及10鄰道路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僑南里月津路12巷路面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金定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大莊里南73-1線0k+0m至0k+720m道路修復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東竹圍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630" calcext:value-type="float">
            <text:p>6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強維營造有限公司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秀昌里集和街（富強路至育德路）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1072" calcext:value-type="float">
            <text:p>1,07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達里中山路88巷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489" calcext:value-type="float">
            <text:p>489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達里頂山寮村里道路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860" calcext:value-type="float">
            <text:p>8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明宜里宮西路(濟生路以西)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396" calcext:value-type="float">
            <text:p>39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三慶里道路欄杆設施新建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鑫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寮廍里部落道路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525" calcext:value-type="float">
            <text:p>52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渡頭里活動中心前道路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巷口里和平路3之2號前排水溝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1850" calcext:value-type="float">
            <text:p>1,8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戴竹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環湖里燒灰子竹圍部落聯外道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忠孝街47巷道路排水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位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01年六甲區中社里排水溝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位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王爺里水流東觀音寺旁欄杆新建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192" calcext:value-type="float">
            <text:p>19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久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茅港里中營724號旁道路側溝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成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02年六甲區中社里巷道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1600" calcext:value-type="float">
            <text:p>1,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久明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臺南市六甲區六甲里巷道道路修復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信義路鋪面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1300" calcext:value-type="float">
            <text:p>1,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興農里新生南路373巷鋪面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和平路及新生南路114巷1號旁巷道鋪面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強維營造有限公司</text:p>
          </table:table-cell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鹽埕里道路排水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新欣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鎮山里鎮山街社區道路及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850" calcext:value-type="float">
            <text:p>8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樂里保安宮旁等道路排水改善工程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number-columns-repeated="2" table:style-name="ce10" office:value-type="float" office:value="880" calcext:value-type="float">
            <text:p>8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百村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港區102年金砂里社區道路排水改善工程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number-columns-repeated="2" table:style-name="ce10" office:value-type="float" office:value="850" calcext:value-type="float">
            <text:p>8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百村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安西里連接外環道社區道路及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750" calcext:value-type="float">
            <text:p>1,7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翔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102年三協里後庄(北極殿旁)社區巷道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顏格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信義一街(新生路至建中街)等巷道鋪面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653" calcext:value-type="float">
            <text:p>1,653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禮化里第1鄰(佳興國小北側)道路側溝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光文里中山路與北中正路道路改善工程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德里活動中心前道路擋土設施改善工程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1920" calcext:value-type="float">
            <text:p>1,9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泰鈞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文正里陽明路57巷與興農路188巷道路改善工程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瑞璋土木包工業</text:p>
          </table:table-cell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新化區168-3新化道院旁排水溝及擋土牆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650" calcext:value-type="float">
            <text:p>6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誠達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石湖里石子瀨往後山路面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新化區唪口里社區排水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1600" calcext:value-type="float">
            <text:p>1,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限制性招標-最有利標" calcext:value-type="string">
            <text:p><text:s/>限制性招標-最有利標 </text:p>
          </table:table-cell>
          <table:table-cell table:style-name="ce5" office:value-type="string" calcext:value-type="string">
            <text:p>勝弘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石湖里1鄰巷道路面側溝等三處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奕晨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民族街及仁愛街65巷道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南182-1線區道頭社高幹69A1旁護欄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224" calcext:value-type="float">
            <text:p>22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瑞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石湖里16鄰道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瑞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內江里蒙正隆大高幹283左4前道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170" calcext:value-type="float">
            <text:p>17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瑞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礁坑里蔡厝16號旁道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210" calcext:value-type="float">
            <text:p>21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誠達土木包工業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豐里里南183線(內豐高分75電桿旁)排水溝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聖勳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山上區玉峰里牛場往中坑道路護坡設置工程</text:p>
          </table:table-cell>
          <table:table-cell table:style-name="ce9" office:value-type="string" office:string-value="山上區" calcext:value-type="string">
            <text:p><text:s/>山上區 </text:p>
          </table:table-cell>
          <table:table-cell table:number-columns-repeated="2" table:style-name="ce10" office:value-type="float" office:value="660" calcext:value-type="float">
            <text:p>6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瑞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山上區蚵壳潭往中坑聯絡到路旁排水護坡改善工程</text:p>
          </table:table-cell>
          <table:table-cell table:style-name="ce9" office:value-type="string" office:string-value="山上區" calcext:value-type="string">
            <text:p><text:s/>山上區 </text:p>
          </table:table-cell>
          <table:table-cell table:number-columns-repeated="2"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億發營造科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和里桶頭仔步道旁擋土牆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number-columns-repeated="2" table:style-name="ce10" office:value-type="float" office:value="320" calcext:value-type="float">
            <text:p>3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冠頂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斗六部落道路及擋土牆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金泰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01-楠西區密枝里密枝店社區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01-楠西區鹿田里下煙村聯外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左鎮區榮和里那拔崎聚落聯絡道路下邊坡擋土牆新建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限制性招標" calcext:value-type="string">
            <text:p><text:s/>限制性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小崙里176-2號道路鳳山寺前道路旁明溝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number-columns-repeated="2" table:style-name="ce10" office:value-type="float" office:value="252" calcext:value-type="float">
            <text:p>25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冠頂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永華路776巷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260" calcext:value-type="float">
            <text:p>2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永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長興路87巷21弄側溝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346" calcext:value-type="float">
            <text:p>34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順禾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永華路702巷與永二街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鴻金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船里往蜈蜞埔舊里道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750" calcext:value-type="float">
            <text:p>7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國華街周邊巷道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景皇營造有限公司</text:p>
          </table:table-cell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永康區北灣里大灣路40巷尾等道路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鴻金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勝利街30巷7弄道路開闢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100" calcext:value-type="float">
            <text:p>1,1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忠義街10巷等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景皇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大社里887-6號前至南136線AC路面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960" calcext:value-type="float">
            <text:p>9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自強路188巷76弄等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永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永大一路316號至390號及永二街244巷6弄等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鴻金營造有限公司</text:p>
          </table:table-cell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102年永康區王行路898巷等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永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王行里育樂街183巷等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永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港墘里南昌街排水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建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港墘里長安街36巷至中山路78巷排水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1100" calcext:value-type="float">
            <text:p>1,1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南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南灣里南興路112巷及大灣二街71巷等道路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800" calcext:value-type="float">
            <text:p>1,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崑山里大灣路1019巷等道路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520" calcext:value-type="float">
            <text:p>5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南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中山北路164巷等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330" calcext:value-type="float">
            <text:p>3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鴻金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169線咬狗林段道路改善工程(議員服務處函)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1650" calcext:value-type="float">
            <text:p>1,6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凌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埤頭里保東路AC鋪設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680" calcext:value-type="float">
            <text:p>6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翔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土崎里162-1線區(高分水廠7)AC路面修復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320" calcext:value-type="float">
            <text:p>3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中央路82巷路面改善提案書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320" calcext:value-type="float">
            <text:p>3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西埔一街177巷道路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1160" calcext:value-type="float">
            <text:p>1,1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國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檳榔宅巷道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德里仁德一街側溝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670" calcext:value-type="float">
            <text:p>67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維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檳榔宅往瓦厝里道排水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保大路二段122巷路面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昱發土木包工業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普提寺聯外路面AC鋪設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1260" calcext:value-type="float">
            <text:p>1,2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和平路路面AC刨鋪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960" calcext:value-type="float">
            <text:p>9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162-1線(1K+800附近)區道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港區港東里烏竹林2號之2旁道路改善工程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中生里125之3號~130之8號路面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685" calcext:value-type="float">
            <text:p>68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文宏路人行道暨仁德里路面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840" calcext:value-type="float">
            <text:p>8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世堡土木包工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歸南里民權南路196巷路面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140" calcext:value-type="float">
            <text:p>1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昱發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崑山里武龍宮前右側地坪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永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02-楠西區龜丹溫泉體驗區旁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210" calcext:value-type="float">
            <text:p>21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高華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玉井區豐里里厝尾部落(內豐高分39右11右3電桿旁)道路側溝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中正里中興社區道路側溝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晉旺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豐里里南183線(內豐高分74電桿旁)排水溝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564" calcext:value-type="float">
            <text:p>564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聖勳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井區層林里下芋匏部落道路側溝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得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草山里鹽水坑村里聯絡道路箱函改建整修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元第土木包工業 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02-密枝茶水站村里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振忠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營前里道路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1900" calcext:value-type="float">
            <text:p>1,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實踐里社區公園牆面美化彩繪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6.165" calcext:value-type="float">
            <text:p>9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田工程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大平路(安北路至安平路)路面改善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396" calcext:value-type="float">
            <text:p>39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光華街一段195巷ˋ府連路344巷(自33號至林森路)林森路一段153巷27弄等AC路面破損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330" calcext:value-type="float">
            <text:p>33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喜樹路340巷往東方向連結喜明路鋪設瀝青混凝土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26" calcext:value-type="float">
            <text:p>12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灣裡路62巷等路面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230" calcext:value-type="float">
            <text:p>23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日瀛營造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大同路二段482巷內公3旁空地鋪設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549" calcext:value-type="float">
            <text:p>54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明興路1181巷91號路面凹陷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鯤鯓路232巷口至海巡署出口處段鋪設柏油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518" calcext:value-type="float">
            <text:p>1,51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金華路一段352巷口至新都路462巷口路面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456" calcext:value-type="float">
            <text:p>45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中華南路二段233巷36弄道路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58" calcext:value-type="float">
            <text:p>15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雕塑公園內土方流到周邊步道，設置擋土設施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8.343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賢里籃球場圍網整修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88.312" calcext:value-type="float">
            <text:p>8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良詮工程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東和路41號前側溝掏空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78.45" calcext:value-type="float">
            <text:p>7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三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正覺綠園等兩處增設體健設施及遊具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74.529" calcext:value-type="float">
            <text:p>7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成路2段479巷華灣高幹40右6左24左9右31旁增設路燈照明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" calcext:value-type="float">
            <text:p>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和路139巷51弄24之6號加強照明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7.5" calcext:value-type="float">
            <text:p>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南三街25號路燈遷移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1" calcext:value-type="float">
            <text:p>1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永華11街(永華路2段至安億路)路況不加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724" calcext:value-type="float">
            <text:p>72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公學路一段209巷道路品質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60" calcext:value-type="float">
            <text:p>6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三和街ˋ新城街等路溝改善工程繪製作業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76.1" calcext:value-type="float">
            <text:p>7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權威測量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裕信二街52號旁空地鋪設柏油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本原街一段195巷110弄3-71號路面AC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30" calcext:value-type="float">
            <text:p>23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光明街201巷12號路燈增設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8.5" calcext:value-type="float">
            <text:p>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城北路800巷30號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0" calcext:value-type="float">
            <text:p>1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學路6段721巷新設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2" calcext:value-type="float">
            <text:p>1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東展電業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和路139巷51弄24之5號邊路燈增設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6.5" calcext:value-type="float">
            <text:p>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灣裡路289號後邊巷道增設路燈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0.5" calcext:value-type="float">
            <text:p>1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友愛街與永福路二段路口埋設連接管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77.509" calcext:value-type="float">
            <text:p>7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橋頭海灘公園木平台損壞搶修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2.941" calcext:value-type="float">
            <text:p>9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田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親水公園設置遮陽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9.11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奕穎實業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永華3街至建平11街65號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86.1" calcext:value-type="float">
            <text:p>8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積德工程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運河水岸景觀改善工程公園綠地線況測量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48" calcext:value-type="float">
            <text:p>4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三佳測量工程顧問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顯宮公園增設遮陽網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36.74" calcext:value-type="float">
            <text:p>3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金三角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二府口公園增設遮陽設施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88.487" calcext:value-type="float">
            <text:p>8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穎程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兒童科學教育中心興建花架工程</text:p>
          </table:table-cell>
          <table:table-cell table:style-name="ce9" office:value-type="string" office:string-value="北區 " calcext:value-type="string">
            <text:p><text:s/>北區 <text:s/></text:p>
          </table:table-cell>
          <table:table-cell table:number-columns-repeated="2" table:style-name="ce10" office:value-type="float" office:value="99.848" calcext:value-type="float">
            <text:p>1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祐嘉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喜樹路340巷對面便道增設路燈2盞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30.5" calcext:value-type="float">
            <text:p>3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同安路(安中路一段口至怡安路二段)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56" calcext:value-type="float">
            <text:p>15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四草段地號:135ˋ135-1號鋪設刨除料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2.75" calcext:value-type="float">
            <text:p>23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長溪段地號0811-0001號道路改善工程(刨除料)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21" calcext:value-type="float">
            <text:p>21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德興路215巷(SA-5-10M)都市計畫道路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9.36" calcext:value-type="float">
            <text:p>9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長東街103巷道路鋪設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東門路一段(自陸橋至長榮路段)柏油重新鋪設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2444" calcext:value-type="float">
            <text:p>2,44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茅港里中營801號前道路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168" calcext:value-type="float">
            <text:p>16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光明里公園增設單槓及拉腳筋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73.482" calcext:value-type="float">
            <text:p>7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萬年公園遮陽網搶修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9.00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偉銓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城南新綠園增設遮陽網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4.33" calcext:value-type="float">
            <text:p>9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竹茂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鹽田段５８４第號空地協助鋪設AC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68" calcext:value-type="float">
            <text:p>16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水景公園浮動碼頭寄生物清除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36.603" calcext:value-type="float">
            <text:p>3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綠也景觀工程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鹽田段５８４第號空地協助鋪設AC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68" calcext:value-type="float">
            <text:p>16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運河路至湖街口路況不佳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1536" calcext:value-type="float">
            <text:p>1,53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公學路四段路面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796" calcext:value-type="float">
            <text:p>2,79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鹽水溪北岸堤頂道路堤防坡道樹木修剪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9.225" calcext:value-type="float">
            <text:p>9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綠也景觀工程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四草段地號:135ˋ135-1號鋪設刨除料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2.75" calcext:value-type="float">
            <text:p>23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長溪段地號0811-0001號道路改善工程(刨除料)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1" calcext:value-type="float">
            <text:p>21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府安路五段223巷24弄及25弄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安清路旁產業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35" calcext:value-type="float">
            <text:p>35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鹿北段產業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35" calcext:value-type="float">
            <text:p>35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光華里九孔函北側魚塭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二仁溪堤防邊樹木生長茂密修剪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7.902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龍澐景觀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府平公園舊有排水井、排水管損壞維修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9.33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榮良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喜樹生活公園遮陽網破損搶修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61.74" calcext:value-type="float">
            <text:p>6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草店里南86線頭前溪橋下清淤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廣安里3鄰劉興山宅前道路及5鄰廣濟宮旁巷道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仙草里1鄰下寮部落道路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850" calcext:value-type="float">
            <text:p>8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嘉民里6鄰176號至178號道路排水溝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480" calcext:value-type="float">
            <text:p>4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田中里高速公路下方通道排水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230" calcext:value-type="float">
            <text:p>2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凌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龜洞里南橋街68號路面排水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安定區南安里油車6-1號宅後巷道道路排水改善工程</text:p>
          </table:table-cell>
          <table:table-cell table:style-name="ce9" office:value-type="string" office:string-value="安定區" calcext:value-type="string">
            <text:p><text:s/>安定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北關里三民路道路側溝改善工程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750" calcext:value-type="float">
            <text:p>7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土庫三街39巷溝蓋板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六合里活動中心周邊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南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永新社區人行步道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龍船里瓦厝巷道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110" calcext:value-type="float">
            <text:p>11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柳營區旭山里山子腳庄內排水改善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玖郁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民安里主要道路側溝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南51線區道(近蔡寮橋)狹隘路段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200" calcext:value-type="float">
            <text:p>1,2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鎮山里信義一街巷道排水及舖面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780" calcext:value-type="float">
            <text:p>7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六安里佳北路69巷社區巷道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480" calcext:value-type="float">
            <text:p>4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大坪里大坪橋護欄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750" calcext:value-type="float">
            <text:p>7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二溪里南184線其瓦高幹35-1旁道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1370" calcext:value-type="float">
            <text:p>1,37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瑞億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佳化里社區道路管線挖掘路面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350" calcext:value-type="float">
            <text:p>1,3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埤頭里部落聯外道路路面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東灣里大灣三街等道路排水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788" calcext:value-type="float">
            <text:p>1,788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東明街等道路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455" calcext:value-type="float">
            <text:p>45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日新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下營區大埤里林姑娘廟東側內、後街里東興二街7巷及新興里建康路等三件路面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總安街一段146巷排水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9.45" calcext:value-type="float">
            <text:p>99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 " calcext:value-type="string">
            <text:p><text:s/>公開招標 <text:s/></text:p>
          </table:table-cell>
          <table:table-cell table:style-name="ce5" office:value-type="string" calcext:value-type="string">
            <text:p>力陞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公學路(公學路四段2巷至公學路三段360巷)路面改善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760" calcext:value-type="float">
            <text:p>760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城西段979地號國有養地請刨除料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36.75" calcext:value-type="float">
            <text:p>37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水景公園南側綠地加裝設施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88.531" calcext:value-type="float">
            <text:p>8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田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生公園鐵製搖椅帆布損壞、萬年公園溜滑梯損壞更新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34.178" calcext:value-type="float">
            <text:p>3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親水公園樹木生長茂密修剪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8.674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華平公園化糞池損壞、親水公園照明損壞修復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32.105" calcext:value-type="float">
            <text:p>3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德泰水電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慶平公園白蟻處理改善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8.674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恩、崇仁、石頭公園增設運動設施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9.115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20公園增設座椅扶手及地坪整修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81.254" calcext:value-type="float">
            <text:p>8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麥國際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成、富農公園設置健身器、搖搖樂設施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98.453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興路533巷移植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63.614" calcext:value-type="float">
            <text:p>6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龍澐景觀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州北里公31公園網球場增鋪紅土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9.75" calcext:value-type="float">
            <text:p>1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台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同一段53巷3號一帶增設路燈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10.5" calcext:value-type="float">
            <text:p>1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康里公1公園內彈性地墊損壞更新工程</text:p>
          </table:table-cell>
          <table:table-cell table:style-name="ce9" office:value-type="string" office:string-value="永康區        " calcext:value-type="string">
            <text:p><text:s/>永康區 <text:s text:c="8"/></text:p>
          </table:table-cell>
          <table:table-cell table:style-name="ce10" office:value-type="float" office:value="96" calcext:value-type="float">
            <text:p>96 </text:p>
          </table:table-cell>
          <table:table-cell table:style-name="ce10" office:value-type="float" office:value="96.469" calcext:value-type="float">
            <text:p>96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田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新光里嗊哩公園安全措施強化工程</text:p>
          </table:table-cell>
          <table:table-cell table:style-name="ce9" office:value-type="string" office:string-value="關廟區 " calcext:value-type="string">
            <text:p><text:s/>關廟區 <text:s/></text:p>
          </table:table-cell>
          <table:table-cell table:number-columns-repeated="2" table:style-name="ce10" office:value-type="float" office:value="270" calcext:value-type="float">
            <text:p>27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牛庄里親水公園擋土設施改善工程</text:p>
          </table:table-cell>
          <table:table-cell table:style-name="ce9" office:value-type="string" office:string-value="善化區 " calcext:value-type="string">
            <text:p><text:s/>善化區 <text:s/></text:p>
          </table:table-cell>
          <table:table-cell table:number-columns-repeated="2" table:style-name="ce10" office:value-type="float" office:value="80" calcext:value-type="float">
            <text:p>8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昇泰工程顧問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山腳等里路燈新設工程</text:p>
          </table:table-cell>
          <table:table-cell table:style-name="ce9" office:value-type="string" office:string-value="新化區 " calcext:value-type="string">
            <text:p><text:s/>新化區 <text:s/>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102-鹿田里等道路路燈新設工程</text:p>
          </table:table-cell>
          <table:table-cell table:style-name="ce9" office:value-type="string" office:string-value="楠西區 " calcext:value-type="string">
            <text:p><text:s/>楠西區 <text:s/></text:p>
          </table:table-cell>
          <table:table-cell table:number-columns-repeated="2" table:style-name="ce10" office:value-type="float" office:value="63" calcext:value-type="float">
            <text:p>63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永大水電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左鎮區岡林里路燈增設工程</text:p>
          </table:table-cell>
          <table:table-cell table:style-name="ce9" office:value-type="string" office:string-value="左鎮區        " calcext:value-type="string">
            <text:p><text:s/>左鎮區 <text:s text:c="8"/></text:p>
          </table:table-cell>
          <table:table-cell table:number-columns-repeated="2"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東和里里鄰聯絡道路路燈新設工程</text:p>
          </table:table-cell>
          <table:table-cell table:style-name="ce9" office:value-type="string" office:string-value="南化區        " calcext:value-type="string">
            <text:p><text:s/>南化區 <text:s text:c="8"/>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大水電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台南市玉井區噍吧哖紀念公園景觀工程</text:p>
          </table:table-cell>
          <table:table-cell table:style-name="ce9" office:value-type="string" office:string-value="玉井區 " calcext:value-type="string">
            <text:p><text:s/>玉井區 <text:s/></text:p>
          </table:table-cell>
          <table:table-cell table:number-columns-repeated="2" table:style-name="ce10" office:value-type="float" office:value="90" calcext:value-type="float">
            <text:p>9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新光工程顧問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埤頭里往沙西今農路(名度金寶塔段))新設路燈工程</text:p>
          </table:table-cell>
          <table:table-cell table:style-name="ce9" office:value-type="string" office:string-value="關廟區 " calcext:value-type="string">
            <text:p><text:s/>關廟區 <text:s/></text:p>
          </table:table-cell>
          <table:table-cell table:number-columns-repeated="2" table:style-name="ce10" office:value-type="float" office:value="57" calcext:value-type="float">
            <text:p>5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左鎮區二寮里海土坪部落道路照明改善工程</text:p>
          </table:table-cell>
          <table:table-cell table:style-name="ce9" office:value-type="string" office:string-value="左鎮區        " calcext:value-type="string">
            <text:p><text:s/>左鎮區 <text:s text:c="8"/></text:p>
          </table:table-cell>
          <table:table-cell table:style-name="ce10" office:value-type="float" office:value="95" calcext:value-type="float">
            <text:p>95 </text:p>
          </table:table-cell>
          <table:table-cell table:style-name="ce10" office:value-type="float" office:value="94.7" calcext:value-type="float">
            <text:p>95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西港區港東里等轄內路燈裝設工程</text:p>
          </table:table-cell>
          <table:table-cell table:style-name="ce9" office:value-type="string" office:string-value="西港區 " calcext:value-type="string">
            <text:p><text:s/>西港區 <text:s/>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南37線(竹橋里)行道樹補植後續工程</text:p>
          </table:table-cell>
          <table:table-cell table:style-name="ce9" office:value-type="string" office:string-value="七股區 " calcext:value-type="string">
            <text:p><text:s/>七股區 <text:s/></text:p>
          </table:table-cell>
          <table:table-cell table:number-columns-repeated="2" table:style-name="ce10" office:value-type="float" office:value="290" calcext:value-type="float">
            <text:p>29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隋唐街綠帶增設藝術高燈、搖椅及體健器材工程</text:p>
          </table:table-cell>
          <table:table-cell table:style-name="ce9" office:value-type="string" office:string-value="新營區 " calcext:value-type="string">
            <text:p><text:s/>新營區 <text:s/></text:p>
          </table:table-cell>
          <table:table-cell table:number-columns-repeated="2" table:style-name="ce10" office:value-type="float" office:value="80" calcext:value-type="float">
            <text:p>80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公英段6321地號停車場鋪設柏油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913.8" calcext:value-type="float">
            <text:p>91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長溪路三段373巷21弄27號至75-1號道路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88" calcext:value-type="float">
            <text:p>18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公學路五段697巷口往學東里路段改善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1036" calcext:value-type="float">
            <text:p>1,03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世平一號公園沙土流入步道，設置擋土設施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97.296" calcext:value-type="float">
            <text:p>97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麥國際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育平二街樹木茂密修剪工程</text:p>
          </table:table-cell>
          <table:table-cell table:style-name="ce9" office:value-type="string" office:string-value="安平區  " calcext:value-type="string">
            <text:p><text:s/>安平區 <text:s text:c="2"/></text:p>
          </table:table-cell>
          <table:table-cell table:number-columns-repeated="2" table:style-name="ce10" office:value-type="float" office:value="21.499" calcext:value-type="float">
            <text:p>21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二也景觀設計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郡安路五段堤頂步道增設花架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8.012" calcext:value-type="float">
            <text:p>9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泰霖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39簡易路面搶修工程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81.872" calcext:value-type="float">
            <text:p>82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宜華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外塭休憩等公園設施增設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98.674" calcext:value-type="float">
            <text:p>99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大眾路360號道路拓寬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57.975" calcext:value-type="float">
            <text:p>5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8">
          <table:table-cell table:style-name="ce5" office:value-type="string" calcext:value-type="string">
            <text:p>長和路二段12巷２１３弄對面及長和路二段１２巷２９９弄道路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388" calcext:value-type="float">
            <text:p>38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外角里開明街及其175巷道路修復工程</text:p>
          </table:table-cell>
          <table:table-cell table:style-name="ce9" office:value-type="string" office:string-value="白河區 " calcext:value-type="string">
            <text:p><text:s/>白河區 <text:s/></text:p>
          </table:table-cell>
          <table:table-cell table:number-columns-repeated="2" table:style-name="ce10" office:value-type="float" office:value="640" calcext:value-type="float">
            <text:p>64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大竹里70、70-1號(鄭乾、鄭李碧玉)宅旁巷道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60" calcext:value-type="float">
            <text:p>1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轄內各道路AC刨鋪工程開口契約(第二期)追加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2000" calcext:value-type="float">
            <text:p>2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崇德路(生產路至崇道路)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2454" calcext:value-type="float">
            <text:p>2,454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中華東路二段22巷道路改善工程</text:p>
          </table:table-cell>
          <table:table-cell table:style-name="ce9" office:value-type="string" office:string-value="東區 " calcext:value-type="string">
            <text:p><text:s/>東區 <text:s/></text:p>
          </table:table-cell>
          <table:table-cell table:number-columns-repeated="2" table:style-name="ce10" office:value-type="float" office:value="506" calcext:value-type="float">
            <text:p>506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大眾路360號道路拓寬</text:p>
          </table:table-cell>
          <table:table-cell table:style-name="ce9" office:value-type="string" office:string-value="安南區 " calcext:value-type="string">
            <text:p><text:s/>安南區 <text:s/></text:p>
          </table:table-cell>
          <table:table-cell table:number-columns-repeated="2" table:style-name="ce10" office:value-type="float" office:value="57.975" calcext:value-type="float">
            <text:p>58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南門路ˋ友愛街樹穴改善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81.9" calcext:value-type="float">
            <text:p>82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豐瀛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二府口公園壁面彩繪工程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83.895" calcext:value-type="float">
            <text:p>84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廣一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烏樹里鎮武宮至12鄰127之11號民宅路面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160" calcext:value-type="float">
            <text:p>1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南80線慈惠寺旁道路路面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嘉苳里下茄苳58號-23巷道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新東里新港東82之4號民宅至高鐵路面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725" calcext:value-type="float">
            <text:p>72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竹新里14鄰17之2號宅前路面修復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720" calcext:value-type="float">
            <text:p>7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侯伯里1鄰1號宅前路面修復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165" calcext:value-type="float">
            <text:p>16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土溝里11鄰109之1號宅前路面及側溝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1075" calcext:value-type="float">
            <text:p>1,075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後壁區侯伯里大路墘部落1鄰13號宅旁排水溝增設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曾文街往南湖(南110)路面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永生里延平路東側道路側溝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王公里轄內台糖小鐵道旁道路AC路面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550" calcext:value-type="float">
            <text:p>5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柳營區大農里庄內排水及路面改善工程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新北里民生路356巷等AC路面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850" calcext:value-type="float">
            <text:p>8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新東里東大街66巷及大同路72及78巷道路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營區埤寮里南76線左0K+010~0K+076處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550" calcext:value-type="float">
            <text:p>5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孫厝里內巷道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650" calcext:value-type="float">
            <text:p>6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將軍區三吉里南20線往玉山里道路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南6線0K+200處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大灣里南52-1線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光華里舊頭港鎮安宮前道路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學甲區中洲里聖嶽宮旁巷道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number-columns-repeated="2" table:style-name="ce10" office:value-type="float" office:value="222" calcext:value-type="float">
            <text:p>22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將軍區青鯤鯓社區路面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number-columns-repeated="2" table:style-name="ce10" office:value-type="float" office:value="1100" calcext:value-type="float">
            <text:p>1,1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東角里興中路229-5號社區通路路面及排水溝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中興里新生南路通路及興國路38巷道路側溝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820" calcext:value-type="float">
            <text:p>8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六甲區中社里港仔頭巷道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轄內賀建里道路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217" calcext:value-type="float">
            <text:p>217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轄內仁里里仁中街48巷道路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後街里水池街道路排水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後街里宅內接排水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110" calcext:value-type="float">
            <text:p>11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下營區大屯埤塘旁道路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興農里仁愛路29巷排水溝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灣裡公園路面AC改善工程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1300" calcext:value-type="float">
            <text:p>1,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山上區玉峰里往明德外役監排水改善工程</text:p>
          </table:table-cell>
          <table:table-cell table:style-name="ce9" office:value-type="string" office:string-value="山上區" calcext:value-type="string">
            <text:p><text:s/>山上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大內區曲溪里紫分寺旁道路改善工程</text:p>
          </table:table-cell>
          <table:table-cell table:style-name="ce9" office:value-type="string" office:string-value="大內區" calcext:value-type="string">
            <text:p><text:s/>大內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大坑里南168線7K+280(尖峰高幹229)大坑橋道路復健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530" calcext:value-type="float">
            <text:p>53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那拔里431-6號前排水溝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南169區道五甲勢段道路路面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南129線道路擋土設施改善工程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320" calcext:value-type="float">
            <text:p>3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善化區興華路彎道(善化高中南側)2處中央分隔島缺口封閉工程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南化區小崙里興化寮AC路面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number-columns-repeated="2" table:style-name="ce10" office:value-type="float" office:value="550" calcext:value-type="float">
            <text:p>5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左鎮區草山里第三鄰往37號連絡道路擋土牆新建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左鎮區澄山里光山道路&lt;摔猿高分135至摔猿高分135右23&gt;修復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布袋里長文街三官府前道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950" calcext:value-type="float">
            <text:p>9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關廟區龜洞里南雄南路701巷排水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石嘈里檳榔宅里道由182線道起點往南延伸邊坡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480" calcext:value-type="float">
            <text:p>48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土崎里(烏樹幹80-1)區道路面排水改善工程 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大坪里余德東巷道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龍崎區大坪里興化橋護欄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276" calcext:value-type="float">
            <text:p>27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七甲里巷道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埔園街(自強路致聖龍街)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750" calcext:value-type="float">
            <text:p>7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三舍里160-9號前路面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160" calcext:value-type="float">
            <text:p>16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化區礁坑里36崙143號前道路改善工程</text:p>
          </table:table-cell>
          <table:table-cell table:style-name="ce9" office:value-type="string" office:string-value="新化區" calcext:value-type="string">
            <text:p><text:s/>新化區 </text:p>
          </table:table-cell>
          <table:table-cell table:number-columns-repeated="2" table:style-name="ce10" office:value-type="float" office:value="1150" calcext:value-type="float">
            <text:p>1,1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長興路87巷37弄側溝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蔦松一街等處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850" calcext:value-type="float">
            <text:p>1,8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新市區大社里579號前排水改善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750" calcext:value-type="float">
            <text:p>7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自強路216巷等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中華路214巷等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850" calcext:value-type="float">
            <text:p>8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永康區鹽行里中正北路177巷等處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1420" calcext:value-type="float">
            <text:p>1,42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仁德區土庫2街等路面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1100" calcext:value-type="float">
            <text:p>1,1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歸仁區許厝里大仁街126巷道路改善工程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number-columns-repeated="2"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楠西區照興里南183-1線北段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麻豆區南勢里道路改善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1500" calcext:value-type="float">
            <text:p>1,5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鹽水區岸內里蔦松路及民生街巷道路面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七股區南31線龍山里(海寮仔)過路箱涵施設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250" calcext:value-type="float">
            <text:p>25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西港區金砂里8號前側溝改善工程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民安里南51線及社區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300" calcext:value-type="float">
            <text:p>1,3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東山區嶺南里南99線楊桃腳橋梁引道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6">
          <table:table-cell table:style-name="ce5" office:value-type="string" calcext:value-type="string">
            <text:p>白河區關嶺里(芋園高分48-1N3764)芋園部落及擋土牆、排水溝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402" calcext:value-type="float">
            <text:p>1,402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白河區廣安里南88線區道多處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number-columns-repeated="2" table:style-name="ce10" office:value-type="float" office:value="1546" calcext:value-type="float">
            <text:p>1,546 </text:p>
          </table:table-cell>
          <table:table-cell table:style-name="ce5" office:value-type="string" calcext:value-type="string">
            <text:p>養護工程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鯤鯓路102巷底(龍山寺前方)增設2盞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7.5" calcext:value-type="float">
            <text:p>18 </text:p>
          </table:table-cell>
          <table:table-cell table:style-name="ce5" office:value-type="string" calcext:value-type="string">
            <text:p>公園及路燈設施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開口契約" calcext:value-type="string">
            <text:p><text:s/>開口契約 </text:p>
          </table:table-cell>
          <table:table-cell table:style-name="ce5" office:value-type="string" calcext:value-type="string">
            <text:p>騏明實業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小西門圓環埋設連接管改善井水惡臭案</text:p>
          </table:table-cell>
          <table:table-cell table:style-name="ce9" office:value-type="string" office:string-value="中西區 " calcext:value-type="string">
            <text:p><text:s/>中西區 <text:s/></text:p>
          </table:table-cell>
          <table:table-cell table:number-columns-repeated="2" table:style-name="ce10" office:value-type="float" office:value="65.262" calcext:value-type="float">
            <text:p>65 </text:p>
          </table:table-cell>
          <table:table-cell table:style-name="ce5" office:value-type="string" calcext:value-type="string">
            <text:p>養護工程、養護工程管理</text:p>
          </table:table-cell>
          <table:table-cell table:style-name="ce9" office:value-type="string" office:string-value="工務局" calcext:value-type="string">
            <text:p><text:s/>工務局 </text:p>
          </table:table-cell>
          <table:table-cell table:style-name="ce9" office:value-type="string" office:string-value="配合供料" calcext:value-type="string">
            <text:p><text:s/>配合供料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豐里里活動中心內部設備 <text:s text:c="23"/>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88.5" calcext:value-type="float">
            <text:p>89 </text:p>
          </table:table-cell>
          <table:table-cell table:style-name="ce10" office:value-type="float" office:value="80" calcext:value-type="float">
            <text:p>8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吉利汽車椅套裝潢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莊禮里活動中心前增設LED字幕機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number-columns-repeated="2" table:style-name="ce10" office:value-type="float" office:value="58" calcext:value-type="float">
            <text:p>5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萬星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港東里雙張廍部落廟埕花台改善工程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style-name="ce10" office:value-type="float" office:value="200" calcext:value-type="float">
            <text:p>200 </text:p>
          </table:table-cell>
          <table:table-cell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百村土木包工業</text:p>
          </table:table-cell>
          <table:table-cell table:number-columns-repeated="16376"/>
        </table:table-row>
        <table:table-row table:style-name="ro7">
          <table:table-cell table:style-name="ce5" office:value-type="string" calcext:value-type="string">
            <text:p>東角里活動中心增設內部設備(桌球桌、會議桌椅、喇叭、LED等設備)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222.5" calcext:value-type="float">
            <text:p>223 </text:p>
          </table:table-cell>
          <table:table-cell table:style-name="ce10" office:value-type="float" office:value="180" calcext:value-type="float">
            <text:p>18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安電器、千友商行、建發疊席傢俱公司、力行行、陳傢俱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龜洞里南雄南路830巷等5處路面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1637.5" calcext:value-type="float">
            <text:p>1,638 </text:p>
          </table:table-cell>
          <table:table-cell table:style-name="ce10" office:value-type="float" office:value="528" calcext:value-type="float">
            <text:p>52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五甲及松腳里排水道路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618" calcext:value-type="float">
            <text:p>61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里民族路35巷路面積水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210" calcext:value-type="float">
            <text:p>21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正里118號旁道路側溝及加鋪路面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number-columns-repeated="2" table:style-name="ce10" office:value-type="float" office:value="510" calcext:value-type="float">
            <text:p>51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銀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三協里菜寮(南51路段)戶外集會廣場及綠美化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840" calcext:value-type="float">
            <text:p>840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承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坪里廣播設備維護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91" calcext:value-type="float">
            <text:p>91 </text:p>
          </table:table-cell>
          <table:table-cell table:style-name="ce10" office:value-type="float" office:value="65" calcext:value-type="float">
            <text:p>6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長興通信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坑里內區嚴厝部落道路排水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750" calcext:value-type="float">
            <text:p>750 </text:p>
          </table:table-cell>
          <table:table-cell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宏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油車里活動中心裝置LED字幕機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56.1" calcext:value-type="float">
            <text:p>56 </text:p>
          </table:table-cell>
          <table:table-cell table:style-name="ce10" office:value-type="float" office:value="56" calcext:value-type="float">
            <text:p>5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新視野視訊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一甲里忠義路49巷水溝及路面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410" calcext:value-type="float">
            <text:p>41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長鈺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國安里郡安路六段120巷內道路排水溝改善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友信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崇文、崇成里聯合活動中心購置會議椅</text:p>
          </table:table-cell>
          <table:table-cell table:style-name="ce9" office:value-type="string" office:string-value="東區區" calcext:value-type="string">
            <text:p><text:s/>東區區 </text:p>
          </table:table-cell>
          <table:table-cell table:style-name="ce10" office:value-type="float" office:value="99.875" calcext:value-type="float">
            <text:p>100 </text:p>
          </table:table-cell>
          <table:table-cell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鎂翊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橋里活動中心增購全彩LED字幕機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105.164" calcext:value-type="float">
            <text:p>105 </text:p>
          </table:table-cell>
          <table:table-cell table:style-name="ce10" office:value-type="float" office:value="105" calcext:value-type="float">
            <text:p>10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久億光電科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衛國里活動中心增購內部設備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style-name="ce10" office:value-type="float" office:value="573.434" calcext:value-type="float">
            <text:p>573 </text:p>
          </table:table-cell>
          <table:table-cell table:style-name="ce10" office:value-type="float" office:value="98.5" calcext:value-type="float">
            <text:p>99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南商企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楠西中興路63巷排水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025.5" calcext:value-type="float">
            <text:p>1,026 </text:p>
          </table:table-cell>
          <table:table-cell table:style-name="ce10" office:value-type="float" office:value="725" calcext:value-type="float">
            <text:p>72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建欣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三舍里北三舍里民活動中心廣場綠美化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1405.95" calcext:value-type="float">
            <text:p>1,406 </text:p>
          </table:table-cell>
          <table:table-cell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凌順營造有限公司</text:p>
          </table:table-cell>
          <table:table-cell table:number-columns-repeated="16376"/>
        </table:table-row>
        <table:table-row table:style-name="ro9">
          <table:table-cell table:style-name="ce5" office:value-type="string" calcext:value-type="string">
            <text:p>鯤鯓里活動中心增購內部設備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style-name="ce10" office:value-type="float" office:value="1325.812" calcext:value-type="float">
            <text:p>1,326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良崧有限公司、尚真事業有限公司、勁盛水電工程行、大同綜合訊電股份有限公司、賀眾企業股份有限公司</text:p>
          </table:table-cell>
          <table:table-cell table:number-columns-repeated="16376"/>
        </table:table-row>
        <table:table-row table:style-name="ro10">
          <table:table-cell table:style-name="ce5" office:value-type="string" calcext:value-type="string">
            <text:p>南華里活動中心增購內部設備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style-name="ce10" office:value-type="float" office:value="666.327" calcext:value-type="float">
            <text:p>666 </text:p>
          </table:table-cell>
          <table:table-cell table:style-name="ce10" office:value-type="float" office:value="640" calcext:value-type="float">
            <text:p>64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大源鋁門窗行、勁盛水電工程行、良崧有限公司、尚真事業有限公司、竣將企業有限公司、大同綜合訊電股份有限公司、安德森企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合里活動中心館室設施窗戶勘設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98.7" calcext:value-type="float">
            <text:p>99 </text:p>
          </table:table-cell>
          <table:table-cell table:style-name="ce10" office:value-type="float" office:value="96" calcext:value-type="float">
            <text:p>9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華記鋁門窗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正里斗六活動中心申請內部設備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35.9" calcext:value-type="float">
            <text:p>36 </text:p>
          </table:table-cell>
          <table:table-cell table:style-name="ce10" office:value-type="float" office:value="35" calcext:value-type="float">
            <text:p>3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成鐵材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灣里活動中心裝設監視系統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24" calcext:value-type="float">
            <text:p>24 </text:p>
          </table:table-cell>
          <table:table-cell table:style-name="ce10" office:value-type="float" office:value="21" calcext:value-type="float">
            <text:p>21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和光通訊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小新里無線廣播系統增設及整合計畫</text:p>
          </table:table-cell>
          <table:table-cell table:style-name="ce9" office:value-type="string" office:string-value="善化區" calcext:value-type="string">
            <text:p><text:s/>善化區 </text:p>
          </table:table-cell>
          <table:table-cell table:style-name="ce10" office:value-type="float" office:value="98" calcext:value-type="float">
            <text:p>98 </text:p>
          </table:table-cell>
          <table:table-cell table:style-name="ce10" office:value-type="float" office:value="94" calcext:value-type="float">
            <text:p>9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正晟科技通訊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開山里活動中心卡拉OK周邊設備更新計畫</text:p>
          </table:table-cell>
          <table:table-cell table:style-name="ce9" office:value-type="string" office:string-value="中西區" calcext:value-type="string">
            <text:p><text:s/>中西區 </text:p>
          </table:table-cell>
          <table:table-cell table:number-columns-repeated="2" table:style-name="ce10" office:value-type="float" office:value="24" calcext:value-type="float">
            <text:p>2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新都音響商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埤頭里增設廣播系統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58.8" calcext:value-type="float">
            <text:p>59 </text:p>
          </table:table-cell>
          <table:table-cell table:style-name="ce10" office:value-type="float" office:value="57" calcext:value-type="float">
            <text:p>57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弘袁企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七甲里丁厝聚落室外籃球架裝設採購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style-name="ce10" office:value-type="float" office:value="66" calcext:value-type="float">
            <text:p>66 </text:p>
          </table:table-cell>
          <table:table-cell table:style-name="ce10" office:value-type="float" office:value="60" calcext:value-type="float">
            <text:p>6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藏林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城南里青砂段930等地號空地環境改造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2450" calcext:value-type="float">
            <text:p>2,450 </text:p>
          </table:table-cell>
          <table:table-cell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天成營造有限公司</text:p>
          </table:table-cell>
          <table:table-cell table:number-columns-repeated="16376"/>
        </table:table-row>
        <table:table-row table:style-name="ro7">
          <table:table-cell table:style-name="ce5" office:value-type="string" calcext:value-type="string">
            <text:p>玉山里茅埔活動中心設備採購計畫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388.304" calcext:value-type="float">
            <text:p>388 </text:p>
          </table:table-cell>
          <table:table-cell table:style-name="ce10" office:value-type="float" office:value="216" calcext:value-type="float">
            <text:p>21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calcext:value-type="string">
            <text:p>逕洽廠商</text:p>
            <text:p> 共同供應契約</text:p>
          </table:table-cell>
          <table:table-cell table:style-name="ce5" office:value-type="string" calcext:value-type="string">
            <text:p>樂泉興業有限公司、三菱視訊(股)公司、良崧有限公司、進益裝潢行、大眾商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樹林里增設夜間照明燈具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number-columns-repeated="2" table:style-name="ce10" office:value-type="float" office:value="45" calcext:value-type="float">
            <text:p>4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飛鋒水電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長溪路一段387巷既有側溝清潔孔蓋更新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甲東里活動中心整修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style-name="ce10" office:value-type="float" office:value="620" calcext:value-type="float">
            <text:p>620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良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灣丘鳳興村里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155" calcext:value-type="float">
            <text:p>155 </text:p>
          </table:table-cell>
          <table:table-cell table:style-name="ce10" office:value-type="float" office:value="86" calcext:value-type="float">
            <text:p>8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佑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隆本里汰換里擴音設備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48" calcext:value-type="float">
            <text:p>4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暢泓科技顧問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埔里坑口鄰里聯絡道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925" calcext:value-type="float">
            <text:p>1,925 </text:p>
          </table:table-cell>
          <table:table-cell table:style-name="ce10" office:value-type="float" office:value="1040" calcext:value-type="float">
            <text:p>1,04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甘宅里2鄰巷道、9鄰護欄及檔土牆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480" calcext:value-type="float">
            <text:p>480 </text:p>
          </table:table-cell>
          <table:table-cell table:style-name="ce10" office:value-type="float" office:value="135" calcext:value-type="float">
            <text:p>13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汴頭里6鄰14號宅前部落道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136" calcext:value-type="float">
            <text:p>136 </text:p>
          </table:table-cell>
          <table:table-cell table:style-name="ce10" office:value-type="float" office:value="119" calcext:value-type="float">
            <text:p>119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詔安里9鄰往8鄰部落巷道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480" calcext:value-type="float">
            <text:p>480 </text:p>
          </table:table-cell>
          <table:table-cell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博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照興里興北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770" calcext:value-type="float">
            <text:p>770 </text:p>
          </table:table-cell>
          <table:table-cell table:style-name="ce10" office:value-type="float" office:value="640" calcext:value-type="float">
            <text:p>64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振忠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三榮里下竂子部落(三榮高分35)道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96" calcext:value-type="float">
            <text:p>96 </text:p>
          </table:table-cell>
          <table:table-cell table:style-name="ce10" office:value-type="float" office:value="70" calcext:value-type="float">
            <text:p>7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億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灣里巷道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467.1" calcext:value-type="float">
            <text:p>467 </text:p>
          </table:table-cell>
          <table:table-cell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堆高營造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安里佳東路戶外集會廣場及綠美化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970" calcext:value-type="float">
            <text:p>970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承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和里田都元帥廟前道路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style-name="ce10" office:value-type="float" office:value="400" calcext:value-type="float">
            <text:p>400 </text:p>
          </table:table-cell>
          <table:table-cell table:style-name="ce10" office:value-type="float" office:value="150" calcext:value-type="float">
            <text:p>1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堯壹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灣里活動中心燈具更新省電工程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96" calcext:value-type="float">
            <text:p>96 </text:p>
          </table:table-cell>
          <table:table-cell table:style-name="ce10" office:value-type="float" office:value="86" calcext:value-type="float">
            <text:p>8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臺灣松尾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烏樹林巷道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520" calcext:value-type="float">
            <text:p>520 </text:p>
          </table:table-cell>
          <table:table-cell table:style-name="ce10" office:value-type="float" office:value="450" calcext:value-type="float">
            <text:p>4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暉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隆田里增設里擴音設備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46" calcext:value-type="float">
            <text:p>4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暢泓科技顧問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安里青年街戶外集會廣場及綠美化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780" calcext:value-type="float">
            <text:p>780 </text:p>
          </table:table-cell>
          <table:table-cell table:style-name="ce10" office:value-type="float" office:value="160" calcext:value-type="float">
            <text:p>16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彩禾園藝景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135線部份地區圍牆彩繪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305.84" calcext:value-type="float">
            <text:p>306 </text:p>
          </table:table-cell>
          <table:table-cell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鴻新土木包工程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雙春里廣播系統設置計畫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style-name="ce10" office:value-type="float" office:value="40" calcext:value-type="float">
            <text:p>40 </text:p>
          </table:table-cell>
          <table:table-cell table:style-name="ce10" office:value-type="float" office:value="30" calcext:value-type="float">
            <text:p>3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德昇電子材料行</text:p>
            <text:p>明聲電音工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02甲東里裕農街22巷43弄路面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style-name="ce10" office:value-type="float" office:value="320" calcext:value-type="float">
            <text:p>320 </text:p>
          </table:table-cell>
          <table:table-cell table:style-name="ce10" office:value-type="float" office:value="175" calcext:value-type="float">
            <text:p>17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位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華社區道路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style-name="ce10" office:value-type="float" office:value="200" calcext:value-type="float">
            <text:p>200 </text:p>
          </table:table-cell>
          <table:table-cell table:style-name="ce10" office:value-type="float" office:value="188" calcext:value-type="float">
            <text:p>18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小崙里神王宮廣場前道路護岸水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1030" calcext:value-type="float">
            <text:p>1,030 </text:p>
          </table:table-cell>
          <table:table-cell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頂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龜洞里福安堂廣場照明(探照燈)新設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120" calcext:value-type="float">
            <text:p>1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駿宏水電工程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玉山里往聖王宮路面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number-columns-repeated="2" table:style-name="ce10" office:value-type="float" office:value="460" calcext:value-type="float">
            <text:p>46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水旺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潭里設置里內公佈欄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48.5" calcext:value-type="float">
            <text:p>49 </text:p>
          </table:table-cell>
          <table:table-cell table:style-name="ce10" office:value-type="float" office:value="42.5" calcext:value-type="float">
            <text:p>43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新創意廣告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仁街416巷路面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370" calcext:value-type="float">
            <text:p>370 </text:p>
          </table:table-cell>
          <table:table-cell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合順興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義合里下義合環境改善工程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194.66" calcext:value-type="float">
            <text:p>195 </text:p>
          </table:table-cell>
          <table:table-cell table:style-name="ce10" office:value-type="float" office:value="189" calcext:value-type="float">
            <text:p>189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欣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里內廣播系統更新及新設喇叭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98.5" calcext:value-type="float">
            <text:p>99 </text:p>
          </table:table-cell>
          <table:table-cell table:style-name="ce10" office:value-type="float" office:value="95" calcext:value-type="float">
            <text:p>9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尚真事業有限公司</text:p>
          </table:table-cell>
          <table:table-cell table:number-columns-repeated="16376"/>
        </table:table-row>
        <table:table-row table:style-name="ro9">
          <table:table-cell table:style-name="ce5" office:value-type="string" calcext:value-type="string">
            <text:p>永樂里活動中心購置內部設施設備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style-name="ce10" office:value-type="float" office:value="516" calcext:value-type="float">
            <text:p>516 </text:p>
          </table:table-cell>
          <table:table-cell table:style-name="ce10" office:value-type="float" office:value="397" calcext:value-type="float">
            <text:p>397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calcext:value-type="string">
            <text:p>逕洽廠商</text:p>
            <text:p>共同供應契約</text:p>
          </table:table-cell>
          <table:table-cell table:style-name="ce5" office:value-type="string" calcext:value-type="string">
            <text:p>瑝國事務機器有限公司、三菱視訊股份有限公司、大億鐵櫃行、益誠水電行、良美通訊行、天藝裝潢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灣丘內埔仔聯外道路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63.3" calcext:value-type="float">
            <text:p>63 </text:p>
          </table:table-cell>
          <table:table-cell table:style-name="ce10" office:value-type="float" office:value="63" calcext:value-type="float">
            <text:p>63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振忠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竹橋里廣播喇叭頭增設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24" calcext:value-type="float">
            <text:p>24 </text:p>
          </table:table-cell>
          <table:table-cell table:style-name="ce10" office:value-type="float" office:value="23" calcext:value-type="float">
            <text:p>23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暢泓科技顧問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興化里蘇厝寮人民集會廣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480" calcext:value-type="float">
            <text:p>480 </text:p>
          </table:table-cell>
          <table:table-cell table:style-name="ce10" office:value-type="float" office:value="430" calcext:value-type="float">
            <text:p>43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承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下湖里下湖一街與保東一街路口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430" calcext:value-type="float">
            <text:p>43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凌暘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里內廣播系統更新及新設喇叭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98.5" calcext:value-type="float">
            <text:p>99 </text:p>
          </table:table-cell>
          <table:table-cell table:style-name="ce10" office:value-type="float" office:value="35" calcext:value-type="float">
            <text:p>3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崧建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山南路467巷等路面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1330" calcext:value-type="float">
            <text:p>1,330 </text:p>
          </table:table-cell>
          <table:table-cell table:style-name="ce10" office:value-type="float" office:value="950" calcext:value-type="float">
            <text:p>9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承瑋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里內廣播系統新設廣播系統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228" calcext:value-type="float">
            <text:p>228 </text:p>
          </table:table-cell>
          <table:table-cell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廣明科技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南區梅花里活動中心二期工程(雨遮工程)計畫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424.728" calcext:value-type="float">
            <text:p>425 </text:p>
          </table:table-cell>
          <table:table-cell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華裕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仁義里中山路305巷道路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315" calcext:value-type="float">
            <text:p>31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維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上崙里道路排水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396" calcext:value-type="float">
            <text:p>39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維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海里東港運動活動中心廣場改善工程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style-name="ce10" office:value-type="float" office:value="730" calcext:value-type="float">
            <text:p>730 </text:p>
          </table:table-cell>
          <table:table-cell table:style-name="ce10" office:value-type="float" office:value="570" calcext:value-type="float">
            <text:p>57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承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102甲東里裕農街80巷6弄路面改善工程</text:p>
          </table:table-cell>
          <table:table-cell table:style-name="ce9" office:value-type="string" office:string-value="六甲區" calcext:value-type="string">
            <text:p><text:s/>六甲區 </text:p>
          </table:table-cell>
          <table:table-cell table:style-name="ce10" office:value-type="float" office:value="919.1" calcext:value-type="float">
            <text:p>919 </text:p>
          </table:table-cell>
          <table:table-cell table:style-name="ce10" office:value-type="float" office:value="360" calcext:value-type="float">
            <text:p>36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冠位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榮里東竹圍巷道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強維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三吉社區道路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style-name="ce10" office:value-type="float" office:value="500" calcext:value-type="float">
            <text:p>500 </text:p>
          </table:table-cell>
          <table:table-cell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東拓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正里集會場所建物修繕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266.015" calcext:value-type="float">
            <text:p>266 </text:p>
          </table:table-cell>
          <table:table-cell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健曜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淵東里活動中心一樓男側牆面及4樓陽台地面磁磚整修及購置液晶電視、舞台囍字及舞台布幕更換計畫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198.685" calcext:value-type="float">
            <text:p>199 </text:p>
          </table:table-cell>
          <table:table-cell table:style-name="ce10" office:value-type="float" office:value="170" calcext:value-type="float">
            <text:p>17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學友企業社、峻豪土木包工業、藝城裝潢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三民里活動中心防水及整修工程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827.6" calcext:value-type="float">
            <text:p>828 </text:p>
          </table:table-cell>
          <table:table-cell table:style-name="ce10" office:value-type="float" office:value="500" calcext:value-type="float">
            <text:p>5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億發營造科技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莊敬里活動中心地下樓購置液晶電視計畫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style-name="ce10" office:value-type="float" office:value="23.6" calcext:value-type="float">
            <text:p>24 </text:p>
          </table:table-cell>
          <table:table-cell table:style-name="ce10" office:value-type="float" office:value="20" calcext:value-type="float">
            <text:p>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裕耿電器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通興里活動中心LED字幕機採購案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75" calcext:value-type="float">
            <text:p>75 </text:p>
          </table:table-cell>
          <table:table-cell table:style-name="ce10" office:value-type="float" office:value="64" calcext:value-type="float">
            <text:p>6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藝點光電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崇文、崇成里聯合活動中心增購會議桌計畫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number-columns-repeated="2" table:style-name="ce10" office:value-type="float" office:value="78.4" calcext:value-type="float">
            <text:p>7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巧意辦公傢具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洲里活動中心雨遮工程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93.617" calcext:value-type="float">
            <text:p>94 </text:p>
          </table:table-cell>
          <table:table-cell table:style-name="ce10" office:value-type="float" office:value="90" calcext:value-type="float">
            <text:p>9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財順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社里活動中心2樓增購吊扇、舞台對開幕及文字幕計畫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99.8" calcext:value-type="float">
            <text:p>100 </text:p>
          </table:table-cell>
          <table:table-cell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豐達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澄山里19號至23號間巷道路面加寬及下邊坡擋士牆新設工程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style-name="ce10" office:value-type="float" office:value="1663" calcext:value-type="float">
            <text:p>1,663 </text:p>
          </table:table-cell>
          <table:table-cell table:style-name="ce10" office:value-type="float" office:value="840" calcext:value-type="float">
            <text:p>84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鍵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姑爺里健康生活體健設備設施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style-name="ce10" office:value-type="float" office:value="505.6" calcext:value-type="float">
            <text:p>506 </text:p>
          </table:table-cell>
          <table:table-cell table:style-name="ce10" office:value-type="float" office:value="470" calcext:value-type="float">
            <text:p>47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豐達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昇安里9鄰廖濱宣宅前巷道改善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267.5" calcext:value-type="float">
            <text:p>268 </text:p>
          </table:table-cell>
          <table:table-cell table:style-name="ce10" office:value-type="float" office:value="250" calcext:value-type="float">
            <text:p>2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坤玄土木包工業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東角里廣播系統變更計畫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96.5" calcext:value-type="float">
            <text:p>97 </text:p>
          </table:table-cell>
          <table:table-cell table:style-name="ce10" office:value-type="float" office:value="93" calcext:value-type="float">
            <text:p>93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冠昌不鏽鋼實業社、瑞弘通信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東勢里活動中心講台及周邊設備更新計畫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78" calcext:value-type="float">
            <text:p>78 </text:p>
          </table:table-cell>
          <table:table-cell table:style-name="ce10" office:value-type="float" office:value="62" calcext:value-type="float">
            <text:p>62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存印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興里六興堂前空地及道路排水改善工程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style-name="ce10" office:value-type="float" office:value="447.3" calcext:value-type="float">
            <text:p>447 </text:p>
          </table:table-cell>
          <table:table-cell table:style-name="ce10" office:value-type="float" office:value="245" calcext:value-type="float">
            <text:p>24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成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復國里活動中心增設禮堂系統櫃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78" calcext:value-type="float">
            <text:p>7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雅美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華里活動中心增購2樓里長室冷氣計畫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style-name="ce10" office:value-type="float" office:value="39.36" calcext:value-type="float">
            <text:p>39 </text:p>
          </table:table-cell>
          <table:table-cell table:style-name="ce10" office:value-type="float" office:value="39" calcext:value-type="float">
            <text:p>39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大盟電器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南進學里活動中心2樓增設冷氣計畫</text:p>
          </table:table-cell>
          <table:table-cell table:style-name="ce9" office:value-type="string" office:string-value="中西區" calcext:value-type="string">
            <text:p><text:s/>中西區 </text:p>
          </table:table-cell>
          <table:table-cell table:number-columns-repeated="2" table:style-name="ce10" office:value-type="float" office:value="90" calcext:value-type="float">
            <text:p>9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利聲家電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山里休閒育樂設施工程計畫</text:p>
          </table:table-cell>
          <table:table-cell table:style-name="ce9" office:value-type="string" office:string-value="七股區" calcext:value-type="string">
            <text:p><text:s/>七股區 </text:p>
          </table:table-cell>
          <table:table-cell table:style-name="ce10" office:value-type="float" office:value="777.93" calcext:value-type="float">
            <text:p>778 </text:p>
          </table:table-cell>
          <table:table-cell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欣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菁豐里活動中心冷氣設備購置及維修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89.8" calcext:value-type="float">
            <text:p>90 </text:p>
          </table:table-cell>
          <table:table-cell table:style-name="ce10" office:value-type="float" office:value="89" calcext:value-type="float">
            <text:p>89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龍成電氣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公有空間活化及公共廁所興建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3500" calcext:value-type="float">
            <text:p>3,500 </text:p>
          </table:table-cell>
          <table:table-cell table:style-name="ce10" office:value-type="float" office:value="1890" calcext:value-type="float">
            <text:p>1,89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營前里廣播設備功能改善</text:p>
          </table:table-cell>
          <table:table-cell table:style-name="ce9" office:value-type="string" office:string-value="下營區" calcext:value-type="string">
            <text:p><text:s/>下營區 </text:p>
          </table:table-cell>
          <table:table-cell table:number-columns-repeated="2" table:style-name="ce10" office:value-type="float" office:value="44" calcext:value-type="float">
            <text:p>4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龍安科技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化里活動中心整修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750" calcext:value-type="float">
            <text:p>750 </text:p>
          </table:table-cell>
          <table:table-cell table:style-name="ce10" office:value-type="float" office:value="363" calcext:value-type="float">
            <text:p>363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成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灣里購置廣播系統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70" calcext:value-type="float">
            <text:p>70 </text:p>
          </table:table-cell>
          <table:table-cell table:style-name="ce10" office:value-type="float" office:value="60" calcext:value-type="float">
            <text:p>6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金時代綜藝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雙春里里內道路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東拓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富強里活動中心設置混音器及電視設備計畫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number-columns-repeated="2" table:style-name="ce10" office:value-type="float" office:value="33" calcext:value-type="float">
            <text:p>33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米高梅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海南里活動中心設置投影機及銀幕設備計畫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99.061" calcext:value-type="float">
            <text:p>99 </text:p>
          </table:table-cell>
          <table:table-cell table:style-name="ce10" office:value-type="float" office:value="74" calcext:value-type="float">
            <text:p>7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學友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中沙里沙崙部落運動休閒廣場公廁修繕工程</text:p>
          </table:table-cell>
          <table:table-cell table:style-name="ce9" office:value-type="string" office:string-value="安定區" calcext:value-type="string">
            <text:p><text:s/>安定區 </text:p>
          </table:table-cell>
          <table:table-cell table:style-name="ce10" office:value-type="float" office:value="935.494" calcext:value-type="float">
            <text:p>935 </text:p>
          </table:table-cell>
          <table:table-cell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廣園工程興業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復興里復興路423巷道路改善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10" office:value-type="float" office:value="800" calcext:value-type="float">
            <text:p>8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億南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鹿田里中山堂修繕計畫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258" calcext:value-type="float">
            <text:p>258 </text:p>
          </table:table-cell>
          <table:table-cell table:style-name="ce10" office:value-type="float" office:value="220" calcext:value-type="float">
            <text:p>2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勇登工程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中興、興農活動中心內部設備增設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101.175" calcext:value-type="float">
            <text:p>101 </text:p>
          </table:table-cell>
          <table:table-cell table:style-name="ce10" office:value-type="float" office:value="96" calcext:value-type="float">
            <text:p>9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麥得森企業有限公司、駿安汽車裝潢行、全美裝潢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溪里轄內部落(二溪幹43)道路改善工程</text:p>
          </table:table-cell>
          <table:table-cell table:style-name="ce9" office:value-type="string" office:string-value="東山區" calcext:value-type="string">
            <text:p><text:s/>東山區 </text:p>
          </table:table-cell>
          <table:table-cell table:style-name="ce10" office:value-type="float" office:value="240" calcext:value-type="float">
            <text:p>240 </text:p>
          </table:table-cell>
          <table:table-cell table:style-name="ce10" office:value-type="float" office:value="174" calcext:value-type="float">
            <text:p>17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奕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臺南市佳里區海澄里南19線聚落集會場所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200" calcext:value-type="float">
            <text:p>200 </text:p>
          </table:table-cell>
          <table:table-cell table:style-name="ce10" office:value-type="float" office:value="150" calcext:value-type="float">
            <text:p>1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一信教育用品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蘆竹溝部落道路改善工程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number-columns-repeated="2"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世全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福安里15鄰長榮世紀住戶巷道路面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302.015" calcext:value-type="float">
            <text:p>302 </text:p>
          </table:table-cell>
          <table:table-cell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日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平安社區活動中心冷氣設備購置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172" calcext:value-type="float">
            <text:p>172 </text:p>
          </table:table-cell>
          <table:table-cell table:style-name="ce10" office:value-type="float" office:value="152" calcext:value-type="float">
            <text:p>152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琠石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龍潭里天壇廣場改善工程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880" calcext:value-type="float">
            <text:p>880 </text:p>
          </table:table-cell>
          <table:table-cell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宇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甲頂桃花源壁畫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172.8" calcext:value-type="float">
            <text:p>173 </text:p>
          </table:table-cell>
          <table:table-cell table:style-name="ce10" office:value-type="float" office:value="97" calcext:value-type="float">
            <text:p>97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英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埔里閒置空地雙人鞦韆採購</text:p>
          </table:table-cell>
          <table:table-cell table:style-name="ce9" office:value-type="string" office:string-value="歸仁區" calcext:value-type="string">
            <text:p><text:s/>歸仁區 </text:p>
          </table:table-cell>
          <table:table-cell table:style-name="ce10" office:value-type="float" office:value="42" calcext:value-type="float">
            <text:p>42 </text:p>
          </table:table-cell>
          <table:table-cell table:style-name="ce10" office:value-type="float" office:value="40" calcext:value-type="float">
            <text:p>4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築興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水仙里活動中心冷氣機購置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48" calcext:value-type="float">
            <text:p>4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三智電器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洲里辦公處申請活動中心購置投影機及布幕設備</text:p>
          </table:table-cell>
          <table:table-cell table:style-name="ce9" office:value-type="string" office:string-value="山上區" calcext:value-type="string">
            <text:p><text:s/>山上區 </text:p>
          </table:table-cell>
          <table:table-cell table:number-columns-repeated="2" table:style-name="ce10" office:value-type="float" office:value="46" calcext:value-type="float">
            <text:p>4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震旦行股份有限公司</text:p>
          </table:table-cell>
          <table:table-cell table:number-columns-repeated="16376"/>
        </table:table-row>
        <table:table-row table:style-name="ro11">
          <table:table-cell table:style-name="ce5" office:value-type="string" calcext:value-type="string">
            <text:p>開南里活動中心內部設備計畫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style-name="ce10" office:value-type="float" office:value="375.084" calcext:value-type="float">
            <text:p>375 </text:p>
          </table:table-cell>
          <table:table-cell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琠石企業社大源鋁門窗行、安德森企業有限公司、良崧有限公司、映城科技有限公司、一弘傢俱企業有限公司、太平舟國際企業股份有限公司、賀耀飲水設備有限公司、力歐辦公傢俱有限公司、連成晟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建南里鄰里溝渠及道路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220" calcext:value-type="float">
            <text:p>220 </text:p>
          </table:table-cell>
          <table:table-cell table:style-name="ce10" office:value-type="float" office:value="175" calcext:value-type="float">
            <text:p>17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崴盛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長安里中寮111-7號宅前路面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95" calcext:value-type="float">
            <text:p>95 </text:p>
          </table:table-cell>
          <table:table-cell table:style-name="ce10" office:value-type="float" office:value="94" calcext:value-type="float">
            <text:p>9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日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汴頭里辦公處廣播器工程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94.29" calcext:value-type="float">
            <text:p>94 </text:p>
          </table:table-cell>
          <table:table-cell table:style-name="ce10" office:value-type="float" office:value="94" calcext:value-type="float">
            <text:p>9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廣誠音響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港區劉厝里增設防水型增程直射擴音喇叭計畫</text:p>
          </table:table-cell>
          <table:table-cell table:style-name="ce9" office:value-type="string" office:string-value="西港區" calcext:value-type="string">
            <text:p><text:s/>西港區 </text:p>
          </table:table-cell>
          <table:table-cell table:style-name="ce10" office:value-type="float" office:value="99" calcext:value-type="float">
            <text:p>99 </text:p>
          </table:table-cell>
          <table:table-cell table:style-name="ce10" office:value-type="float" office:value="97" calcext:value-type="float">
            <text:p>97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招標" calcext:value-type="string">
            <text:p><text:s/>逕洽招標 </text:p>
          </table:table-cell>
          <table:table-cell table:style-name="ce5" office:value-type="string" calcext:value-type="string">
            <text:p>廣興通訊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社子里南119線旁產業道路排水溝改善工程</text:p>
          </table:table-cell>
          <table:table-cell table:style-name="ce9" office:value-type="string" office:string-value="官田區" calcext:value-type="string">
            <text:p><text:s/>官田區 </text:p>
          </table:table-cell>
          <table:table-cell table:number-columns-repeated="2"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崇文崇成里聯合活動中心增設1樓禮堂監視系統計畫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style-name="ce10" office:value-type="float" office:value="96.6" calcext:value-type="float">
            <text:p>97 </text:p>
          </table:table-cell>
          <table:table-cell table:style-name="ce10" office:value-type="float" office:value="94" calcext:value-type="float">
            <text:p>9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華泰國際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道里認養大道新城第五區南面入口二側空地辦理綠美化計畫</text:p>
          </table:table-cell>
          <table:table-cell table:style-name="ce9" office:value-type="string" office:string-value="北區" calcext:value-type="string">
            <text:p><text:s/>北區 </text:p>
          </table:table-cell>
          <table:table-cell table:style-name="ce10" office:value-type="float" office:value="98" calcext:value-type="float">
            <text:p>98 </text:p>
          </table:table-cell>
          <table:table-cell table:style-name="ce10" office:value-type="float" office:value="80" calcext:value-type="float">
            <text:p>8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金寶島園藝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淵東里活動中心裝設冷氣、節能扇及吊扇計畫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98" calcext:value-type="float">
            <text:p>98 </text:p>
          </table:table-cell>
          <table:table-cell table:style-name="ce10" office:value-type="float" office:value="95" calcext:value-type="float">
            <text:p>9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學友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崑山里活動中心4樓會議室設置音響設備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275.9" calcext:value-type="float">
            <text:p>276 </text:p>
          </table:table-cell>
          <table:table-cell table:style-name="ce10" office:value-type="float" office:value="95" calcext:value-type="float">
            <text:p>9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廣昕科技企業社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大智里活動中心裝設冷氣及吊扇計畫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style-name="ce10" office:value-type="float" office:value="99.2" calcext:value-type="float">
            <text:p>99 </text:p>
          </table:table-cell>
          <table:table-cell table:style-name="ce10" office:value-type="float" office:value="97.5" calcext:value-type="float">
            <text:p>9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明瑋營造有限公司</text:p>
            <text:p>大同電器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海南里活動中心購置移動式擴音機設備計畫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24.5" calcext:value-type="float">
            <text:p>2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學友企業社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菁豐里活動中心電力供應設備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86.415" calcext:value-type="float">
            <text:p>86 </text:p>
          </table:table-cell>
          <table:table-cell table:style-name="ce10" office:value-type="float" office:value="78" calcext:value-type="float">
            <text:p>7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龍成電氣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安里佳東路戶外集會廣場二期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210" calcext:value-type="float">
            <text:p>210 </text:p>
          </table:table-cell>
          <table:table-cell table:style-name="ce10" office:value-type="float" office:value="200" calcext:value-type="float">
            <text:p>2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大承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紙里綠57綠地庭園休閒椅購置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style-name="ce10" office:value-type="float" office:value="57.6" calcext:value-type="float">
            <text:p>58 </text:p>
          </table:table-cell>
          <table:table-cell table:style-name="ce10" office:value-type="float" office:value="57" calcext:value-type="float">
            <text:p>57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豐達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埔里辦公處增設廣播器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number-columns-repeated="2" table:style-name="ce10" office:value-type="float" office:value="56" calcext:value-type="float">
            <text:p>5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龍安科技有限公司</text:p>
          </table:table-cell>
          <table:table-cell table:number-columns-repeated="16376"/>
        </table:table-row>
        <table:table-row table:style-name="ro10">
          <table:table-cell table:style-name="ce5" office:value-type="string" calcext:value-type="string">
            <text:p>仁里里活動中心充實設備計畫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style-name="ce10" office:value-type="float" office:value="657.472" calcext:value-type="float">
            <text:p>657 </text:p>
          </table:table-cell>
          <table:table-cell table:style-name="ce10" office:value-type="float" office:value="620" calcext:value-type="float">
            <text:p>6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巧意辦公傢具有限公司、巨將通訊工程行、竣將企業有限公司、尚真事業有限公司、大同綜合訊電股份有限公司、上格裝潢行、邑匠廣告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北灣里活動中心修繕工程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550" calcext:value-type="float">
            <text:p>550 </text:p>
          </table:table-cell>
          <table:table-cell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凌順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頂廍里社區聚落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308" calcext:value-type="float">
            <text:p>308 </text:p>
          </table:table-cell>
          <table:table-cell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102-平安寺聯外道路照明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number-columns-repeated="2" table:style-name="ce10" office:value-type="float" office:value="35" calcext:value-type="float">
            <text:p>3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協益水電行</text:p>
          </table:table-cell>
          <table:table-cell table:number-columns-repeated="16376"/>
        </table:table-row>
        <table:table-row table:style-name="ro7">
          <table:table-cell table:style-name="ce5" office:value-type="string" calcext:value-type="string">
            <text:p>磚井里活動中心內外部整修工程</text:p>
          </table:table-cell>
          <table:table-cell table:style-name="ce9" office:value-type="string" office:string-value="麻豆區" calcext:value-type="string">
            <text:p><text:s/>麻豆區 </text:p>
          </table:table-cell>
          <table:table-cell table:style-name="ce10" office:value-type="float" office:value="422.516" calcext:value-type="float">
            <text:p>423 </text:p>
          </table:table-cell>
          <table:table-cell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承裕企業社、建發疊席傢俱公司、五王企業社、捷發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崇文崇成里聯合活動中心2樓開放空間購置冷氣計畫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style-name="ce10" office:value-type="float" office:value="674.68" calcext:value-type="float">
            <text:p>675 </text:p>
          </table:table-cell>
          <table:table-cell table:style-name="ce10" office:value-type="float" office:value="670" calcext:value-type="float">
            <text:p>67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東元電機股份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永隆里活動中心整修及廣播設備改善計畫</text:p>
          </table:table-cell>
          <table:table-cell table:style-name="ce9" office:value-type="string" office:string-value="北門區" calcext:value-type="string">
            <text:p><text:s/>北門區 </text:p>
          </table:table-cell>
          <table:table-cell table:style-name="ce10" office:value-type="float" office:value="47.47" calcext:value-type="float">
            <text:p>47 </text:p>
          </table:table-cell>
          <table:table-cell table:style-name="ce10" office:value-type="float" office:value="46" calcext:value-type="float">
            <text:p>46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聯合電視音響服務所、佳明水電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嘉苳里3鄰38號旁道路排水溝改善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369.7" calcext:value-type="float">
            <text:p>370 </text:p>
          </table:table-cell>
          <table:table-cell table:style-name="ce10" office:value-type="float" office:value="334" calcext:value-type="float">
            <text:p>334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奕昌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土庫里復興宮旁增設體健設施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豐達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坪里鳥仔竂公墓道路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number-columns-repeated="2" table:style-name="ce10" office:value-type="float" office:value="550" calcext:value-type="float">
            <text:p>5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新志發營造有限公司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大農里(義士路一段343巷)庄內排水及路面改善工程計畫</text:p>
          </table:table-cell>
          <table:table-cell table:style-name="ce9" office:value-type="string" office:string-value="柳營區" calcext:value-type="string">
            <text:p><text:s/>柳營區 </text:p>
          </table:table-cell>
          <table:table-cell table:style-name="ce10" office:value-type="float" office:value="660" calcext:value-type="float">
            <text:p>660 </text:p>
          </table:table-cell>
          <table:table-cell table:style-name="ce10" office:value-type="float" office:value="645" calcext:value-type="float">
            <text:p>64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calcext:value-type="string">
            <text:p>公開招標</text:p>
            <text:p> 逕洽廠商</text:p>
          </table:table-cell>
          <table:table-cell table:style-name="ce5" office:value-type="string" calcext:value-type="string">
            <text:p>億興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和里「里民廣場改善工程」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style-name="ce10" office:value-type="float" office:value="1150.998" calcext:value-type="float">
            <text:p>1,151 </text:p>
          </table:table-cell>
          <table:table-cell table:style-name="ce10" office:value-type="float" office:value="850" calcext:value-type="float">
            <text:p>8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和晟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進學里辦公處於大南、進學里活動中心購置會議椅及洗手台計畫</text:p>
          </table:table-cell>
          <table:table-cell table:style-name="ce9" office:value-type="string" office:string-value="中西區" calcext:value-type="string">
            <text:p><text:s/>中西區 </text:p>
          </table:table-cell>
          <table:table-cell table:style-name="ce10" office:value-type="float" office:value="84.6" calcext:value-type="float">
            <text:p>85 </text:p>
          </table:table-cell>
          <table:table-cell table:style-name="ce10" office:value-type="float" office:value="80" calcext:value-type="float">
            <text:p>8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柏登企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永就里番子寮活動中心購置55吋液晶電視計畫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33" calcext:value-type="float">
            <text:p>33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益揚電器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安東里「安和路一段478巷2弄路面改善工程」計畫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亨勝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後宅里7鄰後寮62-1號前道路改善工程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顏格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南雄路一段422巷36號旁排水溝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320" calcext:value-type="float">
            <text:p>320 </text:p>
          </table:table-cell>
          <table:table-cell table:style-name="ce10" office:value-type="float" office:value="280" calcext:value-type="float">
            <text:p>28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興南里臨時活動中心工程計畫</text:p>
          </table:table-cell>
          <table:table-cell table:style-name="ce9" office:value-type="string" office:string-value="北區" calcext:value-type="string">
            <text:p><text:s/>北區 </text:p>
          </table:table-cell>
          <table:table-cell table:style-name="ce10" office:value-type="float" office:value="1370.189" calcext:value-type="float">
            <text:p>1,370 </text:p>
          </table:table-cell>
          <table:table-cell table:style-name="ce10" office:value-type="float" office:value="900" calcext:value-type="float">
            <text:p>9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美邦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六合里活動中心二樓隔間工程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1151.703" calcext:value-type="float">
            <text:p>1,152 </text:p>
          </table:table-cell>
          <table:table-cell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中洲里巷道路面改善工程</text:p>
          </table:table-cell>
          <table:table-cell table:style-name="ce9" office:value-type="string" office:string-value="學甲區" calcext:value-type="string">
            <text:p><text:s/>學甲區 </text:p>
          </table:table-cell>
          <table:table-cell table:style-name="ce10" office:value-type="float" office:value="1288" calcext:value-type="float">
            <text:p>1,288 </text:p>
          </table:table-cell>
          <table:table-cell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田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北里民生路部分巷道AC路面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style-name="ce10" office:value-type="float" office:value="963.2" calcext:value-type="float">
            <text:p>963 </text:p>
          </table:table-cell>
          <table:table-cell table:style-name="ce10" office:value-type="float" office:value="945" calcext:value-type="float">
            <text:p>94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金定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埔里坪頂擋土牆興建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930" calcext:value-type="float">
            <text:p>930 </text:p>
          </table:table-cell>
          <table:table-cell table:style-name="ce10" office:value-type="float" office:value="553" calcext:value-type="float">
            <text:p>553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明耀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三和里巷弄道路改善工程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style-name="ce10" office:value-type="float" office:value="1800" calcext:value-type="float">
            <text:p>1,800 </text:p>
          </table:table-cell>
          <table:table-cell table:style-name="ce10" office:value-type="float" office:value="888" calcext:value-type="float">
            <text:p>88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土崎里外考潭巷道改善工程</text:p>
          </table:table-cell>
          <table:table-cell table:style-name="ce9" office:value-type="string" office:string-value="龍崎區" calcext:value-type="string">
            <text:p><text:s/>龍崎區 </text:p>
          </table:table-cell>
          <table:table-cell table:style-name="ce10" office:value-type="float" office:value="550" calcext:value-type="float">
            <text:p>550 </text:p>
          </table:table-cell>
          <table:table-cell table:style-name="ce10" office:value-type="float" office:value="400" calcext:value-type="float">
            <text:p>4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中山路一段239巷周邊路面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505" calcext:value-type="float">
            <text:p>505 </text:p>
          </table:table-cell>
          <table:table-cell table:style-name="ce10" office:value-type="float" office:value="240" calcext:value-type="float">
            <text:p>24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102-楠西里媽祖公園改善工程</text:p>
          </table:table-cell>
          <table:table-cell table:style-name="ce9" office:value-type="string" office:string-value="楠西區" calcext:value-type="string">
            <text:p><text:s/>楠西區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10" office:value-type="float" office:value="750" calcext:value-type="float">
            <text:p>7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嘉田嘉民聯合活動中心冷氣設備購置工程</text:p>
          </table:table-cell>
          <table:table-cell table:style-name="ce9" office:value-type="string" office:string-value="後壁區" calcext:value-type="string">
            <text:p><text:s/>後壁區 </text:p>
          </table:table-cell>
          <table:table-cell table:style-name="ce10" office:value-type="float" office:value="840" calcext:value-type="float">
            <text:p>840 </text:p>
          </table:table-cell>
          <table:table-cell table:style-name="ce10" office:value-type="float" office:value="810" calcext:value-type="float">
            <text:p>81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八ㄚ旺實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大南里辦公處於大南、進學里活動中心購置音響設施計畫</text:p>
          </table:table-cell>
          <table:table-cell table:style-name="ce9" office:value-type="string" office:string-value="中西區" calcext:value-type="string">
            <text:p><text:s/>中西區 </text:p>
          </table:table-cell>
          <table:table-cell table:style-name="ce10" office:value-type="float" office:value="39.5" calcext:value-type="float">
            <text:p>40 </text:p>
          </table:table-cell>
          <table:table-cell table:style-name="ce10" office:value-type="float" office:value="35" calcext:value-type="float">
            <text:p>35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尚真事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新光里中山堂購置冷氣計畫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243.352" calcext:value-type="float">
            <text:p>243 </text:p>
          </table:table-cell>
          <table:table-cell table:style-name="ce10" office:value-type="float" office:value="120" calcext:value-type="float">
            <text:p>1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華菱開發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田里增設廣播系統計畫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97.125" calcext:value-type="float">
            <text:p>97 </text:p>
          </table:table-cell>
          <table:table-cell table:style-name="ce10" office:value-type="float" office:value="90" calcext:value-type="float">
            <text:p>9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華信通訊電子工程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鹽行里活動中心周邊設置健身設施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98" calcext:value-type="float">
            <text:p>98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福田工程行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安南區梅花里活動中心設置投影設備、冷氣及窗簾布幕計畫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style-name="ce10" office:value-type="float" office:value="222.522" calcext:value-type="float">
            <text:p>223 </text:p>
          </table:table-cell>
          <table:table-cell table:style-name="ce10" office:value-type="float" office:value="210" calcext:value-type="float">
            <text:p>21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calcext:value-type="string">
            <text:p>共同供應契約</text:p>
            <text:p> 逕洽廠商</text:p>
          </table:table-cell>
          <table:table-cell table:style-name="ce5" office:value-type="string" calcext:value-type="string">
            <text:p>富麗電器行、學友企業社、藝城裝潢行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漳洲里聚落排水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number-columns-repeated="2" table:style-name="ce10" office:value-type="float" office:value="1400" calcext:value-type="float">
            <text:p>1,4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尚頂里中華路912巷等處排水改善工程計畫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style-name="ce10" office:value-type="float" office:value="700.7" calcext:value-type="float">
            <text:p>701 </text:p>
          </table:table-cell>
          <table:table-cell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英宏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安西里育善街233巷及忠孝路279巷週邊側溝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650" calcext:value-type="float">
            <text:p>650 </text:p>
          </table:table-cell>
          <table:table-cell table:style-name="ce10" office:value-type="float" office:value="350" calcext:value-type="float">
            <text:p>3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佳里區鎮山里仁愛路老舊巷道改善工程</text:p>
          </table:table-cell>
          <table:table-cell table:style-name="ce9" office:value-type="string" office:string-value="佳里區" calcext:value-type="string">
            <text:p><text:s/>佳里區 </text:p>
          </table:table-cell>
          <table:table-cell table:style-name="ce10" office:value-type="float" office:value="500" calcext:value-type="float">
            <text:p>500 </text:p>
          </table:table-cell>
          <table:table-cell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將軍區下口寮道路側溝改善工程</text:p>
          </table:table-cell>
          <table:table-cell table:style-name="ce9" office:value-type="string" office:string-value="將軍區" calcext:value-type="string">
            <text:p><text:s/>將軍區 </text:p>
          </table:table-cell>
          <table:table-cell table:style-name="ce10" office:value-type="float" office:value="693" calcext:value-type="float">
            <text:p>693 </text:p>
          </table:table-cell>
          <table:table-cell table:style-name="ce10" office:value-type="float" office:value="300" calcext:value-type="float">
            <text:p>3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護鎮里轄內AC路面改善工程</text:p>
          </table:table-cell>
          <table:table-cell table:style-name="ce9" office:value-type="string" office:string-value="新營區" calcext:value-type="string">
            <text:p><text:s/>新營區 </text:p>
          </table:table-cell>
          <table:table-cell table:number-columns-repeated="2" table:style-name="ce10" office:value-type="float" office:value="1000" calcext:value-type="float">
            <text:p>1,00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「崁頭里南101線往竹圍(瓦磘高幹68B1)旁部落道路改善工程」</text:p>
          </table:table-cell>
          <table:table-cell table:style-name="ce9" office:value-type="string" office:string-value="白河區" calcext:value-type="string">
            <text:p><text:s/>白河區 </text:p>
          </table:table-cell>
          <table:table-cell table:style-name="ce10" office:value-type="float" office:value="147.925" calcext:value-type="float">
            <text:p>148 </text:p>
          </table:table-cell>
          <table:table-cell table:style-name="ce10" office:value-type="float" office:value="147" calcext:value-type="float">
            <text:p>147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上崙里中正路一段766巷25弄道路側溝改善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850" calcext:value-type="float">
            <text:p>85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北寮里鄰里道路改善工程</text:p>
          </table:table-cell>
          <table:table-cell table:style-name="ce9" office:value-type="string" office:string-value="南化區" calcext:value-type="string">
            <text:p><text:s/>南化區 </text:p>
          </table:table-cell>
          <table:table-cell table:style-name="ce10" office:value-type="float" office:value="339.5" calcext:value-type="float">
            <text:p>340 </text:p>
          </table:table-cell>
          <table:table-cell table:style-name="ce10" office:value-type="float" office:value="309" calcext:value-type="float">
            <text:p>309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北勢里仁愛路路面改善工程</text:p>
          </table:table-cell>
          <table:table-cell table:style-name="ce9" office:value-type="string" office:string-value="關廟區" calcext:value-type="string">
            <text:p><text:s/>關廟區 </text:p>
          </table:table-cell>
          <table:table-cell table:style-name="ce10" office:value-type="float" office:value="1450" calcext:value-type="float">
            <text:p>1,450 </text:p>
          </table:table-cell>
          <table:table-cell table:style-name="ce10" office:value-type="float" office:value="420" calcext:value-type="float">
            <text:p>420 </text:p>
          </table:table-cell>
          <table:table-cell table:style-name="ce5" office:value-type="string" calcext:value-type="string">
            <text:p>建築及設備</text:p>
          </table:table-cell>
          <table:table-cell table:style-name="ce9" office:value-type="string" office:string-value="民政局" calcext:value-type="string">
            <text:p><text:s/>民政局 </text:p>
          </table:table-cell>
          <table:table-cell table:style-name="ce9" office:value-type="string" office:string-value="辦理發包中" calcext:value-type="string">
            <text:p><text:s/>辦理發包中 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 office:value-type="string" calcext:value-type="string">
            <text:p>校舍屋瓦、牆面磁磚填縫、地磚及欄杆整修工程</text:p>
          </table:table-cell>
          <table:table-cell table:style-name="ce9" office:value-type="string" office:string-value="安南區" calcext:value-type="string">
            <text:p><text:s/>安南區 </text:p>
          </table:table-cell>
          <table:table-cell table:number-columns-repeated="2" table:style-name="ce10" office:value-type="float" office:value="3170" calcext:value-type="float">
            <text:p>3,170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輝丞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和平樓外牆整修工程</text:p>
          </table:table-cell>
          <table:table-cell table:style-name="ce9" office:value-type="string" office:string-value="東區" calcext:value-type="string">
            <text:p><text:s/>東區 </text:p>
          </table:table-cell>
          <table:table-cell table:style-name="ce10" office:value-type="float" office:value="2462.948" calcext:value-type="float">
            <text:p>2,463 </text:p>
          </table:table-cell>
          <table:table-cell table:style-name="ce10" office:value-type="float" office:value="2460" calcext:value-type="float">
            <text:p>2,460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遠鴻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校園防汛填土，排水景觀綠美化暨校門重建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style-name="ce10" office:value-type="float" office:value="6605" calcext:value-type="float">
            <text:p>6,605 </text:p>
          </table:table-cell>
          <table:table-cell table:style-name="ce10" office:value-type="float" office:value="4830" calcext:value-type="float">
            <text:p>4,830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華光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校門圍牆及校園前庭地坪整建工程</text:p>
          </table:table-cell>
          <table:table-cell table:style-name="ce9" office:value-type="string" office:string-value="新市區" calcext:value-type="string">
            <text:p><text:s/>新市區 </text:p>
          </table:table-cell>
          <table:table-cell table:number-columns-repeated="2" table:style-name="ce10" office:value-type="float" office:value="5586" calcext:value-type="float">
            <text:p>5,586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樺咏土木包工業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屋頂防水整修工程</text:p>
          </table:table-cell>
          <table:table-cell table:style-name="ce9" office:value-type="string" office:string-value="仁德區" calcext:value-type="string">
            <text:p><text:s/>仁德區 </text:p>
          </table:table-cell>
          <table:table-cell table:number-columns-repeated="2" table:style-name="ce10" office:value-type="float" office:value="2988" calcext:value-type="float">
            <text:p>2,988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柏億營造股份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洗手檯整修工程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美邦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籃球隊宿舍整修工程</text:p>
          </table:table-cell>
          <table:table-cell table:style-name="ce9" office:value-type="string" office:string-value="永康區" calcext:value-type="string">
            <text:p><text:s/>永康區 </text:p>
          </table:table-cell>
          <table:table-cell table:number-columns-repeated="2" table:style-name="ce10" office:value-type="float" office:value="4155" calcext:value-type="float">
            <text:p>4,155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熊建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活動中心地板整修</text:p>
          </table:table-cell>
          <table:table-cell table:style-name="ce9" office:value-type="string" office:string-value="鹽水區" calcext:value-type="string">
            <text:p><text:s/>鹽水區 </text:p>
          </table:table-cell>
          <table:table-cell table:number-columns-repeated="2" table:style-name="ce10" office:value-type="float" office:value="600" calcext:value-type="float">
            <text:p>600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聯韋樹脂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西棟教室及活動中心整建</text:p>
          </table:table-cell>
          <table:table-cell table:style-name="ce9" office:value-type="string" office:string-value="南區" calcext:value-type="string">
            <text:p><text:s/>南區 </text:p>
          </table:table-cell>
          <table:table-cell table:number-columns-repeated="2" table:style-name="ce10" office:value-type="float" office:value="1205.052" calcext:value-type="float">
            <text:p>1,205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鴻誌營造有限公司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校舍整建</text:p>
          </table:table-cell>
          <table:table-cell table:style-name="ce9" office:value-type="string" office:string-value="左鎮區" calcext:value-type="string">
            <text:p><text:s/>左鎮區 </text:p>
          </table:table-cell>
          <table:table-cell table:number-columns-repeated="2" table:style-name="ce10" office:value-type="float" office:value="700" calcext:value-type="float">
            <text:p>700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永成土木包工業</text:p>
          </table:table-cell>
          <table:table-cell table:number-columns-repeated="16376"/>
        </table:table-row>
        <table:table-row table:style-name="ro5">
          <table:table-cell table:style-name="ce5" office:value-type="string" calcext:value-type="string">
            <text:p>停車場周邊改善</text:p>
          </table:table-cell>
          <table:table-cell table:style-name="ce9" office:value-type="string" office:string-value="玉井區" calcext:value-type="string">
            <text:p><text:s/>玉井區 </text:p>
          </table:table-cell>
          <table:table-cell table:number-columns-repeated="2" table:style-name="ce10" office:value-type="float" office:value="2920" calcext:value-type="float">
            <text:p>2,920 </text:p>
          </table:table-cell>
          <table:table-cell table:style-name="ce5" office:value-type="string" calcext:value-type="string">
            <text:p>營建及修建工程計畫</text:p>
          </table:table-cell>
          <table:table-cell table:style-name="ce9" office:value-type="string" office:string-value="教育局" calcext:value-type="string">
            <text:p><text:s/>教育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通友營造股份有限公司</text:p>
          </table:table-cell>
          <table:table-cell table:number-columns-repeated="16376"/>
        </table:table-row>
        <table:table-row table:style-name="ro5">
          <table:table-cell table:style-name="ce5"/>
          <table:table-cell table:style-name="ce9"/>
          <table:table-cell table:style-name="ce10" table:number-columns-repeated="2"/>
          <table:table-cell table:style-name="ce5"/>
          <table:table-cell table:style-name="ce9" table:number-columns-repeated="2"/>
          <table:table-cell table:style-name="ce5"/>
          <table:table-cell table:number-columns-repeated="16376"/>
        </table:table-row>
        <table:table-row table:style-name="ro12">
          <table:table-cell table:style-name="ce6" table:number-columns-spanned="2" table:number-rows-spanned="1"/>
          <table:covered-table-cell table:style-name="ce6"/>
          <table:table-cell table:style-name="ce10" table:formula="of:=SUM([.C6:.C1349])" office:value-type="float" office:value="997400.479" calcext:value-type="float">
            <text:p>997,400 </text:p>
          </table:table-cell>
          <table:table-cell table:style-name="ce10" table:formula="of:=SUM([.D6:.D1349])" office:value-type="float" office:value="851682.898" calcext:value-type="float">
            <text:p>851,683 </text:p>
          </table:table-cell>
          <table:table-cell table:style-name="ce13" table:number-columns-repeated="3"/>
          <table:table-cell table:style-name="ce5"/>
          <table:table-cell table:number-columns-repeated="16376"/>
        </table:table-row>
        <table:table-row table:style-name="ro13" table:number-rows-repeated="2">
          <table:table-cell table:number-columns-repeated="16384"/>
        </table:table-row>
        <table:table-row table:style-name="ro5" table:number-rows-repeated="1047223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Excel_BuiltIn_Print_Titles" table:base-cell-address="$議員4.$A$1" table:cell-range-address="$議員4.$A$1:.$XFD$5" table:range-usable-as="repeat-column repeat-row"/>
          <table:named-range table:name="Excel_BuiltIn__FilterDatabase" table:base-cell-address="$議員4.$A$1" table:cell-range-address="$議員4.$A$1:.$H$1348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思源黑體 TW" svg:font-family="'思源黑體 TW'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蘋方-繁" style:language-asian="zh" style:country-asian="TW" style:font-name-complex="思源黑體 TW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$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>NT$</number:text>
      <number:number number:decimal-places="0" number:min-decimal-places="0" number:min-integer-digits="1" number:grouping="true"/>
    </number:number-style>
    <number:number-style style:name="N157">
      <number:text>-NT$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number:min-decimal-places="2" number:min-integer-digits="1" number:grouping="true"/>
    </number:number-style>
    <number:number-style style:name="N159">
      <number:text>-NT$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text> NT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NT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NT$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NT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NT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NT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number:min-decimal-places="0" number:min-integer-digits="1" number:grouping="true"/>
      <number:text> </number:text>
    </number:number-style>
    <number:percentage-style style:name="N170">
      <number:number number:decimal-places="1" number:min-decimal-places="1" number:min-integer-digits="1"/>
      <number:text>%</number:text>
    </number:percentage-style>
    <number:number-style style:name="N171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1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 number:grouping="true"/>
      <number:text> </number:text>
    </number:number-style>
    <number:number-style style:name="N173">
      <number:number number:decimal-places="2" number:min-decimal-places="2" number:min-integer-digits="1" number:grouping="true"/>
      <number:text> </number:text>
    </number:number-style>
    <number:number-style style:name="N174">
      <number:number number:decimal-places="3" number:min-decimal-places="3" number:min-integer-digits="1" number:grouping="true"/>
      <number:text> </number:text>
    </number:number-style>
    <number:number-style style:name="N175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number:min-decimal-places="4" number:min-integer-digits="1" number:grouping="true"/>
      <number:text> </number:text>
    </number:number-style>
    <number:number-style style:name="N177">
      <number:number number:decimal-places="2" number:min-decimal-places="2" number:min-integer-digits="1" number:grouping="true" number:display-factor="1000"/>
    </number:number-style>
    <number:number-style style:name="N178">
      <number:number number:decimal-places="2" number:min-decimal-places="2" number:min-integer-digits="1" number:grouping="true" number:display-factor="1000"/>
      <number:text> </number:text>
    </number:number-style>
    <number:number-style style:name="N179">
      <number:number number:decimal-places="3" number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number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number:min-decimal-places="3" number:min-integer-digits="1" number:grouping="true" number:display-factor="1000"/>
    </number:number-style>
    <number:number-style style:name="N182">
      <number:number number:decimal-places="1" number:min-decimal-places="1" number:min-integer-digits="1" number:grouping="true" number:display-factor="1000"/>
    </number:number-style>
    <number:number-style style:name="N183">
      <number:number number:decimal-places="0" number:min-decimal-places="0" number:min-integer-digits="1" number:grouping="true" number:display-factor="1000"/>
    </number:number-style>
    <number:number-style style:name="N184P0" style:volatile="true">
      <number:number number:decimal-places="0" number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number:min-decimal-places="1" number:min-integer-digits="1"/>
      <number:text> </number:text>
    </number:number-style>
    <number:number-style style:name="N186P0" style:volatile="true">
      <number:number number:decimal-places="1" number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7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7P2" style:volatile="true">
      <number:text> </number:text>
      <number:fill-character> </number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number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89P0"/>
    </number:number-style>
    <number:date-style style:name="N190">
      <number:text>B2</number:text>
      <number:day/>
      <number:text>-</number:text>
      <number:month number:textual="true"/>
    </number:date-style>
    <number:date-style style:name="N191">
      <number:text>B2</number:text>
      <number:year number:style="long"/>
      <number:text>/</number:text>
      <number:month/>
      <number:text>/</number:text>
      <number:day/>
    </number:date-style>
    <number:number-style style:name="N192">
      <number:number number:decimal-places="2" number:min-decimal-places="2" number:min-integer-digits="1"/>
      <number:text> </number:text>
    </number:number-style>
    <number:number-style style:name="N193">
      <number:number number:decimal-places="3" number:min-decimal-places="3" number:min-integer-digits="1"/>
      <number:text> </number:text>
    </number:number-style>
    <number:number-style style:name="N194">
      <number:number number:decimal-places="4" number:min-decimal-places="4" number:min-integer-digits="1"/>
      <number:text> </number:text>
    </number:number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196P0" style:volatile="true">
      <number:number number:decimal-places="3" number:min-decimal-places="3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4" number:min-decimal-places="4" number:min-integer-digits="1" number:grouping="true"/>
      <number:text> </number:text>
    </number:number-style>
    <number:number-style style:name="N197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3" number:min-decimal-places="3" number:min-integer-digits="1"/>
      <number:text> </number:text>
    </number:number-style>
    <number:number-style style:name="N198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98P0"/>
    </number:number-style>
    <number:number-style style:name="N199">
      <number:number number:decimal-places="0" number:min-decimal-places="0" number:min-integer-digits="2"/>
    </number:number-style>
    <number:number-style style:name="N200">
      <number:number number:decimal-places="0" number:min-decimal-places="0" number:min-integer-digits="1"/>
      <number:text> </number:text>
    </number:number-style>
    <number:number-style style:name="N201P0" style:volatile="true">
      <number:number number:decimal-places="0" number:min-decimal-places="0" number:min-integer-digits="1"/>
      <number:text> </number:text>
    </number:number-style>
    <number:number-style style:name="N201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201P0"/>
    </number:number-style>
    <number:number-style style:name="N202P0" style:volatile="true"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02P0"/>
    </number:number-style>
    <number:number-style style:name="N203">
      <number:number number:decimal-places="0" number:min-decimal-places="0" number:min-integer-digits="3"/>
    </number:number-style>
    <number:number-style style:name="N204">
      <number:number number:decimal-places="3" number:min-decimal-places="3" number:min-integer-digits="1" number:grouping="true"/>
    </number:number-style>
    <number:date-style style:name="N205">
      <number:month/>
      <number:text>月</number:text>
      <number:day/>
      <number:text>日</number:text>
    </number:date-style>
    <number:number-style style:name="N206P0" style:volatile="true">
      <number:number number:decimal-places="1" number:min-decimal-places="1" number:min-integer-digits="1"/>
      <number:text> </number:text>
    </number:number-style>
    <number:number-style style:name="N206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206P0"/>
    </number:number-style>
    <number:number-style style:name="N20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0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Excel_5f_BuiltIn_5f_20_25__20_-_20_輔色1" style:display-name="Excel_BuiltIn_20% - 輔色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2" style:display-name="Excel_BuiltIn_20% - 輔色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3" style:display-name="Excel_BuiltIn_20% - 輔色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4" style:display-name="Excel_BuiltIn_20% - 輔色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5" style:display-name="Excel_BuiltIn_20% - 輔色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6" style:display-name="Excel_BuiltIn_20% - 輔色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1" style:display-name="Excel_BuiltIn_40% - 輔色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2" style:display-name="Excel_BuiltIn_40% - 輔色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3" style:display-name="Excel_BuiltIn_40% - 輔色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4" style:display-name="Excel_BuiltIn_40% - 輔色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5" style:display-name="Excel_BuiltIn_40% - 輔色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6" style:display-name="Excel_BuiltIn_40% - 輔色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1" style:display-name="Excel_BuiltIn_60% - 輔色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2" style:display-name="Excel_BuiltIn_60% - 輔色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3" style:display-name="Excel_BuiltIn_60% - 輔色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4" style:display-name="Excel_BuiltIn_60% - 輔色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5" style:display-name="Excel_BuiltIn_60% - 輔色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6" style:display-name="Excel_BuiltIn_60% - 輔色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中等" style:display-name="Excel_BuiltIn_中等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備註" style:display-name="Excel_BuiltIn_備註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合計" style:display-name="Excel_BuiltIn_合計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壞" style:display-name="Excel_BuiltIn_壞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標題" style:display-name="Excel_BuiltIn_標題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Excel_5f_BuiltIn_5f_標題_20_1" style:display-name="Excel_BuiltIn_標題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Excel_5f_BuiltIn_5f_標題_20_2" style:display-name="Excel_BuiltIn_標題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Excel_5f_BuiltIn_5f_標題_20_3" style:display-name="Excel_BuiltIn_標題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Excel_5f_BuiltIn_5f_標題_20_4" style:display-name="Excel_BuiltIn_標題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Excel_5f_BuiltIn_5f_檢查儲存格" style:display-name="Excel_BuiltIn_檢查儲存格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計算方式" style:display-name="Excel_BuiltIn_計算方式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說明文字" style:display-name="Excel_BuiltIn_說明文字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Excel_5f_BuiltIn_5f_警告文字" style:display-name="Excel_BuiltIn_警告文字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1" style:display-name="Excel_BuiltIn_輔色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2" style:display-name="Excel_BuiltIn_輔色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3" style:display-name="Excel_BuiltIn_輔色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4" style:display-name="Excel_BuiltIn_輔色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5" style:display-name="Excel_BuiltIn_輔色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6" style:display-name="Excel_BuiltIn_輔色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輸入" style:display-name="Excel_BuiltIn_輸入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輸出" style:display-name="Excel_BuiltIn_輸出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連結的儲存格" style:display-name="Excel_BuiltIn_連結的儲存格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1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4" style:display-name="一般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5" style:display-name="一般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family="標楷體" style:font-family-generic="script" fo:font-size="11pt" fo:font-style="normal" fo:text-shadow="none" style:text-underline-style="none" fo:font-weight="normal" style:font-name-asian="標楷體" style:font-family-asian="標楷體" style:font-family-generic-asian="script" style:font-size-asian="11pt" style:font-style-asian="normal" style:font-weight-asian="normal" style:font-size-complex="11pt" style:font-style-complex="normal" style:font-weight-complex="normal"/>
    </style:style>
    <style:style style:name="一般_20_6" style:display-name="一般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family="標楷體" style:font-family-generic="script" fo:font-size="11pt" fo:font-style="normal" fo:text-shadow="none" style:text-underline-style="none" fo:font-weight="normal" style:font-name-asian="標楷體" style:font-family-asian="標楷體" style:font-family-generic-asian="script" style:font-size-asian="11pt" style:font-style-asian="normal" style:font-weight-asian="normal" style:font-size-complex="11pt" style:font-style-complex="normal" style:font-weight-complex="normal"/>
    </style:style>
    <style:style style:name="一般_5f__24__24__24__24_97_7e_98" style:display-name="一般_$$$$97~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一般_5f_102年度考核報表-空白表" style:display-name="一般_102年度考核報表-空白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071cm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cm" fo:margin-right="0cm" style:first-page-number="continue" style:scale-to="8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<text:s/></text:span><text:span text:style-name="MT1">頁，共 </text:span><text:span text:style-name="MT1"><text:page-count>99</text:page-count></text:span><text:span text:style-name="MT1"><text:s/>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<text:s/></text:span><text:span text:style-name="MT1">頁，共 </text:span><text:span text:style-name="MT1"><text:page-count>99</text:page-count></text:span><text:span text:style-name="MT1"><text:s/></text:span><text:span text:style-name="MT1">頁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creation-date>2013-01-21T10:59:26</meta:creation-date>
    <dc:creator>主計處</dc:creator>
    <dc:date>2025-01-02T16:30:02</dc:date>
    <meta:print-date>2014-02-19T16:36:20</meta:print-date>
    <meta:document-statistic meta:table-count="1" meta:cell-count="10436" meta:object-count="0"/>
    <meta:generator>MODA_ODF_Application_Tools_3.5.4/3.5.4$Windows_X86_64 LibreOffice_project/26197fec677a214f4a49adfe2c31ece3e6a76cc0</meta:generator>
  </office:meta>
</office:document-meta>
</file>